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Liberation Serif2" svg:font-family="'Liberation Serif'" style:font-pitch="variable"/>
    <style:font-face style:name="Mangal2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3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7044a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9d290" style:letter-kerning="true" style:font-name-asian="メイリオ1" style:font-size-asian="11pt" style:font-style-asian="normal" style:font-weight-asian="normal" style:text-emphasize="none"/>
    </style:style>
    <style:style style:name="P6" style:family="paragraph" style:parent-style-name="Text_20_body">
      <style:paragraph-properties fo:break-before="page">
        <style:tab-stops>
          <style:tab-stop style:position="12.291cm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dfc24" style:letter-kerning="true" style:font-name-asian="メイリオ1" style:font-size-asian="11pt" style:font-style-asian="normal" style:font-weight-asian="normal" style:text-emphasize="none"/>
    </style:style>
    <style:style style:name="P7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8" style:family="paragraph" style:parent-style-name="Standard">
      <style:paragraph-properties fo:break-before="page">
        <style:tab-stops>
          <style:tab-stop style:position="0cm"/>
          <style:tab-stop style:position="1.406cm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9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10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7caea" style:letter-kerning="true" style:font-name-asian="メイリオ1" style:font-size-asian="11pt" style:font-style-asian="normal" style:font-weight-asian="normal" style:text-emphasize="none"/>
    </style:style>
    <style:style style:name="P11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3bcc9" style:letter-kerning="true" style:font-name-asian="メイリオ1" style:font-size-asian="11pt" style:font-style-asian="normal" style:font-weight-asian="normal" style:text-emphasize="none"/>
    </style:style>
    <style:style style:name="P12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94814" style:letter-kerning="true" style:font-name-asian="メイリオ1" style:font-size-asian="11pt" style:font-style-asian="normal" style:font-weight-asian="normal" style:text-emphasize="none"/>
    </style:style>
    <style:style style:name="P13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8578e" style:letter-kerning="true" style:font-name-asian="メイリオ1" style:font-size-asian="11pt" style:font-style-asian="normal" style:font-weight-asian="normal" style:text-emphasize="none"/>
    </style:style>
    <style:style style:name="P14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8e1fbc" style:letter-kerning="true" style:font-name-asian="メイリオ1" style:font-size-asian="11pt" style:font-style-asian="normal" style:font-weight-asian="normal" style:text-emphasize="none"/>
    </style:style>
    <style:style style:name="P15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91737d" style:letter-kerning="true" style:font-name-asian="メイリオ1" style:font-size-asian="11pt" style:font-style-asian="normal" style:font-weight-asian="normal" style:text-emphasize="none"/>
    </style:style>
    <style:style style:name="P16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9aefc4" style:letter-kerning="true" style:font-name-asian="メイリオ1" style:font-size-asian="11pt" style:font-style-asian="normal" style:font-weight-asian="normal" style:text-emphasize="none"/>
    </style:style>
    <style:style style:name="P17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8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9" style:family="paragraph" style:parent-style-name="Standard">
      <style:text-properties fo:font-size="20pt" officeooo:paragraph-rsid="0143570c" style:font-name-asian="ＭＳ 明朝" style:font-size-asian="20pt" style:language-asian="ja" style:country-asian="JP" style:font-size-complex="20pt"/>
    </style:style>
    <style:style style:name="P20" style:family="paragraph" style:parent-style-name="表紙見出し">
      <style:paragraph-properties fo:text-align="start" style:justify-single-word="false"/>
      <style:text-properties fo:font-size="20pt" officeooo:paragraph-rsid="0143570c" style:font-name-asian="ＭＳ 明朝" style:font-size-asian="20pt" style:font-size-complex="20pt"/>
    </style:style>
    <style:style style:name="P21" style:family="paragraph" style:parent-style-name="表紙タイトル">
      <style:text-properties fo:font-size="20pt" fo:font-weight="bold" officeooo:rsid="0143570c" officeooo:paragraph-rsid="0143570c" style:font-name-asian="ＭＳ 明朝" style:font-size-asian="20pt" style:font-weight-asian="bold" style:font-size-complex="20pt" style:font-weight-complex="bold"/>
    </style:style>
    <style:style style:name="P22" style:family="paragraph" style:parent-style-name="表紙タイトル">
      <style:paragraph-properties fo:text-align="end" style:justify-single-word="false"/>
      <style:text-properties fo:font-size="12pt" officeooo:paragraph-rsid="0143570c" style:font-name-asian="ＭＳ 明朝" style:font-size-asian="12pt" style:font-size-complex="12pt"/>
    </style:style>
    <style:style style:name="P23" style:family="paragraph" style:parent-style-name="表紙タイトル">
      <style:text-properties fo:font-size="12pt" officeooo:paragraph-rsid="0143570c" style:font-name-asian="ＭＳ 明朝" style:font-size-asian="12pt" style:font-size-complex="12pt"/>
    </style:style>
    <style:style style:name="P24" style:family="paragraph" style:parent-style-name="表紙見出し" style:master-page-name="First_20_Page">
      <style:paragraph-properties fo:text-align="start" style:justify-single-word="false" style:page-number="1"/>
      <style:text-properties fo:font-size="12pt" officeooo:paragraph-rsid="0143570c" style:font-name-asian="ＭＳ 明朝" style:font-size-asian="12pt" style:font-size-complex="12pt"/>
    </style:style>
    <style:style style:name="P25" style:family="paragraph" style:parent-style-name="表紙タイトル" style:master-page-name="Standard">
      <style:paragraph-properties fo:text-align="end" style:justify-single-word="false" style:page-number="1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3570c" style:letter-kerning="true" style:font-name-asian="メイリオ1" style:font-size-asian="11pt" style:font-style-asian="normal" style:font-weight-asian="normal" style:text-emphasize="none"/>
    </style:style>
    <style:style style:name="P26" style:family="paragraph" style:parent-style-name="表紙タイトル">
      <style:text-properties fo:font-size="20pt" officeooo:paragraph-rsid="0143570c" style:font-name-asian="ＭＳ 明朝" style:font-size-asian="20pt" style:font-size-complex="20pt"/>
    </style:style>
    <style:style style:name="P27" style:family="paragraph" style:parent-style-name="表紙タイトル">
      <style:paragraph-properties fo:text-align="end" style:justify-single-word="false"/>
      <style:text-properties fo:font-size="12pt" officeooo:paragraph-rsid="0143570c" style:font-name-asian="ＭＳ 明朝" style:font-size-asian="12pt" style:font-size-complex="12pt"/>
    </style:style>
    <style:style style:name="P28" style:family="paragraph">
      <style:text-properties style:font-name="ＭＳ Ｐゴシック" fo:font-size="12pt" style:font-name-asian="ＭＳ Ｐゴシック" style:font-size-asian="12pt" style:font-size-complex="12pt"/>
    </style:style>
    <style:style style:name="P29" style:family="paragraph">
      <style:paragraph-properties fo:text-align="center"/>
      <style:text-properties fo:font-size="12pt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style:font-name="ＭＳ Ｐゴシック1" fo:font-size="9pt" style:font-size-asian="9pt" style:font-size-complex="9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" style:font-size-asian="9pt" style:font-size-complex="9pt"/>
    </style:style>
    <style:style style:name="P34" style:family="paragraph">
      <style:paragraph-properties fo:margin-left="0.4cm" fo:margin-right="0cm" fo:text-align="center" fo:text-indent="0cm"/>
    </style:style>
    <style:style style:name="P35" style:family="paragraph">
      <style:paragraph-properties fo:margin-left="0.4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36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37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38" style:family="paragraph">
      <style:text-properties style:font-name="ＭＳ Ｐゴシック" fo:font-size="9pt" style:font-size-asian="9pt" style:font-size-complex="9pt"/>
    </style:style>
    <style:style style:name="P39" style:family="paragraph">
      <style:paragraph-properties fo:margin-left="1.3cm" fo:margin-right="0cm" fo:text-indent="-1.28cm"/>
    </style:style>
    <style:style style:name="P40" style:family="paragraph">
      <style:paragraph-properties fo:margin-left="1.199cm" fo:margin-right="0cm" fo:text-indent="-1.181cm"/>
    </style:style>
    <style:style style:name="P41" style:family="paragraph">
      <style:paragraph-properties fo:margin-left="0.9cm" fo:margin-right="0cm" fo:text-indent="0cm"/>
    </style:style>
    <style:style style:name="P42" style:family="paragraph">
      <style:paragraph-properties fo:margin-left="0.801cm" fo:margin-right="0cm" fo:text-indent="-0.987cm"/>
    </style:style>
    <style:style style:name="P43" style:family="paragraph">
      <style:text-properties style:font-name="ＭＳ Ｐゴシック1" fo:font-size="9pt" style:font-name-asian="ＭＳ Ｐゴシック1" style:font-size-asian="9pt" style:font-size-complex="9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10pt" style:font-name-asian="ＭＳ Ｐゴシック1" style:font-size-asian="10pt" style:font-size-complex="10pt"/>
    </style:style>
    <style:style style:name="P45" style:family="paragraph">
      <style:paragraph-properties fo:text-align="center"/>
      <style:text-properties style:font-name="メイリオ1" fo:font-size="9pt" style:font-name-asian="ＭＳ Ｐゴシック1" style:font-size-asian="9pt" style:font-size-complex="9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1" style:font-size-asian="9pt" style:font-size-complex="9pt"/>
    </style:style>
    <style:style style:name="P47" style:family="paragraph">
      <style:paragraph-properties fo:margin-left="1cm" fo:margin-right="0cm" fo:text-indent="-0.987cm"/>
    </style:style>
    <style:style style:name="P48" style:family="paragraph">
      <style:paragraph-properties fo:margin-left="0.9cm" fo:margin-right="0cm" fo:text-indent="-0.888cm"/>
    </style:style>
    <style:style style:name="P49" style:family="paragraph">
      <style:paragraph-properties fo:margin-left="1cm" fo:margin-right="0cm" fo:text-indent="-0.985cm"/>
    </style:style>
    <style:style style:name="P50" style:family="paragraph">
      <style:paragraph-properties fo:text-align="center"/>
      <style:text-properties style:font-name="メイリオ1"/>
    </style:style>
    <style:style style:name="P51" style:family="paragraph">
      <style:paragraph-properties fo:line-height="100%" fo:text-align="center" style:text-autospace="none"/>
    </style:style>
    <style:style style:name="P52" style:family="paragraph">
      <style:paragraph-properties fo:line-height="100%" fo:text-align="center" style:text-autospace="none"/>
      <style:text-properties fo:color="#3f7f5f" style:font-name="ＭＳ Ｐゴシック1" fo:font-size="9pt" style:font-name-asian="ＭＳ Ｐゴシック1" style:font-size-asian="9pt" style:font-name-complex="Monaco" style:font-size-complex="9pt"/>
    </style:style>
    <style:style style:name="P53" style:family="paragraph">
      <style:paragraph-properties fo:line-height="100%" fo:text-align="center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54" style:family="paragraph">
      <style:paragraph-properties fo:margin-left="1.101cm" fo:margin-right="0cm" fo:text-indent="-1.086cm"/>
    </style:style>
    <style:style style:name="P55" style:family="paragraph">
      <style:paragraph-properties fo:text-align="center" style:text-autospace="none"/>
    </style:style>
    <style:style style:name="P56" style:family="paragraph">
      <style:paragraph-properties fo:line-height="100%"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57" style:family="paragraph">
      <style:paragraph-properties fo:margin-left="1.3cm" fo:margin-right="0cm" fo:text-indent="-1.283cm"/>
    </style:style>
    <style:style style:name="P58" style:family="paragraph">
      <style:text-properties style:font-name="ＭＳ Ｐゴシック1" fo:font-size="10pt" style:font-size-asian="10pt" style:font-size-complex="10pt"/>
    </style:style>
    <style:style style:name="P59" style:family="paragraph">
      <style:paragraph-properties fo:margin-left="1.199cm" fo:margin-right="0cm" fo:text-indent="-0.085cm"/>
    </style:style>
    <style:style style:name="P60" style:family="paragraph">
      <style:paragraph-properties fo:margin-left="0cm" fo:margin-right="0cm" fo:text-indent="0.101cm"/>
    </style:style>
    <style:style style:name="P61" style:family="paragraph">
      <style:paragraph-properties fo:margin-left="1.3cm" fo:margin-right="0cm" fo:text-indent="0cm"/>
    </style:style>
    <style:style style:name="P62" style:family="paragraph">
      <style:paragraph-properties fo:margin-left="1.199cm" fo:margin-right="0cm" fo:text-indent="0cm"/>
    </style:style>
    <style:style style:name="P63" style:family="paragraph">
      <style:text-properties style:font-name="ＭＳ Ｐゴシック1" fo:font-size="9pt" style:font-name-asian="メイリオ1" style:font-size-asian="9pt" style:font-size-complex="9pt"/>
    </style:style>
    <style:style style:name="P64" style:family="paragraph">
      <style:paragraph-properties fo:margin-left="1cm" fo:margin-right="0cm" fo:text-indent="0cm"/>
    </style:style>
    <style:style style:name="P65" style:family="paragraph">
      <style:paragraph-properties fo:margin-left="1.101cm" fo:margin-right="0cm" fo:text-indent="-0.987cm"/>
    </style:style>
    <style:style style:name="P66" style:family="paragraph">
      <style:paragraph-properties fo:margin-left="0.801cm" fo:margin-right="0cm" fo:text-indent="-1.283cm"/>
    </style:style>
    <style:style style:name="P67" style:family="paragraph">
      <style:paragraph-properties fo:margin-left="0.801cm" fo:margin-right="0cm" fo:text-indent="-0.787cm"/>
    </style:style>
    <style:style style:name="P68" style:family="paragraph">
      <style:paragraph-properties fo:margin-left="0.7cm" fo:margin-right="0cm" fo:text-indent="-0.583cm"/>
    </style:style>
    <style:style style:name="P69" style:family="paragraph">
      <style:paragraph-properties fo:margin-left="0.7cm" fo:margin-right="0cm" fo:text-indent="0cm"/>
    </style:style>
    <style:style style:name="P70" style:family="paragraph">
      <style:paragraph-properties fo:margin-left="0.801cm" fo:margin-right="0cm" fo:text-indent="0cm"/>
    </style:style>
    <style:style style:name="P71" style:family="paragraph">
      <style:paragraph-properties fo:margin-left="1.3cm" fo:margin-right="0cm" fo:text-indent="-1.278cm"/>
    </style:style>
    <style:style style:name="P72" style:family="paragraph">
      <style:paragraph-properties fo:margin-left="1.199cm" fo:margin-right="0cm" fo:text-indent="-1.179cm"/>
    </style:style>
    <style:style style:name="P73" style:family="paragraph">
      <style:paragraph-properties fo:margin-left="1cm" fo:margin-right="0cm" fo:text-indent="-0.981cm"/>
    </style:style>
    <style:style style:name="P74" style:family="paragraph">
      <style:paragraph-properties fo:margin-left="1cm" fo:margin-right="0cm" fo:text-indent="-1.283cm"/>
    </style:style>
    <style:style style:name="P75" style:family="paragraph">
      <style:text-properties fo:font-size="12pt"/>
    </style:style>
    <style:style style:name="P76" style:family="paragraph">
      <style:paragraph-properties fo:margin-left="1cm" fo:margin-right="0cm" fo:text-indent="-0.085cm"/>
    </style:style>
    <style:style style:name="P77" style:family="paragraph">
      <style:paragraph-properties fo:margin-left="1cm" fo:margin-right="0cm" fo:text-indent="-0.989cm"/>
    </style:style>
    <style:style style:name="P78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79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P80" style:family="paragraph">
      <style:paragraph-properties fo:margin-left="1.499cm" fo:margin-right="0cm" fo:text-indent="-1.385cm"/>
    </style:style>
    <style:style style:name="P81" style:family="paragraph">
      <style:paragraph-properties fo:margin-left="1.3cm" fo:margin-right="0cm" fo:text-indent="-1.183cm"/>
    </style:style>
    <style:style style:name="P82" style:family="paragraph">
      <style:paragraph-properties fo:margin-left="1.101cm" fo:margin-right="0cm" fo:text-indent="0cm"/>
    </style:style>
    <style:style style:name="P83" style:family="paragraph">
      <style:paragraph-properties fo:margin-left="1.101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84" style:family="paragraph">
      <style:paragraph-properties fo:margin-left="0.9cm" fo:margin-right="0cm" fo:text-indent="-0.892cm"/>
    </style:style>
    <style:style style:name="P85" style:family="paragraph">
      <style:paragraph-properties fo:margin-left="1cm" fo:margin-right="0cm" fo:text-indent="-0.992cm"/>
    </style:style>
    <style:style style:name="P86" style:family="paragraph">
      <style:text-properties fo:font-size="9pt" style:font-name-asian="ＭＳ Ｐゴシック1" style:font-size-asian="9pt" style:font-size-complex="9pt"/>
    </style:style>
    <style:style style:name="P87" style:family="paragraph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メイリオ1" fo:font-size="11pt" style:font-name-asian="メイリオ1" style:font-size-asian="11pt" style:font-size-complex="11pt"/>
    </style:style>
    <style:style style:name="T3" style:family="text">
      <style:text-properties style:font-name="ＭＳ Ｐゴシック1" fo:font-size="9pt" style:font-size-asian="9pt" style:font-size-complex="9pt"/>
    </style:style>
    <style:style style:name="T4" style:family="text">
      <style:text-properties style:font-name="ＭＳ Ｐゴシック1" fo:font-size="9pt" style:font-name-asian="ＭＳ Ｐゴシック" style:font-size-asian="9pt" style:font-size-complex="9pt"/>
    </style:style>
    <style:style style:name="T5" style:family="text">
      <style:text-properties style:font-name="ＭＳ Ｐゴシック1" fo:font-size="9pt" style:font-name-asian="メイリオ1" style:font-size-asian="9pt" style:font-size-complex="9pt"/>
    </style:style>
    <style:style style:name="T6" style:family="text">
      <style:text-properties style:font-name="ＭＳ Ｐゴシック1" fo:font-size="10pt" style:font-name-asian="ＭＳ Ｐゴシック1" style:font-size-asian="10pt" style:font-size-complex="10pt"/>
    </style:style>
    <style:style style:name="T7" style:family="text">
      <style:text-properties style:font-name="ＭＳ Ｐゴシック" fo:font-size="9pt" style:font-size-asian="9pt" style:font-size-complex="9pt"/>
    </style:style>
    <style:style style:name="T8" style:family="text">
      <style:text-properties style:font-name="ＭＳ Ｐゴシック1" fo:font-size="9pt" style:font-name-asian="ＭＳ Ｐゴシック1" style:font-size-asian="9pt" style:font-size-complex="9pt"/>
    </style:style>
    <style:style style:name="T9" style:family="text">
      <style:text-properties fo:font-variant="normal" fo:text-transform="none"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メイリオ1" fo:font-size="9pt" style:font-name-asian="ＭＳ Ｐゴシック1" style:font-size-asian="9pt" style:font-size-complex="9pt"/>
    </style:style>
    <style:style style:name="T11" style:family="text">
      <style:text-properties fo:font-variant="normal" fo:text-transform="none"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12" style:family="text">
      <style:text-properties style:font-name="メイリオ1"/>
    </style:style>
    <style:style style:name="T13" style:family="text"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T14" style:family="text">
      <style:text-properties fo:font-size="9pt" style:font-name-asian="ＭＳ Ｐゴシック1" style:font-size-asian="9pt" style:font-size-complex="9pt"/>
    </style:style>
    <style:style style:name="T15" style:family="text">
      <style:text-properties fo:color="#000000" style:font-name="Monaco" fo:font-size="9pt" style:font-name-asian="ＭＳ Ｐゴシック1" style:font-size-asian="9pt" style:font-name-complex="Monaco" style:font-size-complex="9pt"/>
    </style:style>
    <style:style style:name="T16" style:family="text">
      <style:text-properties fo:font-size="9pt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9.081cm" style:run-through="foreground"/>
    </style:style>
    <style:style style:name="gr3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707cm" fo:min-width="0.683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56cm" fo:min-width="3.059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101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.256cm" fo:min-width="3.06cm" style:run-through="foreground"/>
    </style:style>
    <style:style style:name="gr10" style:family="graphic">
      <style:graphic-properties svg:stroke-color="#000000" draw:marker-end="Arrow" draw:marker-end-width="0.199cm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626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.487cm" fo:min-width="4.831cm" style:run-through="foreground"/>
    </style:style>
    <style:style style:name="gr13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end="Arrow" draw:fill="none" draw:fill-color="#ffffff" fo:min-height="0.591cm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2.487cm" fo:min-width="4.831cm" style:run-through="foreground"/>
    </style:style>
    <style:style style:name="gr16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7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-width="0.199cm" draw:fill="solid" draw:fill-color="#ffffff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-width="0.199cm" draw:fill="none" draw:fill-color="#ffffff" fo:min-height="12.284cm" style:run-through="foreground"/>
    </style:style>
    <style:style style:name="gr20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6cm" fo:min-width="0.721cm" style:run-through="foreground"/>
    </style:style>
    <style:style style:name="gr21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89cm" fo:min-width="0.676cm" style:run-through="foreground"/>
    </style:style>
    <style:style style:name="gr22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5.034cm" style:run-through="foreground"/>
    </style:style>
    <style:style style:name="gr23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24" style:family="graphic">
      <style:graphic-properties draw:stroke="none" svg:stroke-color="#000000" draw:marker-end-width="0.199cm" draw:fill="none" draw:fill-color="#ffffff" fo:min-height="0.626cm" style:run-through="foreground"/>
    </style:style>
    <style:style style:name="gr25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3.662cm" style:run-through="foreground"/>
    </style:style>
    <style:style style:name="gr26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59cm" fo:min-width="0.658cm" style:run-through="foreground"/>
    </style:style>
    <style:style style:name="gr27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7cm" fo:min-width="0.7cm" style:run-through="foreground"/>
    </style:style>
    <style:style style:name="gr28" style:family="graphic">
      <style:graphic-properties draw:stroke="none" svg:stroke-color="#000000" draw:marker-end="Arrow" draw:fill="none" draw:fill-color="#ffffff" fo:min-height="9.349cm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cm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4cm" fo:min-width="3.858cm" style:run-through="foreground"/>
    </style:style>
    <style:style style:name="gr3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93cm" style:run-through="foreground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0.607cm" fo:min-width="3.36cm" style:run-through="foreground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1.256cm" fo:min-width="2.907cm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0.607cm" fo:min-width="3.355cm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79cm" style:run-through="fore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9cm" fo:min-width="4.528cm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14cm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976cm" style:run-through="foreground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2.487cm" fo:min-width="4.927cm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1.774cm" fo:min-width="4.927cm" style:run-through="foreground"/>
    </style:style>
    <style:style style:name="gr42" style:family="graphic">
      <style:graphic-properties draw:stroke="none" svg:stroke-color="#000000" draw:marker-end="Arrow" draw:fill="none" draw:fill-color="#ffffff" fo:min-height="0.422cm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1.947cm" fo:min-width="4.927cm" style:run-through="foreground"/>
    </style:style>
    <style:style style:name="gr44" style:family="graphic">
      <style:graphic-properties draw:stroke="none" svg:stroke-color="#000000" draw:marker-end="Arrow" draw:fill="none" draw:fill-color="#ffffff" fo:min-height="0.462cm" style:run-through="foreground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1.827cm" fo:min-width="6.018cm" style:run-through="foreground"/>
    </style:style>
    <style:style style:name="gr46" style:family="graphic">
      <style:graphic-properties draw:stroke="none" svg:stroke-color="#000000" draw:fill="none" draw:fill-color="#ffffff" fo:min-height="2.916cm" style:run-through="fore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729cm" style:run-through="foreground"/>
    </style:style>
    <style:style style:name="gr48" style:family="graphic">
      <style:graphic-properties svg:stroke-color="#000000" draw:fill="solid" draw:fill-color="#ffffff" draw:textarea-horizontal-align="justify" draw:textarea-vertical-align="middle" draw:auto-grow-height="false" fo:min-height="2.487cm" fo:min-width="4.68cm" style:run-through="fore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84cm" fo:min-width="5.366cm" style:run-through="foreground"/>
    </style:style>
    <style:style style:name="gr5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4cm" fo:min-width="5.369cm" style:run-through="foreground"/>
    </style:style>
    <style:style style:name="gr51" style:family="graphic">
      <style:graphic-properties draw:stroke="none" svg:stroke-color="#000000" draw:marker-end="Arrow" draw:fill="none" draw:fill-color="#ffffff" fo:min-height="8.35cm" style:run-through="foreground"/>
    </style:style>
    <style:style style:name="gr5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74cm" fo:min-width="4.119cm" style:run-through="foreground"/>
    </style:style>
    <style:style style:name="gr5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25cm" fo:min-width="4.119cm" style:run-through="foreground"/>
    </style:style>
    <style:style style:name="gr54" style:family="graphic">
      <style:graphic-properties svg:stroke-color="#000000" draw:marker-end="Arrow" draw:fill="solid" draw:fill-color="#ffffff" draw:textarea-horizontal-align="justify" draw:textarea-vertical-align="middle" draw:auto-grow-height="false" fo:min-height="1cm" fo:min-width="5.99cm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5.981cm" style:run-through="foreground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1.217cm" fo:min-width="6.018cm" style:run-through="foreground"/>
    </style:style>
    <style:style style:name="gr57" style:family="graphic">
      <style:graphic-properties draw:stroke="none" svg:stroke-color="#000000" draw:fill="none" draw:fill-color="#ffffff" fo:min-height="1.247cm" style:run-through="foreground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98cm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6cm" fo:min-width="2.619cm" style:run-through="foreground"/>
    </style:style>
    <style:style style:name="gr60" style:family="graphic">
      <style:graphic-properties svg:stroke-color="#000000" draw:fill="solid" draw:fill-color="#ffffff" draw:textarea-horizontal-align="justify" draw:textarea-vertical-align="middle" draw:auto-grow-height="false" fo:min-height="1.296cm" fo:min-width="6.018cm" style:run-through="foreground"/>
    </style:style>
    <style:style style:name="gr61" style:family="graphic">
      <style:graphic-properties draw:stroke="none" svg:stroke-color="#000000" draw:fill="none" draw:fill-color="#ffffff" fo:min-height="1.328cm" style:run-through="foreground"/>
    </style:style>
    <style:style style:name="gr62" style:family="graphic">
      <style:graphic-properties svg:stroke-color="#000000" draw:fill="solid" draw:fill-color="#ffffff" draw:textarea-horizontal-align="justify" draw:textarea-vertical-align="middle" draw:auto-grow-height="false" fo:min-height="1.344cm" fo:min-width="2.184cm" style:run-through="foreground"/>
    </style:style>
    <style:style style:name="gr6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1cm" fo:min-width="4.493cm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2.494cm" fo:min-width="3.413cm" style:run-through="foreground"/>
    </style:style>
    <style:style style:name="gr65" style:family="graphic">
      <style:graphic-properties draw:stroke="none" svg:stroke-color="#000000" draw:marker-end="Arrow" draw:fill="none" draw:fill-color="#ffffff" fo:min-height="0.337cm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1.695cm" fo:min-width="3.413cm" style:run-through="foreground"/>
    </style:style>
    <style:style style:name="gr67" style:family="graphic">
      <style:graphic-properties draw:stroke="none" svg:stroke-color="#000000" draw:marker-end="Arrow" draw:fill="none" draw:fill-color="#ffffff" fo:min-height="0.319cm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5cm" fo:min-width="4.369cm" style:run-through="foreground"/>
    </style:style>
    <style:style style:name="gr69" style:family="graphic">
      <style:graphic-properties svg:stroke-color="#000000" draw:fill="solid" draw:fill-color="#ffffff" draw:textarea-horizontal-align="justify" draw:textarea-vertical-align="middle" draw:auto-grow-height="false" fo:min-height="2.051cm" fo:min-width="3.413cm" style:run-through="foreground"/>
    </style:style>
    <style:style style:name="gr70" style:family="graphic">
      <style:graphic-properties draw:stroke="none" svg:stroke-color="#000000" draw:marker-end="Arrow" draw:fill="none" draw:fill-color="#ffffff" fo:min-height="3.216cm" style:run-through="foreground"/>
    </style:style>
    <style:style style:name="gr71" style:family="graphic">
      <style:graphic-properties draw:stroke="none" svg:stroke-color="#000000" draw:marker-end="Arrow" draw:fill="none" draw:fill-color="#ffffff" fo:min-height="5.847cm" style:run-through="foreground"/>
    </style:style>
    <style:style style:name="gr7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59cm" fo:min-width="6.1cm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1.78cm" fo:min-width="4.928cm" style:run-through="foreground"/>
    </style:style>
    <style:style style:name="gr7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7cm" fo:min-width="5.976cm" style:run-through="foreground"/>
    </style:style>
    <style:style style:name="gr75" style:family="graphic">
      <style:graphic-properties draw:stroke="none" svg:stroke-color="#000000" draw:marker-end="Arrow" draw:fill="none" draw:fill-color="#ffffff" fo:min-height="5.614cm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64cm" fo:min-width="5.976cm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7cm" fo:min-width="5.976cm" style:run-through="foreground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0.473cm" fo:min-width="3.355cm" style:run-through="foreground"/>
    </style:style>
    <style:style style:name="gr79" style:family="graphic">
      <style:graphic-properties svg:stroke-color="#000000" draw:fill="solid" draw:fill-color="#ffffff" draw:textarea-horizontal-align="justify" draw:textarea-vertical-align="middle" draw:auto-grow-height="false" fo:min-height="1.688cm" fo:min-width="4.93cm" style:run-through="foreground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1.473cm" fo:min-width="6.018cm" style:run-through="foreground"/>
    </style:style>
    <style:style style:name="gr81" style:family="graphic">
      <style:graphic-properties draw:stroke="none" svg:stroke-color="#000000" draw:fill="none" draw:fill-color="#ffffff" fo:min-height="1.803cm" style:run-through="foreground"/>
    </style:style>
    <style:style style:name="gr82" style:family="graphic">
      <style:graphic-properties svg:stroke-color="#000000" draw:fill="solid" draw:fill-color="#ffffff" draw:textarea-horizontal-align="justify" draw:textarea-vertical-align="middle" draw:auto-grow-height="false" fo:min-height="2.489cm" fo:min-width="4.833cm" style:run-through="foreground"/>
    </style:style>
    <style:style style:name="gr83" style:family="graphic">
      <style:graphic-properties draw:stroke="none" svg:stroke-color="#000000" draw:marker-end="Arrow" draw:fill="none" draw:fill-color="#ffffff" fo:min-height="0.335cm" style:run-through="foreground"/>
    </style:style>
    <style:style style:name="gr84" style:family="graphic">
      <style:graphic-properties svg:stroke-color="#000000" draw:fill="solid" draw:fill-color="#ffffff" draw:textarea-horizontal-align="justify" draw:textarea-vertical-align="middle" draw:auto-grow-height="false" fo:min-height="1.6cm" fo:min-width="6.018cm" style:run-through="foreground"/>
    </style:style>
    <style:style style:name="gr85" style:family="graphic">
      <style:graphic-properties draw:stroke="none" svg:stroke-color="#000000" draw:fill="none" draw:fill-color="#ffffff" fo:min-height="1.96cm" style:run-through="foreground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25cm" fo:min-width="3.868cm" style:run-through="foreground"/>
    </style:style>
    <style:style style:name="gr87" style:family="graphic">
      <style:graphic-properties draw:stroke="none" svg:stroke-color="#000000" draw:marker-end="Arrow" draw:fill="none" draw:fill-color="#ffffff" fo:min-height="6.466cm" style:run-through="foreground"/>
    </style:style>
    <style:style style:name="gr8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3.623cm" style:run-through="foreground"/>
    </style:style>
    <style:style style:name="gr8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62cm" style:run-through="foreground"/>
    </style:style>
    <style:style style:name="gr90" style:family="graphic">
      <style:graphic-properties draw:stroke="none" svg:stroke-color="#000000" draw:marker-end="Arrow" draw:fill="none" draw:fill-color="#ffffff" fo:min-height="7.216cm" style:run-through="foreground"/>
    </style:style>
    <style:style style:name="gr9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2.746cm" style:run-through="foreground"/>
    </style:style>
    <style:style style:name="gr9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614cm" style:run-through="foreground"/>
    </style:style>
    <style:style style:name="gr93" style:family="graphic">
      <style:graphic-properties svg:stroke-color="#000000" draw:fill="solid" draw:fill-color="#ffffff" draw:textarea-horizontal-align="justify" draw:textarea-vertical-align="middle" draw:auto-grow-height="false" fo:min-height="1.258cm" fo:min-width="2.91cm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3.12cm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45cm" fo:min-width="4.493cm" style:run-through="foreground"/>
    </style:style>
    <style:style style:name="gr96" style:family="graphic">
      <style:graphic-properties svg:stroke-color="#000000" draw:fill="solid" draw:fill-color="#ffffff" draw:textarea-horizontal-align="justify" draw:textarea-vertical-align="middle" draw:auto-grow-height="false" fo:min-height="1.254cm" fo:min-width="5.117cm" style:run-through="foreground"/>
    </style:style>
    <style:style style:name="gr97" style:family="graphic">
      <style:graphic-properties draw:stroke="none" svg:stroke-color="#000000" draw:fill="none" draw:fill-color="#ffffff" fo:min-height="0.954cm" style:run-through="foreground"/>
    </style:style>
    <style:style style:name="gr98" style:family="graphic">
      <style:graphic-properties svg:stroke-color="#000000" draw:fill="solid" draw:fill-color="#ffffff" draw:textarea-horizontal-align="justify" draw:textarea-vertical-align="middle" draw:auto-grow-height="false" fo:min-height="0.607cm" fo:min-width="2.866cm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15cm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101cm" style:run-through="foreground"/>
    </style:style>
    <style:style style:name="gr101" style:family="graphic">
      <style:graphic-properties svg:stroke-color="#000000" draw:fill="solid" draw:fill-color="#ffffff" draw:textarea-horizontal-align="justify" draw:textarea-vertical-align="middle" draw:auto-grow-height="false" fo:min-height="1.432cm" fo:min-width="6.018cm" style:run-through="foreground"/>
    </style:style>
    <style:style style:name="gr102" style:family="graphic">
      <style:graphic-properties draw:stroke="none" svg:stroke-color="#000000" draw:fill="none" draw:fill-color="#ffffff" fo:min-height="2.058cm" style:run-through="foreground"/>
    </style:style>
    <style:style style:name="gr103" style:family="graphic">
      <style:graphic-properties svg:stroke-color="#000000" draw:fill="solid" draw:fill-color="#ffffff" draw:textarea-horizontal-align="justify" draw:textarea-vertical-align="middle" draw:auto-grow-height="false" fo:min-height="0.607cm" fo:min-width="3.286cm" style:run-through="foreground"/>
    </style:style>
    <style:style style:name="gr104" style:family="graphic">
      <style:graphic-properties svg:stroke-color="#000000" draw:fill="solid" draw:fill-color="#ffffff" draw:textarea-horizontal-align="justify" draw:textarea-vertical-align="middle" draw:auto-grow-height="false" fo:min-height="1.739cm" fo:min-width="6.018cm" style:run-through="foreground"/>
    </style:style>
    <style:style style:name="gr105" style:family="graphic">
      <style:graphic-properties draw:stroke="none" svg:stroke-color="#000000" draw:fill="none" draw:fill-color="#ffffff" fo:min-height="2.683cm" style:run-through="foreground"/>
    </style:style>
    <style:style style:name="gr106" style:family="graphic">
      <style:graphic-properties draw:stroke="none" svg:stroke-color="#000000" draw:marker-end="Arrow" draw:fill="none" draw:fill-color="#ffffff" fo:min-height="9.081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7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8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09" style:family="graphic">
      <style:graphic-properties svg:stroke-color="#000000" draw:fill="solid" draw:fill-color="#ffffff" draw:textarea-horizontal-align="justify" draw:textarea-vertical-align="middle" draw:auto-grow-height="false" fo:min-height="0.707cm" fo:min-width="0.683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10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11" style:family="graphic">
      <style:graphic-properties svg:stroke-color="#000000" draw:fill="solid" draw:fill-color="#ffffff" draw:textarea-horizontal-align="justify" draw:textarea-vertical-align="middle" draw:auto-grow-height="false" fo:min-height="2.217cm" fo:min-width="4.927cm" style:run-through="foreground"/>
    </style:style>
    <style:style style:name="gr112" style:family="graphic">
      <style:graphic-properties draw:stroke="none" svg:stroke-color="#000000" draw:marker-end="Arrow" draw:fill="none" draw:fill-color="#ffffff" fo:min-height="0.526cm" style:run-through="foreground"/>
    </style:style>
    <style:style style:name="gr11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4cm" fo:min-width="5.976cm" style:run-through="foreground"/>
    </style:style>
    <style:style style:name="gr11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cm" fo:min-width="5.976cm" style:run-through="foreground"/>
    </style:style>
    <style:style style:name="gr115" style:family="graphic">
      <style:graphic-properties svg:stroke-color="#000000" draw:fill="solid" draw:fill-color="#ffffff" draw:textarea-horizontal-align="justify" draw:textarea-vertical-align="middle" draw:auto-grow-height="false" fo:min-height="2.397cm" fo:min-width="4.927cm" style:run-through="foreground"/>
    </style:style>
    <style:style style:name="gr116" style:family="graphic">
      <style:graphic-properties draw:stroke="none" svg:stroke-color="#000000" draw:marker-end="Arrow" draw:fill="none" draw:fill-color="#ffffff" fo:min-height="0.57cm" style:run-through="foreground"/>
    </style:style>
    <style:style style:name="gr117" style:family="graphic">
      <style:graphic-properties svg:stroke-color="#000000" draw:fill="solid" draw:fill-color="#ffffff" draw:textarea-horizontal-align="justify" draw:textarea-vertical-align="middle" draw:auto-grow-height="false" fo:min-height="1.256cm" fo:min-width="2.90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18" style:family="graphic">
      <style:graphic-properties svg:stroke-color="#000000" draw:marker-end="Arrow" draw:marker-end-width="0.199cm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1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01cm" style:run-through="foreground"/>
    </style:style>
    <style:style style:name="gr120" style:family="graphic">
      <style:graphic-properties svg:stroke-color="#000000" draw:fill="solid" draw:fill-color="#ffffff" draw:textarea-horizontal-align="justify" draw:textarea-vertical-align="middle" draw:auto-grow-height="false" fo:min-height="1.323cm" fo:min-width="5.893cm" style:run-through="foreground"/>
    </style:style>
    <style:style style:name="gr121" style:family="graphic">
      <style:graphic-properties draw:stroke="none" svg:stroke-color="#000000" draw:fill="none" draw:fill-color="#ffffff" fo:min-height="1.431cm" style:run-through="foreground"/>
    </style:style>
    <style:style style:name="gr122" style:family="graphic">
      <style:graphic-properties svg:stroke-color="#000000" draw:fill="solid" draw:fill-color="#ffffff" draw:textarea-horizontal-align="justify" draw:textarea-vertical-align="middle" draw:auto-grow-height="false" fo:min-height="1.258cm" fo:min-width="3.06cm" style:run-through="foreground"/>
    </style:style>
    <style:style style:name="gr12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73cm" fo:min-width="4.561cm" style:run-through="foreground"/>
    </style:style>
    <style:style style:name="gr12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69cm" fo:min-width="4.561cm" style:run-through="foreground"/>
    </style:style>
    <style:style style:name="gr125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12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5cm" fo:min-width="4.561cm" style:run-through="foreground"/>
    </style:style>
    <style:style style:name="gr12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cm" fo:min-width="4.561cm" style:run-through="foreground"/>
    </style:style>
    <style:style style:name="gr128" style:family="graphic">
      <style:graphic-properties draw:stroke="none" svg:stroke-color="#000000" draw:marker-end="Arrow" draw:fill="none" draw:fill-color="#ffffff" fo:min-height="9.209cm" style:run-through="foreground"/>
    </style:style>
    <style:style style:name="gr12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83cm" fo:min-width="3.838cm" style:run-through="foreground"/>
    </style:style>
    <style:style style:name="gr13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9cm" fo:min-width="3.838cm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06cm" fo:min-width="4.561cm" style:run-through="foreground"/>
    </style:style>
    <style:style style:name="gr13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3cm" fo:min-width="4.561cm" style:run-through="foreground"/>
    </style:style>
    <style:style style:name="gr13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3cm" fo:min-width="4.561cm" style:run-through="foreground"/>
    </style:style>
    <style:style style:name="gr13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457cm" fo:min-width="4.561cm" style:run-through="foreground"/>
    </style:style>
    <style:style style:name="gr135" style:family="graphic">
      <style:graphic-properties svg:stroke-color="#000000" draw:marker-end="Arrow" draw:marker-end-width="0.198cm" draw:textarea-horizontal-align="center" draw:textarea-vertical-align="middle" style:run-through="foreground"/>
    </style:style>
    <style:style style:name="gr13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06cm" fo:min-width="4.561cm" style:run-through="foreground"/>
    </style:style>
    <style:style style:name="gr1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2cm" fo:min-width="4.561cm" style:run-through="foreground"/>
    </style:style>
    <style:style style:name="gr13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21cm" fo:min-width="4.561cm" style:run-through="foreground"/>
    </style:style>
    <style:style style:name="gr13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1cm" fo:min-width="4.561cm" style:run-through="foreground"/>
    </style:style>
    <style:style style:name="gr140" style:family="graphic">
      <style:graphic-properties svg:stroke-color="#000000" draw:fill="solid" draw:fill-color="#ffffff" draw:textarea-horizontal-align="justify" draw:textarea-vertical-align="middle" draw:auto-grow-height="false" fo:min-height="2.23cm" fo:min-width="6.018cm" style:run-through="foreground"/>
    </style:style>
    <style:style style:name="gr141" style:family="graphic">
      <style:graphic-properties draw:stroke="none" svg:stroke-color="#000000" draw:fill="none" draw:fill-color="#ffffff" fo:min-height="2.066cm" style:run-through="foreground"/>
    </style:style>
    <style:style style:name="gr142" style:family="graphic">
      <style:graphic-properties svg:stroke-color="#000000" draw:fill="solid" draw:fill-color="#ffffff" draw:textarea-horizontal-align="justify" draw:textarea-vertical-align="middle" draw:auto-grow-height="false" fo:min-height="0.607cm" fo:min-width="3.29cm" style:run-through="foreground"/>
    </style:style>
    <style:style style:name="gr14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03cm" fo:min-width="4.898cm" style:run-through="foreground"/>
    </style:style>
    <style:style style:name="gr14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cm" fo:min-width="4.898cm" style:run-through="foreground"/>
    </style:style>
    <style:style style:name="gr145" style:family="graphic">
      <style:graphic-properties draw:stroke="none" svg:stroke-color="#000000" draw:fill="none" draw:fill-color="#ffffff" fo:min-height="0.62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46" style:family="graphic">
      <style:graphic-properties svg:stroke-color="#000000" draw:fill="solid" draw:fill-color="#ffffff" draw:textarea-horizontal-align="justify" draw:textarea-vertical-align="middle" draw:auto-grow-height="false" fo:min-height="2.559cm" fo:min-width="6.018cm" style:run-through="foreground"/>
    </style:style>
    <style:style style:name="gr147" style:family="graphic">
      <style:graphic-properties draw:stroke="none" svg:stroke-color="#000000" draw:fill="none" draw:fill-color="#ffffff" fo:min-height="2.542cm" style:run-through="foreground"/>
    </style:style>
    <style:style style:name="gr148" style:family="graphic">
      <style:graphic-properties svg:stroke-color="#000000" draw:fill="solid" draw:fill-color="#ffffff" draw:textarea-horizontal-align="justify" draw:textarea-vertical-align="middle" draw:auto-grow-height="false" fo:min-height="1.63cm" fo:min-width="6.018cm" style:run-through="foreground"/>
    </style:style>
    <style:style style:name="gr149" style:family="graphic">
      <style:graphic-properties draw:stroke="none" svg:stroke-color="#000000" draw:fill="none" draw:fill-color="#ffffff" fo:min-height="1.589cm" style:run-through="foreground"/>
    </style:style>
    <style:style style:name="gr15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26cm" fo:min-width="4.561cm" style:run-through="foreground"/>
    </style:style>
    <style:style style:name="gr15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51cm" fo:min-width="4.561cm" style:run-through="foreground"/>
    </style:style>
    <style:style style:name="gr15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36cm" fo:min-width="4.561cm" style:run-through="foreground"/>
    </style:style>
    <style:style style:name="gr15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36cm" fo:min-width="4.852cm" style:run-through="foreground"/>
    </style:style>
    <style:style style:name="gr15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43cm" fo:min-width="4.852cm" style:run-through="foreground"/>
    </style:style>
    <style:style style:name="gr155" style:family="graphic">
      <style:graphic-properties svg:stroke-color="#000000" draw:fill="solid" draw:fill-color="#ffffff" draw:textarea-horizontal-align="justify" draw:textarea-vertical-align="middle" draw:auto-grow-height="false" fo:min-height="2.004cm" fo:min-width="6.018cm" style:run-through="foreground"/>
    </style:style>
    <style:style style:name="gr156" style:family="graphic">
      <style:graphic-properties draw:stroke="none" svg:stroke-color="#000000" draw:fill="none" draw:fill-color="#ffffff" fo:min-height="1.272cm" style:run-through="foreground"/>
    </style:style>
    <style:style style:name="gr15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21cm" fo:min-width="4.852cm" style:run-through="foreground"/>
    </style:style>
    <style:style style:name="gr15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3cm" fo:min-width="4.852cm" style:run-through="foreground"/>
    </style:style>
    <style:style style:name="gr1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45cm" fo:min-width="4.561cm" style:run-through="foreground"/>
    </style:style>
    <style:style style:name="gr16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13cm" fo:min-width="4.561cm" style:run-through="foreground"/>
    </style:style>
    <style:style style:name="gr161" style:family="graphic">
      <style:graphic-properties svg:stroke-color="#000000" draw:fill="none" draw:textarea-horizontal-align="justify" draw:textarea-vertical-align="middle" draw:auto-grow-height="false" fo:min-height="1.139cm" fo:min-width="2.755cm" style:run-through="foreground"/>
    </style:style>
    <style:style style:name="gr162" style:family="graphic">
      <style:graphic-properties draw:stroke="none" svg:stroke-color="#000000" draw:fill="none" draw:fill-color="#ffffff" fo:min-height="1.078cm" style:run-through="foreground"/>
    </style:style>
    <style:style style:name="gr16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12cm" fo:min-width="4.561cm" style:run-through="foreground"/>
    </style:style>
    <style:style style:name="gr164" style:family="graphic">
      <style:graphic-properties svg:stroke-color="#000000" draw:marker-end="Arrow" draw:marker-end-width="0.233cm" draw:textarea-horizontal-align="center" draw:textarea-vertical-align="middle" style:run-through="foreground"/>
    </style:style>
    <style:style style:name="gr165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483cm" fo:min-width="4.561cm" style:run-through="foreground"/>
    </style:style>
    <style:style style:name="gr16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2cm" fo:min-width="4.561cm" style:run-through="foreground"/>
    </style:style>
    <style:style style:name="gr169" style:family="graphic">
      <style:graphic-properties svg:stroke-color="#000000" draw:fill="none" draw:textarea-horizontal-align="justify" draw:textarea-vertical-align="middle" draw:auto-grow-height="false" fo:min-height="1.376cm" fo:min-width="2.755cm" style:run-through="foreground"/>
    </style:style>
    <style:style style:name="gr170" style:family="graphic">
      <style:graphic-properties draw:stroke="none" svg:stroke-color="#000000" draw:fill="none" draw:fill-color="#ffffff" fo:min-height="1.979cm" style:run-through="foreground"/>
    </style:style>
    <style:style style:name="gr171" style:family="graphic">
      <style:graphic-properties draw:stroke="none" svg:stroke-color="#000000" draw:fill="none" draw:fill-color="#ffffff" fo:min-height="0.706cm" style:run-through="foreground"/>
    </style:style>
    <style:style style:name="gr172" style:family="graphic">
      <style:graphic-properties draw:stroke="none" svg:stroke-color="#000000" draw:fill="none" draw:fill-color="#ffffff" fo:min-height="0.489cm" style:run-through="foreground"/>
    </style:style>
    <style:style style:name="gr173" style:family="graphic">
      <style:graphic-properties svg:stroke-color="#000000" draw:marker-end="Arrow" draw:marker-end-width="0.212cm" draw:textarea-horizontal-align="center" draw:textarea-vertical-align="middle" style:run-through="foreground"/>
    </style:style>
    <style:style style:name="gr174" style:family="graphic">
      <style:graphic-properties svg:stroke-color="#000000" draw:fill="none" draw:textarea-horizontal-align="justify" draw:textarea-vertical-align="middle" draw:auto-grow-height="false" fo:min-height="1.164cm" fo:min-width="2.755cm" style:run-through="foreground"/>
    </style:style>
    <style:style style:name="gr175" style:family="graphic">
      <style:graphic-properties draw:stroke="none" svg:stroke-color="#000000" draw:fill="none" draw:fill-color="#ffffff" fo:min-height="1.672cm" style:run-through="foreground"/>
    </style:style>
    <style:style style:name="gr176" style:family="graphic">
      <style:graphic-properties svg:stroke-color="#000000" draw:fill="solid" draw:fill-color="#ffffff" draw:textarea-horizontal-align="justify" draw:textarea-vertical-align="middle" draw:auto-grow-height="false" fo:min-height="1.628cm" fo:min-width="6.018cm" style:run-through="foreground"/>
    </style:style>
    <style:style style:name="gr17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1cm" fo:min-width="4.561cm" style:run-through="foreground"/>
    </style:style>
    <style:style style:name="gr17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09cm" fo:min-width="4.561cm" style:run-through="foreground"/>
    </style:style>
    <style:style style:name="gr179" style:family="graphic">
      <style:graphic-properties svg:stroke-color="#000000" draw:fill="solid" draw:fill-color="#ffffff" draw:textarea-horizontal-align="justify" draw:textarea-vertical-align="middle" draw:auto-grow-height="false" fo:min-height="1.005cm" fo:min-width="2.907cm" style:run-through="foreground"/>
    </style:style>
    <style:style style:name="gr18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38cm" fo:min-width="4.561cm" style:run-through="foreground"/>
    </style:style>
    <style:style style:name="gr181" style:family="graphic">
      <style:graphic-properties svg:stroke-color="#000000" draw:fill="solid" draw:fill-color="#ffffff" draw:textarea-horizontal-align="justify" draw:textarea-vertical-align="middle" draw:auto-grow-height="false" fo:min-height="1.284cm" fo:min-width="6.018cm" style:run-through="foreground"/>
    </style:style>
    <style:style style:name="gr182" style:family="graphic">
      <style:graphic-properties draw:stroke="none" svg:stroke-color="#000000" draw:fill="none" draw:fill-color="#ffffff" fo:min-height="0.951cm" style:run-through="foreground"/>
    </style:style>
    <style:style style:name="gr18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33cm" fo:min-width="4.561cm" style:run-through="foreground"/>
    </style:style>
    <style:style style:name="gr18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97cm" fo:min-width="4.561cm" style:run-through="foreground"/>
    </style:style>
    <style:style style:name="gr18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18cm" fo:min-width="4.561cm" style:run-through="foreground"/>
    </style:style>
    <style:style style:name="gr18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04cm" fo:min-width="4.561cm" style:run-through="foreground"/>
    </style:style>
    <style:style style:name="gr187" style:family="graphic">
      <style:graphic-properties draw:stroke="none" svg:stroke-color="#000000" draw:fill="none" draw:fill-color="#ffffff" fo:min-height="0.367cm" style:run-through="foreground"/>
    </style:style>
    <style:style style:name="gr188" style:family="graphic">
      <style:graphic-properties draw:stroke="none" svg:stroke-color="#000000" draw:fill="none" draw:fill-color="#ffffff" fo:min-height="0.70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6" draw:z-index="31" draw:style-name="gr106" draw:text-style-name="P43" svg:width="6.374cm" svg:height="9.081cm" svg:x="2cm" svg:y="2.256cm">
        <draw:text-box>
          <text:p><text:span text:style-name="T8">Fig22</text:span></text:p>
          <text:p><text:span text:style-name="T8">関数名：</text:span><text:span text:style-name="T8">outputTagTable</text:span></text:p>
          <text:p text:style-name="P77"><text:span text:style-name="T8">概要：</text:span><text:span text:style-name="T8">JSON</text:span><text:span text:style-name="T8">配列からテーブルを作り、画面に追加する</text:span></text:p>
          <text:p text:style-name="P40"><text:span text:style-name="T8">引数 <text:s/></text:span><text:span text:style-name="T8">:String key:JSON</text:span><text:span text:style-name="T8">配列を格納していキー</text:span></text:p>
          <text:p text:style-name="P40"><text:span text:style-name="T8">　　　　</text:span><text:span text:style-name="T8">:String domNodeName:</text:span><text:span text:style-name="T8">テーブルのクラス名</text:span></text:p>
          <text:p text:style-name="P40"><text:span text:style-name="T8">　　　　</text:span><text:span text:style-name="T8">String appendTo:</text:span><text:span text:style-name="T8">作成したテーブルの追加先</text:span></text:p>
          <text:p><text:span text:style-name="T8">戻り値：なし</text:span></text:p>
          <text:p><text:span text:style-name="T8">変数　</text:span><text:span text:style-name="T8">:Object headNodes:DOM</text:span><text:span text:style-name="T8">のキーと値をま　　　　　とめたオブジェクト</text:span></text:p>
          <text:p><text:span text:style-name="T8">　　　　</text:span><text:span text:style-name="T8">Element tag:</text:span><text:span text:style-name="T8">作成したテーブルの</text:span><text:span text:style-name="T8">DOM</text:span></text:p>
          <text:p><text:span text:style-name="T8">　　　　</text:span></text:p>
        </draw:text-box>
      </draw:frame>
      <draw:line text:anchor-type="page" text:anchor-page-number="36" draw:z-index="32" draw:style-name="gr107" draw:text-style-name="P29" svg:x1="12.118cm" svg:y1="3.002cm" svg:x2="12.118cm" svg:y2="4cm">
        <text:p/>
      </draw:line>
      <draw:line text:anchor-type="page" text:anchor-page-number="36" draw:z-index="33" draw:style-name="gr108" draw:text-style-name="P30" svg:x1="8.498cm" svg:y1="2.002cm" svg:x2="8.498cm" svg:y2="27.658cm">
        <text:p/>
      </draw:line>
      <draw:custom-shape text:anchor-type="page" text:anchor-page-number="36" draw:z-index="34" draw:style-name="gr109" draw:text-style-name="P31" svg:width="0.966cm" svg:height="1.001cm" svg:x="11.638cm" svg:y="2cm">
        <text:p text:style-name="P30"><text:span text:style-name="T3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6" draw:z-index="35" draw:style-name="gr110">
        <draw:g draw:style-name="gr7">
          <draw:custom-shape draw:style-name="gr111" draw:text-style-name="P36" svg:width="6.441cm" svg:height="2.216cm" svg:x="8.849cm" svg:y="3.978cm">
            <text:p text:style-name="P30"><text:span text:style-name="T8">var headNodes =</text:span></text:p>
            <text:p text:style-name="P30"><text:span text:style-name="T8"><text:s/></text:span><text:span text:style-name="T8">this.readyCreateTag</text:span></text:p>
            <text:p text:style-name="P30"><text:span text:style-name="T8">(key, domNodeName);</text:span></text:p>
            <text:p text:style-name="P30"><text:span text:style-name="T8"/></text:p>
            <text:p text:style-name="P30"><text:span text:style-name="T8">取得する</text:span><text:span text:style-name="T8">JSON</text:span><text:span text:style-name="T8">と</text:span><text:span text:style-name="T8">DOM</text:span><text:span text:style-name="T8">の</text:span></text:p>
            <text:p text:style-name="P30"><text:span text:style-name="T8">先頭のノードをオブジェクトに</text:span></text:p>
            <text:p text:style-name="P30"><text:span text:style-name="T8">まとめて取得す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30" svg:x1="9.569cm" svg:y1="5.177cm" svg:x2="14.494cm" svg:y2="5.177cm">
            <text:p/>
          </draw:line>
          <draw:frame draw:style-name="gr112" draw:text-style-name="P38" svg:width="1.01cm" svg:height="0.526cm" svg:x="14.329cm" svg:y="6.343cm">
            <draw:text-box>
              <text:p><text:span text:style-name="T7">Fig21</text:span></text:p>
            </draw:text-box>
          </draw:frame>
        </draw:g>
        <draw:line draw:style-name="gr3" draw:text-style-name="P29" svg:x1="12.093cm" svg:y1="6.194cm" svg:x2="12.093cm" svg:y2="7.084cm">
          <text:p/>
        </draw:line>
      </draw:g>
      <draw:custom-shape text:anchor-type="page" text:anchor-page-number="36" draw:z-index="36" draw:style-name="gr109" draw:text-style-name="P31" svg:width="0.966cm" svg:height="1.001cm" svg:x="11.638cm" svg:y="23.352cm">
        <text:p text:style-name="P30"><text:span text:style-name="T3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5" draw:z-index="37" draw:style-name="gr106" draw:text-style-name="P43" svg:width="6.374cm" svg:height="9.081cm" svg:x="2cm" svg:y="2.256cm">
        <draw:text-box>
          <text:p><text:span text:style-name="T8">Fig21</text:span></text:p>
          <text:p><text:span text:style-name="T8">関数名：</text:span><text:span text:style-name="T8">readyCreateTag</text:span></text:p>
          <text:p text:style-name="P77"><text:span text:style-name="T8">概要：</text:span><text:span text:style-name="T8">JSON</text:span><text:span text:style-name="T8">、</text:span><text:span text:style-name="T8">DOM</text:span><text:span text:style-name="T8">のトップノードを引数で指定して返す</text:span></text:p>
          <text:p text:style-name="P40"><text:span text:style-name="T8">引数 <text:s/></text:span><text:span text:style-name="T8">:String key:JSON</text:span><text:span text:style-name="T8">のキーを指定する文字列</text:span></text:p>
          <text:p text:style-name="P40"><text:span text:style-name="T8">　　　　</text:span><text:span text:style-name="T8">:String domNodeName:DOM</text:span><text:span text:style-name="T8">の先頭のノードのクラス名</text:span></text:p>
          <text:p text:style-name="P40"><text:span text:style-name="T8">戻り値：</text:span><text:span text:style-name="T8">Object:JSON</text:span><text:span text:style-name="T8">、</text:span><text:span text:style-name="T8">DOM</text:span><text:span text:style-name="T8">のトップのノードをオブジェクトにまとめて返す</text:span></text:p>
          <text:p><text:span text:style-name="T8"/></text:p>
        </draw:text-box>
      </draw:frame>
      <draw:line text:anchor-type="page" text:anchor-page-number="35" draw:z-index="38" draw:style-name="gr107" draw:text-style-name="P29" svg:x1="12.118cm" svg:y1="3.002cm" svg:x2="12.118cm" svg:y2="4cm">
        <text:p/>
      </draw:line>
      <draw:line text:anchor-type="page" text:anchor-page-number="35" draw:z-index="39" draw:style-name="gr108" draw:text-style-name="P30" svg:x1="8.498cm" svg:y1="2.002cm" svg:x2="8.498cm" svg:y2="27.658cm">
        <text:p/>
      </draw:line>
      <draw:custom-shape text:anchor-type="page" text:anchor-page-number="35" draw:z-index="40" draw:style-name="gr109" draw:text-style-name="P31" svg:width="0.966cm" svg:height="1.001cm" svg:x="11.638cm" svg:y="2cm">
        <text:p text:style-name="P30"><text:span text:style-name="T3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5" draw:z-index="41" draw:style-name="gr109" draw:text-style-name="P31" svg:width="0.966cm" svg:height="1.001cm" svg:x="11.638cm" svg:y="9.693cm">
        <text:p text:style-name="P30"><text:span text:style-name="T3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5" draw:z-index="42" draw:style-name="gr110">
        <draw:custom-shape draw:style-name="gr113" draw:text-style-name="P78" svg:width="5.977cm" svg:height="0.944cm" svg:x="9.054cm" svg:y="3.971cm">
          <text:p text:style-name="P30"><text:span text:style-name="T13">domNodeName =</text:span></text:p>
          <text:p text:style-name="P30"><text:span text:style-name="T8"><text:s/></text:span><text:span text:style-name="T8">domNodeName === undefined ?</text:span></text:p>
          <text:p text:style-name="P30"><text:span text:style-name="T8"><text:s/></text:span><text:span text:style-name="T8">key : domNodeNam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79" svg:width="5.977cm" svg:height="0.941cm" svg:x="9.054cm" svg:y="4.915cm">
          <text:p text:style-name="P30"><text:span text:style-name="T13">domNodeName</text:span><text:span text:style-name="T13">が入力されていな</text:span></text:p>
          <text:p text:style-name="P30"><text:span text:style-name="T8">ければ、</text:span><text:span text:style-name="T8">key</text:span><text:span text:style-name="T8">と同じ文字列を使う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43" draw:style-name="gr107" draw:text-style-name="P29" svg:x1="12.148cm" svg:y1="5.854cm" svg:x2="12.148cm" svg:y2="6.852cm">
        <text:p/>
      </draw:line>
      <draw:g text:anchor-type="page" text:anchor-page-number="35" draw:z-index="44" draw:style-name="gr110">
        <draw:custom-shape draw:style-name="gr113" draw:text-style-name="P78" svg:width="5.977cm" svg:height="0.944cm" svg:x="9.054cm" svg:y="6.793cm">
          <text:p text:style-name="P30"><text:span text:style-name="T13">return</text:span></text:p>
          <text:p text:style-name="P30"><text:span text:style-name="T13"><text:s/></text:span><text:span text:style-name="T13">{json:this.getMapNode(key),</text:span></text:p>
          <text:p text:style-name="P30"><text:span text:style-name="T13"><text:s/></text:span><text:span text:style-name="T13">dom:this.getDomNode(domNodeName)}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79" svg:width="5.977cm" svg:height="0.941cm" svg:x="9.054cm" svg:y="7.737cm">
          <text:p text:style-name="P30"><text:span text:style-name="T13">JSON</text:span><text:span text:style-name="T13">と</text:span><text:span text:style-name="T13">DOM</text:span><text:span text:style-name="T13">のトップノードを</text:span></text:p>
          <text:p text:style-name="P30"><text:span text:style-name="T13">オブジェクトにまとめて返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45" draw:style-name="gr107" draw:text-style-name="P29" svg:x1="12.148cm" svg:y1="8.677cm" svg:x2="12.148cm" svg:y2="9.675cm">
        <text:p/>
      </draw:line>
      <draw:g text:anchor-type="page" text:anchor-page-number="36" draw:z-index="46" draw:style-name="gr110">
        <draw:g draw:style-name="gr7">
          <draw:custom-shape draw:style-name="gr115" draw:text-style-name="P36" svg:width="6.441cm" svg:height="2.398cm" svg:x="8.849cm" svg:y="7.096cm">
            <text:p text:style-name="P30"><text:span text:style-name="T8">var tag = this.createTagTable</text:span></text:p>
            <text:p text:style-name="P30"><text:span text:style-name="T8">(headNodes[STR_JSON], </text:span></text:p>
            <text:p text:style-name="P30"><text:span text:style-name="T8">headNodes[STR_DOM]);</text:span></text:p>
            <text:p text:style-name="P30"><text:span text:style-name="T8"/></text:p>
            <text:p text:style-name="P30"><text:span text:style-name="T8">createTagTable</text:span><text:span text:style-name="T8">でテーブルを作成し</text:span></text:p>
            <text:p text:style-name="P30"><text:span text:style-name="T8">、変数</text:span><text:span text:style-name="T8">tag</text:span><text:span text:style-name="T8">に格納する。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30" svg:x1="9.569cm" svg:y1="8.391cm" svg:x2="14.494cm" svg:y2="8.391cm">
            <text:p/>
          </draw:line>
          <draw:frame draw:style-name="gr116" draw:text-style-name="P38" svg:width="1.01cm" svg:height="0.571cm" svg:x="14.329cm" svg:y="9.655cm">
            <draw:text-box>
              <text:p><text:span text:style-name="T7">Fig23</text:span></text:p>
            </draw:text-box>
          </draw:frame>
        </draw:g>
        <draw:line draw:style-name="gr3" draw:text-style-name="P29" svg:x1="12.093cm" svg:y1="9.495cm" svg:x2="12.093cm" svg:y2="10.458cm">
          <text:p/>
        </draw:line>
      </draw:g>
      <draw:g text:anchor-type="page" text:anchor-page-number="36" draw:z-index="51" draw:style-name="gr110">
        <draw:custom-shape draw:style-name="gr123" draw:text-style-name="P78" svg:width="4.562cm" svg:height="0.773cm" svg:x="16.057cm" svg:y="12.827cm">
          <text:p text:style-name="P30"><text:span text:style-name="T13">console.log(key </text:span></text:p>
          <text:p text:style-name="P30"><text:span text:style-name="T13">+ '</text:span><text:span text:style-name="T13">の作成に失敗しました。</text:span><text:span text:style-name="T13">'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9" svg:width="4.562cm" svg:height="0.77cm" svg:x="16.057cm" svg:y="13.598cm">
          <text:p text:style-name="P30"><text:span text:style-name="T13">エラーのログを出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g text:anchor-type="page" text:anchor-page-number="36" draw:z-index="56" draw:style-name="gr110">
        <draw:custom-shape draw:style-name="gr123" draw:text-style-name="P78" svg:width="4.562cm" svg:height="0.773cm" svg:x="14.72cm" svg:y="17.249cm">
          <text:p text:style-name="P30"><text:span text:style-name="T13">$('.main').append(tag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9" svg:width="4.562cm" svg:height="0.77cm" svg:x="14.72cm" svg:y="18.02cm">
          <text:p text:style-name="P30"><text:span text:style-name="T13">append</text:span><text:span text:style-name="T13">で作成したテーブルを</text:span></text:p>
          <text:p text:style-name="P30"><text:span text:style-name="T13">main</text:span><text:span text:style-name="T13">のタグに追加する。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g text:anchor-type="page" text:anchor-page-number="36" draw:z-index="57" draw:style-name="gr110">
        <draw:custom-shape draw:style-name="gr126" draw:text-style-name="P78" svg:width="4.562cm" svg:height="1.066cm" svg:x="9.853cm" svg:y="17.18cm">
          <text:p text:style-name="P30"><text:span text:style-name="T13">console.log(key </text:span></text:p>
          <text:p text:style-name="P30"><text:span text:style-name="T13">+ '</text:span><text:span text:style-name="T13">の作成に失敗しました。</text:span><text:span text:style-name="T13">'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7" draw:text-style-name="P79" svg:width="4.562cm" svg:height="1.061cm" svg:x="9.853cm" svg:y="18.244cm">
          <text:p text:style-name="P30"><text:span text:style-name="T13">append</text:span><text:span text:style-name="T13">で作成したテーブルを</text:span></text:p>
          <text:p text:style-name="P30"><text:span text:style-name="T13">appendTo</text:span><text:span text:style-name="T13">で指定したタグに</text:span></text:p>
          <text:p text:style-name="P30"><text:span text:style-name="T13">追加する。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frame text:anchor-type="page" text:anchor-page-number="36" draw:z-index="62" draw:style-name="gr145" svg:width="0.602cm" svg:height="0.627cm" svg:x="13.762cm" svg:y="16.103cm">
        <draw:text-box>
          <text:p>Y</text:p>
        </draw:text-box>
      </draw:frame>
      <draw:frame text:anchor-type="page" text:anchor-page-number="36" draw:z-index="63" draw:style-name="gr145" svg:width="0.602cm" svg:height="0.627cm" svg:x="13.762cm" svg:y="12.704cm">
        <draw:text-box>
          <text:p>Y</text:p>
        </draw:text-box>
      </draw:frame>
      <draw:frame text:anchor-type="page" text:anchor-page-number="36" draw:z-index="64" draw:style-name="gr145" svg:width="0.602cm" svg:height="0.627cm" svg:x="14.977cm" svg:y="13.758cm">
        <draw:text-box>
          <text:p>N</text:p>
        </draw:text-box>
      </draw:frame>
      <draw:frame text:anchor-type="page" text:anchor-page-number="36" draw:z-index="65" draw:style-name="gr145" svg:width="0.602cm" svg:height="0.627cm" svg:x="14.977cm" svg:y="10.666cm">
        <draw:text-box>
          <text:p>N</text:p>
        </draw:text-box>
      </draw:frame>
      <text:p text:style-name="P24"/>
      <text:p text:style-name="P20"/>
      <text:p text:style-name="P19"/>
      <text:p text:style-name="P19"/>
      <text:p text:style-name="P19"/>
      <text:p text:style-name="P26"><text:span text:style-name="T1">ボルグシステム</text:span></text:p>
      <text:p text:style-name="P21">createTagクラス</text:p>
      <text:p text:style-name="P21">関数 フローチャート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株式会社デジタルデザインシンク</text:p>
      <text:p text:style-name="P22"/>
      <text:p text:style-name="P23"/>
      <text:p text:style-name="P25"><draw:g text:anchor-type="as-char" draw:z-index="1" draw:style-name="gr17"><draw:line draw:style-name="gr18" draw:text-style-name="P30" svg:x1="6.52cm" svg:y1="-0.001cm" svg:x2="6.52cm" svg:y2="25.799cm"><text:p/></draw:line><draw:frame draw:style-name="gr19" draw:text-style-name="P43" svg:width="6.291cm" svg:height="12.284cm" svg:x="0cm" svg:y="0.178cm"><draw:text-box><text:p><text:span text:style-name="T8">Fig1</text:span></text:p><text:p><text:span text:style-name="T8">関数名：</text:span><text:span text:style-name="T8">getJsonFile</text:span></text:p><text:p text:style-name="P39"><text:span text:style-name="T8">概要：</text:span><text:span text:style-name="T8">JSON</text:span><text:span text:style-name="T8">ファイルを取得して返す。</text:span></text:p><text:p text:style-name="P40"><text:span text:style-name="T8">引数：</text:span><text:span text:style-name="T8">String jsonPath:JSON</text:span><text:span text:style-name="T8">を要求する先。</text:span></text:p><text:p text:style-name="P41"><text:span text:style-name="T8">:Object map:</text:span><text:span text:style-name="T8">サーバへ渡す値の連想配列。</text:span></text:p><text:p><text:span text:style-name="T8">戻り値：なし</text:span></text:p><text:p><text:span text:style-name="T8"/></text:p><text:p text:style-name="P42"><text:span text:style-name="T8">変数</text:span><text:span text:style-name="T8">:var tmp:</text:span><text:span text:style-name="T8">一時的に取得した</text:span><text:span text:style-name="T8">JSON</text:span><text:span text:style-name="T8">の連想配列を格納する</text:span><text:span text:style-name="T8"><text:tab/></text:span><text:span text:style-name="T8">変数。</text:span></text:p><text:p text:style-name="P41"><text:span text:style-name="T8">this.json:createTag</text:span><text:span text:style-name="T8">クラスのメンバ。取得した</text:span><text:span text:style-name="T8">JSON</text:span><text:span text:style-name="T8">の連想配列を格納する。</text:span></text:p></draw:text-box></draw:frame><draw:custom-shape draw:style-name="gr20" draw:text-style-name="P31" svg:width="1.019cm" svg:height="0.999cm" svg:x="9.345cm" svg:y="0.616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0" svg:x1="9.906cm" svg:y1="1.501cm" svg:x2="9.906cm" svg:y2="2.24cm"><text:p/></draw:line><draw:custom-shape draw:style-name="gr21" draw:text-style-name="P31" svg:width="0.955cm" svg:height="0.83cm" svg:x="9.389cm" svg:y="24.746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6" svg:width="5.035cm" svg:height="1.86cm" svg:x="7.385cm" svg:y="2.24cm"><text:p text:style-name="P30"><text:span text:style-name="T8">一時的に値を保存する変数</text:span><text:span text:style-name="T8">tmp</text:span></text:p><text:p text:style-name="P30"><text:span text:style-name="T8">を宣言する。</text:span></text:p><text:p text:style-name="P30"><text:span text:style-name="T8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30" svg:x1="9.906cm" svg:y1="4.099cm" svg:x2="9.906cm" svg:y2="5.168cm"><text:p/></draw:line><draw:line draw:style-name="gr3" draw:text-style-name="P30" svg:x1="9.958cm" svg:y1="6.491cm" svg:x2="9.958cm" svg:y2="7.95cm"><text:p/></draw:line><draw:line draw:style-name="gr3" draw:text-style-name="P30" svg:x1="9.89cm" svg:y1="13.407cm" svg:x2="9.89cm" svg:y2="14.61cm"><text:p/></draw:line><draw:custom-shape draw:style-name="gr22" draw:text-style-name="P36" svg:width="5.035cm" svg:height="1.86cm" svg:x="7.385cm" svg:y="5.142cm"><text:p text:style-name="P30"><text:span text:style-name="T8">map</text:span><text:span text:style-name="T8">に何も入力されていな</text:span></text:p><text:p text:style-name="P30"><text:span text:style-name="T8">ければ、</text:span><text:span text:style-name="T8">map</text:span><text:span text:style-name="T8">に空の連想配列</text:span></text:p><text:p text:style-name="P30"><text:span text:style-name="T8">を代入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4" svg:width="6.188cm" svg:height="2.511cm" svg:x="6.77cm" svg:y="10.894cm"><text:p text:style-name="P30"><text:span text:style-name="T9">JSON</text:span><text:span text:style-name="T9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0.602cm" svg:height="0.627cm" svg:x="11.388cm" svg:y="13.388cm"><draw:text-box><text:p>Y</text:p></draw:text-box></draw:frame><draw:frame draw:style-name="gr24" svg:width="0.602cm" svg:height="0.627cm" svg:x="13.905cm" svg:y="11.144cm"><draw:text-box><text:p>N</text:p></draw:text-box></draw:frame><draw:custom-shape draw:style-name="gr22" draw:text-style-name="P36" svg:width="5.035cm" svg:height="1.86cm" svg:x="7.385cm" svg:y="7.911cm"><text:p text:style-name="P30"><text:span text:style-name="T8">Ajax</text:span><text:span text:style-name="T8">通信で</text:span><text:span text:style-name="T8">json</text:span><text:span text:style-name="T8">データ</text:span></text:p><text:p text:style-name="P30"><text:span text:style-name="T8">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30" svg:x1="9.957cm" svg:y1="9.77cm" svg:x2="9.957cm" svg:y2="11.019cm"><text:p/></draw:line><draw:custom-shape draw:style-name="gr22" draw:text-style-name="P36" svg:width="5.035cm" svg:height="1.86cm" svg:x="7.385cm" svg:y="14.513cm"><text:p text:style-name="P30"><text:span text:style-name="T8">取得した</text:span><text:span text:style-name="T8">JSON</text:span><text:span text:style-name="T8">の連想配列を</text:span></text:p><text:p text:style-name="P30"><text:span text:style-name="T8">tmp</text:span><text:span text:style-name="T8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30" svg:x1="9.89cm" svg:y1="16.305cm" svg:x2="9.89cm" svg:y2="17.757cm"><text:p/></draw:line><draw:custom-shape draw:style-name="gr25" draw:text-style-name="P45" svg:width="3.663cm" svg:height="1.86cm" svg:x="12.885cm" svg:y="14.513cm"><text:p text:style-name="P30"><text:span text:style-name="T10">エラーのダイアログ</text:span></text:p><text:p text:style-name="P30"><text:span text:style-name="T10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30" svg:width="1.923cm" svg:height="2.37cm" svg:x="12.958cm" svg:y="12.144cm" svg:viewBox="0 0 1924 2371" draw:points="0,0 1924,0 1924,2371"><text:p/></draw:polyline><draw:polyline draw:style-name="gr10" draw:text-style-name="P30" svg:width="0.551cm" svg:height="4.991cm" draw:transform="rotate (-1.5707963267949) translate (14.8819305555556cm 16.3304444444445cm)" svg:viewBox="0 0 552 4992" draw:points="0,0 552,0 552,4992"><text:p/></draw:polyline><draw:custom-shape draw:style-name="gr23" draw:text-style-name="P46" svg:width="6.188cm" svg:height="2.511cm" svg:x="6.77cm" svg:y="17.743cm"><text:p text:style-name="P30"><text:span text:style-name="T11">this.json</text:span><text:span text:style-name="T11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30" svg:x1="9.89cm" svg:y1="20.253cm" svg:x2="9.89cm" svg:y2="21.456cm"><text:p/></draw:line><draw:frame draw:style-name="gr24" svg:width="0.602cm" svg:height="0.627cm" svg:x="11.409cm" svg:y="19.999cm"><draw:text-box><text:p>Y</text:p></draw:text-box></draw:frame><draw:polyline draw:style-name="gr10" draw:text-style-name="P30" svg:width="1.923cm" svg:height="2.37cm" svg:x="12.958cm" svg:y="19.006cm" svg:viewBox="0 0 1924 2371" draw:points="0,0 1924,0 1924,2371"><text:p/></draw:polyline><draw:custom-shape draw:style-name="gr22" draw:text-style-name="P36" svg:width="5.035cm" svg:height="1.86cm" svg:x="7.385cm" svg:y="21.389cm"><text:p text:style-name="P30"><text:span text:style-name="T8">this.json</text:span><text:span text:style-name="T8">に</text:span><text:span text:style-name="T8">tmp</text:span><text:span text:style-name="T8">の連想配列</text:span></text:p><text:p text:style-name="P30"><text:span text:style-name="T8">を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6" svg:width="3.663cm" svg:height="1.86cm" svg:x="12.885cm" svg:y="21.389cm"><text:p text:style-name="P30"><text:span text:style-name="T8">this.json</text:span><text:span text:style-name="T8">と</text:span><text:span text:style-name="T8">tmp</text:span><text:span text:style-name="T8">の</text:span></text:p><text:p text:style-name="P30"><text:span text:style-name="T8">連想配列を連結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0.602cm" svg:height="0.627cm" svg:x="13.884cm" svg:y="18.381cm"><draw:text-box><text:p>N</text:p></draw:text-box></draw:frame><draw:polyline draw:style-name="gr10" draw:text-style-name="P30" svg:width="0.549cm" svg:height="4.991cm" draw:transform="rotate (-1.5707963267949) translate (14.8819305555556cm 23.2466527777779cm)" svg:viewBox="0 0 550 4992" draw:points="0,0 550,0 550,4992"><text:p/></draw:polyline><draw:line draw:style-name="gr3" draw:text-style-name="P30" svg:x1="9.89cm" svg:y1="23.248cm" svg:x2="9.89cm" svg:y2="24.797cm"><text:p/></draw:line></draw:g></text:p>
      <text:p text:style-name="P17"><draw:g text:anchor-type="as-char" draw:z-index="2" draw:style-name="gr17"><draw:line draw:style-name="gr18" draw:text-style-name="P30" svg:x1="6.52cm" svg:y1="0.001cm" svg:x2="6.52cm" svg:y2="25.801cm"><text:p/></draw:line><draw:frame draw:style-name="gr19" draw:text-style-name="P43" svg:width="6.291cm" svg:height="12.284cm" svg:x="0cm" svg:y="0.18cm"><draw:text-box><text:p><text:span text:style-name="T8">Fig2</text:span></text:p><text:p><text:span text:style-name="T8">関数名：</text:span><text:span text:style-name="T8">getDomFile</text:span></text:p><text:p text:style-name="P47"><text:span text:style-name="T8">概要：テンプレートの</text:span><text:span text:style-name="T8">HTML</text:span><text:span text:style-name="T8">の</text:span><text:span text:style-name="T8">DOM</text:span><text:span text:style-name="T8">を取得して返す。</text:span></text:p><text:p text:style-name="P48"><text:span text:style-name="T8">引数：</text:span><text:span text:style-name="T8">String domPath:</text:span><text:span text:style-name="T8">テンプレートの</text:span><text:span text:style-name="T8">HTML</text:span><text:span text:style-name="T8">ファイルを要求する先。</text:span></text:p><text:p text:style-name="P41"><text:span text:style-name="T8">:Object map:</text:span><text:span text:style-name="T8">サーバへ渡す値の連想配列。</text:span></text:p><text:p><text:span text:style-name="T8">戻り値：なし</text:span></text:p><text:p><text:span text:style-name="T8"/></text:p><text:p text:style-name="P49"><text:span text:style-name="T8">変数</text:span><text:span text:style-name="T8">:var tmp:</text:span><text:span text:style-name="T8">一時的に取得した</text:span><text:span text:style-name="T8">DOM</text:span><text:span text:style-name="T8">要素を格納する</text:span><text:span text:style-name="T8"><text:tab/></text:span><text:span text:style-name="T8">変数。</text:span></text:p><text:p text:style-name="P41"><text:span text:style-name="T8">this.dom:createTag</text:span><text:span text:style-name="T8">クラスのメンバ。取得した</text:span><text:span text:style-name="T8">DOM</text:span><text:span text:style-name="T8">の要素を格納する。</text:span></text:p></draw:text-box></draw:frame><draw:custom-shape draw:style-name="gr26" draw:text-style-name="P31" svg:width="0.93cm" svg:height="0.789cm" svg:x="9.507cm" svg:y="0.788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0" svg:x1="9.906cm" svg:y1="1.503cm" svg:x2="9.906cm" svg:y2="2.242cm"><text:p/></draw:line><draw:custom-shape draw:style-name="gr27" draw:text-style-name="P50" svg:width="0.99cm" svg:height="1.001cm" svg:x="9.382cm" svg:y="21.916cm"><text:p text:style-name="P30"><text:span text:style-name="T1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6" svg:width="5.035cm" svg:height="1.86cm" svg:x="7.385cm" svg:y="2.242cm"><text:p text:style-name="P30"><text:span text:style-name="T8">一時的に値を保存する変数</text:span><text:span text:style-name="T8">tmp</text:span></text:p><text:p text:style-name="P30"><text:span text:style-name="T8">を宣言する。</text:span></text:p><text:p text:style-name="P30"><text:span text:style-name="T8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30" svg:x1="9.907cm" svg:y1="4.101cm" svg:x2="9.907cm" svg:y2="5.17cm"><text:p/></draw:line><draw:line draw:style-name="gr3" draw:text-style-name="P30" svg:x1="9.959cm" svg:y1="6.493cm" svg:x2="9.959cm" svg:y2="7.952cm"><text:p/></draw:line><draw:line draw:style-name="gr3" draw:text-style-name="P30" svg:x1="9.89cm" svg:y1="10.451cm" svg:x2="9.89cm" svg:y2="11.654cm"><text:p/></draw:line><draw:custom-shape draw:style-name="gr23" draw:text-style-name="P46" svg:width="6.188cm" svg:height="2.511cm" svg:x="6.77cm" svg:y="7.941cm"><text:p text:style-name="P30"><text:span text:style-name="T11">DOM</text:span><text:span text:style-name="T11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0.602cm" svg:height="0.627cm" svg:x="11.388cm" svg:y="10.435cm"><draw:text-box><text:p>Y</text:p></draw:text-box></draw:frame><draw:frame draw:style-name="gr24" svg:width="0.602cm" svg:height="0.627cm" svg:x="13.905cm" svg:y="8.192cm"><draw:text-box><text:p>N</text:p></draw:text-box></draw:frame><draw:custom-shape draw:style-name="gr22" draw:text-style-name="P36" svg:width="5.035cm" svg:height="1.86cm" svg:x="7.385cm" svg:y="5.071cm"><text:p text:style-name="P30"><text:span text:style-name="T8">Ajax</text:span><text:span text:style-name="T8">通信で</text:span><text:span text:style-name="T8">DOM</text:span></text:p><text:p text:style-name="P30"><text:span text:style-name="T8">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36" svg:width="5.035cm" svg:height="1.86cm" svg:x="7.385cm" svg:y="11.561cm"><text:p text:style-name="P30"><text:span text:style-name="T8">取得した</text:span><text:span text:style-name="T8">DOM</text:span><text:span text:style-name="T8">の要素を</text:span></text:p><text:p text:style-name="P30"><text:span text:style-name="T8">tmp</text:span><text:span text:style-name="T8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30" svg:x1="9.89cm" svg:y1="13.352cm" svg:x2="9.89cm" svg:y2="14.804cm"><text:p/></draw:line><draw:custom-shape draw:style-name="gr25" draw:text-style-name="P45" svg:width="3.663cm" svg:height="1.86cm" svg:x="12.885cm" svg:y="11.561cm"><text:p text:style-name="P30"><text:span text:style-name="T10">エラーのダイアログ</text:span></text:p><text:p text:style-name="P30"><text:span text:style-name="T10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30" svg:width="1.923cm" svg:height="2.37cm" svg:x="12.958cm" svg:y="9.19cm" svg:viewBox="0 0 1924 2371" draw:points="0,0 1924,0 1924,2371"><text:p/></draw:polyline><draw:polyline draw:style-name="gr10" draw:text-style-name="P30" svg:width="0.551cm" svg:height="4.991cm" draw:transform="rotate (-1.5707963267949) translate (14.8819305555556cm 13.3781250000001cm)" svg:viewBox="0 0 552 4992" draw:points="0,0 552,0 552,4992"><text:p/></draw:polyline><draw:custom-shape draw:style-name="gr23" draw:text-style-name="P44" svg:width="6.188cm" svg:height="2.511cm" svg:x="6.77cm" svg:y="14.79cm"><text:p text:style-name="P30"><text:span text:style-name="T9">this.dom</text:span><text:span text:style-name="T9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30" svg:x1="9.89cm" svg:y1="17.3cm" svg:x2="9.89cm" svg:y2="18.503cm"><text:p/></draw:line><draw:frame draw:style-name="gr24" svg:width="0.602cm" svg:height="0.627cm" svg:x="11.409cm" svg:y="17.046cm"><draw:text-box><text:p>Y</text:p></draw:text-box></draw:frame><draw:polyline draw:style-name="gr10" draw:text-style-name="P30" svg:width="1.923cm" svg:height="2.37cm" svg:x="12.958cm" svg:y="16.053cm" svg:viewBox="0 0 1924 2371" draw:points="0,0 1924,0 1924,2371"><text:p/></draw:polyline><draw:custom-shape draw:style-name="gr22" draw:text-style-name="P36" svg:width="5.035cm" svg:height="1.86cm" svg:x="7.385cm" svg:y="18.436cm"><text:p text:style-name="P30"><text:span text:style-name="T8">this.dom</text:span><text:span text:style-name="T8">に</text:span><text:span text:style-name="T8">tmp</text:span><text:span text:style-name="T8">の</text:span><text:span text:style-name="T8">HTML</text:span><text:span text:style-name="T8">文字</text:span></text:p><text:p text:style-name="P30"><text:span text:style-name="T8">列を</text:span><text:span text:style-name="T8">jQuery</text:span><text:span text:style-name="T8">オブジェクトに</text:span></text:p><text:p text:style-name="P30"><text:span text:style-name="T8">変換して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6" svg:width="3.663cm" svg:height="1.86cm" svg:x="12.885cm" svg:y="18.436cm"><text:p text:style-name="P30"><text:span text:style-name="T8">this.dom</text:span><text:span text:style-name="T8">に</text:span><text:span text:style-name="T8">DOM</text:span><text:span text:style-name="T8">要素を</text:span></text:p><text:p text:style-name="P30"><text:span text:style-name="T8">追加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0.602cm" svg:height="0.627cm" svg:x="13.884cm" svg:y="15.429cm"><draw:text-box><text:p>N</text:p></draw:text-box></draw:frame><draw:polyline draw:style-name="gr10" draw:text-style-name="P30" svg:width="0.549cm" svg:height="4.991cm" draw:transform="rotate (-1.5707963267949) translate (14.8819305555556cm 20.2963333333332cm)" svg:viewBox="0 0 550 4992" draw:points="0,0 550,0 550,4992"><text:p/></draw:polyline><draw:line draw:style-name="gr3" draw:text-style-name="P30" svg:x1="9.89cm" svg:y1="20.297cm" svg:x2="9.89cm" svg:y2="21.846cm"><text:p/></draw:line></draw:g></text:p>
      <text:p text:style-name="P18"><text:soft-page-break/><draw:g text:anchor-type="as-char" draw:z-index="3" draw:style-name="gr17"><draw:frame draw:style-name="gr28" draw:text-style-name="P43" svg:width="6.751cm" svg:height="9.349cm" svg:x="0cm" svg:y="0.24cm"><draw:text-box><text:p><text:span text:style-name="T8">Fig3</text:span></text:p><text:p><text:span text:style-name="T8">関数名：</text:span><text:span text:style-name="T8">outputTag</text:span></text:p><text:p text:style-name="P39"><text:span text:style-name="T8">概要：キーからパーツを作り配置する。</text:span></text:p><text:p text:style-name="P40"><text:span text:style-name="T8">引数：</text:span><text:span text:style-name="T8">String key:JSON</text:span><text:span text:style-name="T8">のキー。</text:span></text:p><text:p text:style-name="P41"><text:span text:style-name="T8">String domNodeName:HTML</text:span><text:span text:style-name="T8">のパーツ名。</text:span></text:p><text:p text:style-name="P41"><text:span text:style-name="T8">String appendTo:DOM</text:span><text:span text:style-name="T8">の追加先。</text:span></text:p><text:p><text:span text:style-name="T8">戻り値：なし</text:span></text:p><text:p><text:span text:style-name="T8"/></text:p><text:p text:style-name="P49"><text:span text:style-name="T8">変数</text:span><text:span text:style-name="T8">:var tag:</text:span><text:span text:style-name="T8">作成したタグを格納する変数。</text:span></text:p></draw:text-box></draw:frame><draw:line draw:style-name="gr3" draw:text-style-name="P29" svg:x1="10.34cm" svg:y1="1.106cm" svg:x2="10.34cm" svg:y2="1.729cm"><text:p/></draw:line><draw:custom-shape draw:style-name="gr29" draw:text-style-name="P52" svg:width="6.1cm" svg:height="1.151cm" svg:x="7.23cm" svg:y="1.713cm"><text:p text:style-name="P51"><text:span text:style-name="T13">domNodeName</text:span><text:span text:style-name="T13">が</text:span><text:span text:style-name="T13">undefined(</text:span><text:span text:style-name="T13">未入力</text:span><text:span text:style-name="T13">)</text:span><text:span text:style-name="T13">で</text:span></text:p><text:p text:style-name="P51"><text:span text:style-name="T13">あれば、キー名を</text:span><text:span text:style-name="T13">domNodeName</text:span><text:span text:style-name="T13">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0" svg:x1="6.749cm" svg:y1="0cm" svg:x2="6.749cm" svg:y2="25.656cm"><text:p/></draw:line><draw:custom-shape draw:style-name="gr5" draw:text-style-name="P31" svg:width="0.966cm" svg:height="1.001cm" svg:x="9.841cm" svg:y="0.106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2.701cm" svg:height="2.469cm" svg:x="13.454cm" svg:y="14.344cm" svg:viewBox="0 0 2702 2470" draw:points="0,0 2702,0 2702,2470"><text:p/></draw:polyline><draw:g draw:style-name="gr7"><draw:custom-shape draw:style-name="gr15" draw:text-style-name="P36" svg:width="6.317cm" svg:height="2.486cm" svg:x="7.214cm" svg:y="3.487cm"><text:p text:style-name="P30"><text:span text:style-name="T8">this.getMapNode(key);</text:span></text:p><text:p text:style-name="P30"><text:span text:style-name="T8"/></text:p><text:p text:style-name="P30"><text:span text:style-name="T8"/></text:p><text:p text:style-name="P30"><text:span text:style-name="T8">JSON</text:span><text:span text:style-name="T8">の先頭のキーの連想配列</text:span></text:p><text:p text:style-name="P30"><text:span text:style-name="T8">を取得する。</text:span></text:p><text:p text:style-name="P30"><text:span text:style-name="T8"/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943cm" svg:y1="4.634cm" svg:x2="12.773cm" svg:y2="4.634cm"><text:p/></draw:line><draw:frame draw:style-name="gr14" draw:text-style-name="P38" svg:width="0.99cm" svg:height="0.592cm" svg:x="12.589cm" svg:y="6.14cm"><draw:text-box><text:p><text:span text:style-name="T7">fig5</text:span></text:p></draw:text-box></draw:frame></draw:g><draw:g draw:style-name="gr7"><draw:custom-shape draw:style-name="gr15" draw:text-style-name="P36" svg:width="6.317cm" svg:height="2.486cm" svg:x="7.214cm" svg:y="6.731cm"><text:p text:style-name="P30"><text:span text:style-name="T8">this.getDomNode(domNodeName);</text:span></text:p><text:p text:style-name="P30"><text:span text:style-name="T8"/></text:p><text:p text:style-name="P30"><text:span text:style-name="T8"/></text:p><text:p text:style-name="P30"><text:span text:style-name="T8"/></text:p><text:p text:style-name="P30"><text:span text:style-name="T8">DOM</text:span><text:span text:style-name="T8">パーツの先頭を取得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943cm" svg:y1="7.878cm" svg:x2="12.773cm" svg:y2="7.878cm"><text:p/></draw:line><draw:frame draw:style-name="gr14" draw:text-style-name="P38" svg:width="0.99cm" svg:height="0.592cm" svg:x="12.589cm" svg:y="9.384cm"><draw:text-box><text:p><text:span text:style-name="T7">fig6</text:span></text:p></draw:text-box></draw:frame></draw:g><draw:g draw:style-name="gr7"><draw:custom-shape draw:style-name="gr15" draw:text-style-name="P36" svg:width="6.317cm" svg:height="2.486cm" svg:x="7.214cm" svg:y="9.977cm"><text:p text:style-name="P30"><text:span text:style-name="T8">this.createTag(mapNode, domNode);</text:span></text:p><text:p text:style-name="P30"><text:span text:style-name="T8"/></text:p><text:p text:style-name="P30"><text:span text:style-name="T8"/></text:p><text:p text:style-name="P30"><text:span text:style-name="T8">createTag</text:span><text:span text:style-name="T8">でキーに対応した</text:span></text:p><text:p text:style-name="P30"><text:span text:style-name="T8">HTML</text:span><text:span text:style-name="T8">のパーツを作成し、変数</text:span><text:span text:style-name="T8">tag</text:span></text:p><text:p text:style-name="P30"><text:span text:style-name="T8">に格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943cm" svg:y1="11.124cm" svg:x2="12.773cm" svg:y2="11.124cm"><text:p/></draw:line><draw:frame draw:style-name="gr14" draw:text-style-name="P38" svg:width="0.99cm" svg:height="0.592cm" svg:x="12.589cm" svg:y="12.629cm"><draw:text-box><text:p><text:span text:style-name="T7">fig4</text:span></text:p></draw:text-box></draw:frame></draw:g><draw:line draw:style-name="gr3" draw:text-style-name="P29" svg:x1="10.34cm" svg:y1="2.93cm" svg:x2="10.34cm" svg:y2="3.553cm"><text:p/></draw:line><draw:line draw:style-name="gr3" draw:text-style-name="P29" svg:x1="10.34cm" svg:y1="5.913cm" svg:x2="10.335cm" svg:y2="6.73cm"><text:p/></draw:line><draw:line draw:style-name="gr3" draw:text-style-name="P29" svg:x1="10.34cm" svg:y1="9.215cm" svg:x2="10.335cm" svg:y2="10.032cm"><text:p/></draw:line><draw:custom-shape draw:style-name="gr30" draw:text-style-name="P33" svg:width="6.188cm" svg:height="2.511cm" svg:x="7.265cm" svg:y="13.095cm"><text:p text:style-name="P32"><text:span text:style-name="T4">パーツの作成に成功したなら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34cm" svg:y1="12.367cm" svg:x2="10.335cm" svg:y2="13.184cm"><text:p/></draw:line><draw:custom-shape draw:style-name="gr31" draw:text-style-name="P52" svg:width="3.858cm" svg:height="1.154cm" svg:x="12.785cm" svg:y="16.813cm"><text:p><text:span text:style-name="T14">失敗のメッセージダイアログ</text:span></text:p><text:p><text:span text:style-name="T14">を出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9" svg:x1="16.161cm" svg:y1="17.895cm" svg:x2="16.161cm" svg:y2="21.707cm"><text:p/></draw:line><draw:custom-shape draw:style-name="gr30" draw:text-style-name="P33" svg:width="6.188cm" svg:height="2.511cm" svg:x="7.265cm" svg:y="17.339cm"><text:p text:style-name="P32"><text:span text:style-name="T4">appendTo</text:span><text:span text:style-name="T4">が入力されてい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34cm" svg:y1="15.524cm" svg:x2="10.328cm" svg:y2="17.464cm"><text:p/></draw:line><draw:line draw:style-name="gr3" draw:text-style-name="P29" svg:x1="10.34cm" svg:y1="19.766cm" svg:x2="10.328cm" svg:y2="21.706cm"><text:p/></draw:line><draw:custom-shape draw:style-name="gr5" draw:text-style-name="P31" svg:width="0.966cm" svg:height="1.001cm" svg:x="9.841cm" svg:y="21.706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15.656cm" svg:y="21.706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0.782cm" svg:height="3.093cm" svg:x="13.453cm" svg:y="18.613cm" svg:viewBox="0 0 783 3094" draw:points="0,0 783,0 783,3094"><text:p/></draw:polyline><draw:custom-shape draw:style-name="gr5" draw:text-style-name="P31" svg:width="0.966cm" svg:height="1.001cm" svg:x="13.802cm" svg:y="21.706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7"><draw:frame draw:style-name="gr28" draw:text-style-name="P43" svg:width="6.751cm" svg:height="9.349cm" svg:x="0cm" svg:y="0.24cm"><draw:text-box><text:p><text:span text:style-name="T8">Fig3 2</text:span><text:span text:style-name="T8">ページ目</text:span></text:p></draw:text-box></draw:frame><draw:line draw:style-name="gr4" draw:text-style-name="P30" svg:x1="6.749cm" svg:y1="0cm" svg:x2="6.749cm" svg:y2="25.656cm"><text:p/></draw:line><draw:line draw:style-name="gr3" draw:text-style-name="P29" svg:x1="10.34cm" svg:y1="1.669cm" svg:x2="10.328cm" svg:y2="3.609cm"><text:p/></draw:line><draw:custom-shape draw:style-name="gr5" draw:text-style-name="P31" svg:width="0.966cm" svg:height="1.001cm" svg:x="9.841cm" svg:y="0.626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15.656cm" svg:y="0.626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13.832cm" svg:y="0.626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4.337cm" svg:y1="1.545cm" svg:x2="14.337cm" svg:y2="5.482cm"><text:p/></draw:line><draw:custom-shape draw:style-name="gr32" draw:text-style-name="P53" svg:width="4.493cm" svg:height="1.151cm" svg:x="8.103cm" svg:y="3.611cm"><text:p text:style-name="P51"><text:span text:style-name="T13">append</text:span><text:span text:style-name="T13">で、作成したタグを</text:span></text:p><text:p text:style-name="P51"><text:span text:style-name="T13">appendTo</text:span><text:span text:style-name="T13">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53" svg:width="4.493cm" svg:height="1.151cm" svg:x="11.349cm" svg:y="5.456cm"><text:p text:style-name="P51"><text:span text:style-name="T13">append</text:span><text:span text:style-name="T13">で作成したタグ</text:span></text:p><text:p text:style-name="P51"><text:span text:style-name="T13">を</text:span><text:span text:style-name="T13">main</text:span><text:span text:style-name="T13">に追加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1" svg:width="0.966cm" svg:height="1.001cm" svg:x="9.841cm" svg:y="10.347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34cm" svg:y1="4.761cm" svg:x2="10.351cm" svg:y2="10.347cm"><text:p/></draw:line><draw:polyline draw:style-name="gr10" draw:text-style-name="P30" svg:width="0.549cm" svg:height="4.003cm" draw:transform="rotate (-1.5707963267949) translate (14.3439444444444cm 6.68126388888888cm)" svg:viewBox="0 0 550 4004" draw:points="0,0 550,0 550,4004"><text:p/></draw:polyline><draw:polyline draw:style-name="gr10" draw:text-style-name="P30" svg:width="6.821cm" svg:height="5.75cm" draw:transform="rotate (-1.5707963267949) translate (16.0901944444444cm 1.61537499999956cm)" svg:viewBox="0 0 6822 5751" draw:points="0,0 6822,0 6822,5751"><text:p/></draw:polyline></draw:g></text:p>
      <text:p text:style-name="P6"><draw:g text:anchor-type="as-char" draw:z-index="50" draw:style-name="gr17"><draw:frame draw:style-name="gr28" draw:text-style-name="P43" svg:width="6.751cm" svg:height="9.349cm" svg:x="0cm" svg:y="0.24cm"><draw:text-box><text:p><text:span text:style-name="T8">Fig4</text:span></text:p><text:p><text:span text:style-name="T8">関数名：</text:span><text:span text:style-name="T8">createTag</text:span></text:p><text:p text:style-name="P39"><text:span text:style-name="T8">概要：</text:span><text:span text:style-name="T8">JSON</text:span><text:span text:style-name="T8">連想配列のキーからタグに値を格納する。</text:span></text:p><text:p text:style-name="P80"><text:span text:style-name="T8">引数：</text:span><text:span text:style-name="T8">Object curMapNode:</text:span><text:span text:style-name="T8">現在さしているオブジェクト</text:span></text:p><text:p text:style-name="P61"><text:span text:style-name="T8">Element curDomNode:</text:span><text:span text:style-name="T8">現在さしている</text:span><text:span text:style-name="T8">DOM</text:span><text:span text:style-name="T8">のノード</text:span></text:p><text:p text:style-name="P81"><text:span text:style-name="T8">戻り値：</text:span><text:span text:style-name="T8">Element:</text:span><text:span text:style-name="T8">作成した</text:span><text:span text:style-name="T8">HTML</text:span><text:span text:style-name="T8">のパーツを返す</text:span></text:p><text:p><text:span text:style-name="T8"/></text:p><text:p text:style-name="P49"><text:span text:style-name="T8">変数</text:span><text:span text:style-name="T8">:var mapNode:</text:span><text:span text:style-name="T8">現在さすオブジェクトのキーに対する値</text:span></text:p><text:p text:style-name="P82"><text:span text:style-name="T8">var attribute:DOM</text:span><text:span text:style-name="T8">の属性の値</text:span></text:p><text:p text:style-name="P82"><text:span text:style-name="T8">var domNode:curDomNode</text:span><text:span text:style-name="T8">の子となる要素</text:span></text:p></draw:text-box></draw:frame><draw:line draw:style-name="gr3" draw:text-style-name="P29" svg:x1="10.174cm" svg:y1="1.106cm" svg:x2="10.174cm" svg:y2="1.729cm"><text:p/></draw:line><draw:line draw:style-name="gr4" draw:text-style-name="P30" svg:x1="6.749cm" svg:y1="0cm" svg:x2="6.749cm" svg:y2="25.656cm"><text:p/></draw:line><draw:custom-shape draw:style-name="gr5" draw:text-style-name="P31" svg:width="0.966cm" svg:height="1.001cm" svg:x="9.675cm" svg:y="0.106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3" svg:width="6.118cm" svg:height="2.511cm" svg:x="7.17cm" svg:y="1.737cm"><text:p text:style-name="P32"><text:span text:style-name="T4">マップ、</text:span><text:span text:style-name="T4">DOM</text:span><text:span text:style-name="T4">が取得できていなかっ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30" svg:width="1.373cm" svg:height="1.996cm" svg:x="13.288cm" svg:y="2.987cm" svg:viewBox="0 0 1374 1997" draw:points="0,0 1374,0 1374,1997"><text:p/></draw:polyline><draw:custom-shape draw:style-name="gr100" draw:text-style-name="P53" svg:width="4.102cm" svg:height="1.151cm" svg:x="12.677cm" svg:y="4.983cm"><text:p text:style-name="P51"><text:span text:style-name="T13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4cm" svg:y1="4.257cm" svg:x2="10.144cm" svg:y2="6.855cm"><text:p/></draw:line><draw:custom-shape draw:style-name="gr119" draw:text-style-name="P53" svg:width="5.102cm" svg:height="1.151cm" svg:x="7.56cm" svg:y="8.825cm"><text:p text:style-name="P51"><text:span text:style-name="T13">mapNode</text:span><text:span text:style-name="T13">の内容を</text:span><text:span text:style-name="T13">curMapNode</text:span><text:span text:style-name="T13">内</text:span></text:p><text:p text:style-name="P51"><text:span text:style-name="T13">の</text:span><text:span text:style-name="T13">mapNode</text:span><text:span text:style-name="T13">の参照に切り替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4cm" svg:y1="8.176cm" svg:x2="10.165cm" svg:y2="8.903cm"><text:p/></draw:line><draw:g draw:style-name="gr7"><draw:custom-shape draw:style-name="gr119" draw:text-style-name="P83" svg:width="5.102cm" svg:height="1.151cm" svg:x="7.56cm" svg:y="10.483cm"><text:p text:style-name="P82"><text:span text:style-name="T5">var attribute = fals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4cm" svg:y1="9.834cm" svg:x2="10.165cm" svg:y2="10.561cm"><text:p/></draw:line></draw:g><draw:g draw:style-name="gr7"><draw:custom-shape draw:style-name="gr119" draw:text-style-name="P83" svg:width="5.102cm" svg:height="1.151cm" svg:x="7.56cm" svg:y="15.341cm"><text:p text:style-name="P82"><text:span text:style-name="T5">curDomNode</text:span><text:span text:style-name="T5">にテキストを</text:span></text:p><text:p text:style-name="P82"><text:span text:style-name="T5">text</text:span><text:span text:style-name="T5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4cm" svg:y1="14.693cm" svg:x2="10.165cm" svg:y2="15.42cm"><text:p/></draw:line></draw:g><draw:line draw:style-name="gr3" draw:text-style-name="P29" svg:x1="10.174cm" svg:y1="11.552cm" svg:x2="10.165cm" svg:y2="12.279cm"><text:p/></draw:line><draw:line draw:style-name="gr3" draw:text-style-name="P29" svg:x1="10.174cm" svg:y1="21.405cm" svg:x2="10.16cm" svg:y2="22.578cm"><text:p/></draw:line><draw:custom-shape draw:style-name="gr5" draw:text-style-name="P31" svg:width="0.966cm" svg:height="1.001cm" svg:x="9.675cm" svg:y="22.576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4.679cm" svg:y1="6.133cm" svg:x2="14.649cm" svg:y2="7.354cm"><text:p/></draw:line><draw:custom-shape draw:style-name="gr5" draw:text-style-name="P31" svg:width="0.966cm" svg:height="1.001cm" svg:x="14.275cm" svg:y="7.228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20" svg:width="5.894cm" svg:height="1.324cm" svg:x="7.223cm" svg:y="6.854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21" draw:text-style-name="P43" svg:width="2.938cm" svg:height="1.431cm" svg:x="8.717cm" svg:y="6.854cm"><draw:text-box><text:p><text:span text:style-name="T8"/></text:p><text:p><text:span text:style-name="T8">連想配列に子がいる限りループする。</text:span></text:p><text:p><text:span text:style-name="T8">key in curMapNode</text:span></text:p></draw:text-box></draw:frame></draw:g><draw:custom-shape draw:style-name="gr122" draw:text-style-name="P33" svg:width="6.12cm" svg:height="2.514cm" svg:x="7.17cm" svg:y="17.463cm"><text:p text:style-name="P32"><text:span text:style-name="T4">キーが</text:span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119" draw:text-style-name="P83" svg:width="5.102cm" svg:height="1.151cm" svg:x="7.56cm" svg:y="20.481cm"><text:p text:style-name="P82"><text:span text:style-name="T5">curDomNode</text:span><text:span text:style-name="T5">にテキストを</text:span></text:p><text:p text:style-name="P82"><text:span text:style-name="T5">html</text:span><text:span text:style-name="T5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4cm" svg:y1="19.833cm" svg:x2="10.165cm" svg:y2="20.56cm"><text:p/></draw:line></draw:g><draw:line draw:style-name="gr3" draw:text-style-name="P29" svg:x1="10.174cm" svg:y1="16.491cm" svg:x2="10.16cm" svg:y2="17.664cm"><text:p/></draw:line><draw:polyline draw:style-name="gr10" draw:text-style-name="P30" svg:width="4.732cm" svg:height="3.368cm" svg:x="10.112cm" svg:y="13.469cm" svg:viewBox="0 0 4733 3369" draw:points="3113,0 4733,0 4733,3369 0,3369"><text:p/></draw:polyline><draw:polyline draw:style-name="gr10" draw:text-style-name="P30" svg:width="4.732cm" svg:height="3.368cm" svg:x="10.112cm" svg:y="18.71cm" svg:viewBox="0 0 4733 3369" draw:points="3113,0 4733,0 4733,3369 0,3369"><text:p/></draw:polylin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frame draw:style-name="gr11" svg:width="0.602cm" svg:height="0.627cm" svg:x="12.247cm" svg:y="19.706cm"><draw:text-box><text:p>Y</text:p></draw:text-box></draw:frame><draw:frame draw:style-name="gr11" svg:width="0.602cm" svg:height="0.627cm" svg:x="13.496cm" svg:y="17.708cm"><draw:text-box><text:p>N</text:p></draw:text-box></draw:frame><draw:custom-shape draw:style-name="gr122" draw:text-style-name="P33" svg:width="6.12cm" svg:height="2.514cm" svg:x="7.17cm" svg:y="12.218cm"><text:p text:style-name="P32"><text:span text:style-name="T4">キーが</text:span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/draw:g></text:p>
      <text:p text:style-name="P8"><draw:g text:anchor-type="as-char" svg:y="2cm" draw:z-index="25" draw:style-name="gr1"><draw:frame draw:style-name="gr28" draw:text-style-name="P43" svg:width="6.751cm" svg:height="9.349cm" svg:x="0cm" svg:y="0.24cm"><draw:text-box><text:p><text:span text:style-name="T8">Fig4 2</text:span><text:span text:style-name="T8">ページ目</text:span></text:p><text:p><text:span text:style-name="T8"/></text:p></draw:text-box></draw:frame><draw:line draw:style-name="gr3" draw:text-style-name="P29" svg:x1="10.174cm" svg:y1="1.106cm" svg:x2="10.174cm" svg:y2="1.986cm"><text:p/></draw:line><draw:line draw:style-name="gr4" draw:text-style-name="P30" svg:x1="6.749cm" svg:y1="0cm" svg:x2="6.749cm" svg:y2="25.656cm"><text:p/></draw:line><draw:custom-shape draw:style-name="gr5" draw:text-style-name="P31" svg:width="0.966cm" svg:height="1.001cm" svg:x="9.613cm" svg:y="0.002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113cm" svg:y1="16.464cm" svg:x2="10.104cm" svg:y2="17.191cm"><text:p/></draw:line><draw:polyline draw:style-name="gr10" draw:text-style-name="P30" svg:width="4.732cm" svg:height="3.368cm" svg:x="10.112cm" svg:y="13.469cm" svg:viewBox="0 0 4733 3369" draw:points="3113,0 4733,0 4733,3369 0,3369"><text:p/></draw:polylin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polyline draw:style-name="gr10" draw:text-style-name="P30" svg:width="4.732cm" svg:height="5.615cm" svg:x="10.112cm" svg:y="18.459cm" svg:viewBox="0 0 4733 5616" draw:points="2981,0 4733,0 4733,5616 0,5616"><text:p/></draw:polyline><draw:line draw:style-name="gr3" draw:text-style-name="P29" svg:x1="10.113cm" svg:y1="4.496cm" svg:x2="10.104cm" svg:y2="5.223cm"><text:p/></draw:line><draw:custom-shape draw:style-name="gr6" draw:text-style-name="P33" svg:width="6.118cm" svg:height="2.511cm" svg:x="7.108cm" svg:y="1.986cm"><text:p text:style-name="P32"><text:span text:style-name="T4">mapNode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5" svg:width="5.102cm" svg:height="1.153cm" svg:x="7.489cm" svg:y="15.378cm"><text:p text:style-name="P34"><text:span text:style-name="T5">カレントの子</text:span><text:span text:style-name="T5">DOM</text:span><text:span text:style-name="T5">ノードから</text:span><text:span text:style-name="T5">key</text:span></text:p><text:p text:style-name="P34"><text:span text:style-name="T5">を持つ</text:span><text:span text:style-name="T5">DOM</text:span><text:span text:style-name="T5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14.73cm" svg:x2="10.095cm" svg:y2="15.457cm"><text:p/></draw:line></draw:g><draw:custom-shape draw:style-name="gr9" draw:text-style-name="P33" svg:width="6.12cm" svg:height="2.511cm" svg:x="7.096cm" svg:y="12.22cm"><text:p text:style-name="P32"><text:span text:style-name="T4">mapNode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98cm" svg:y1="16.528cm" svg:x2="10.098cm" svg:y2="17.211cm"><text:p/></draw:line><draw:g draw:style-name="gr7"><draw:custom-shape draw:style-name="gr12" draw:text-style-name="P36" svg:width="6.317cm" svg:height="2.486cm" svg:x="7.108cm" svg:y="5.106cm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7" svg:x1="7.837cm" svg:y1="6.254cm" svg:x2="12.667cm" svg:y2="6.254cm"><text:p text:style-name="P30"><text:span text:style-name="T6">this.createTagArray(key, </text:span></text:p><text:p text:style-name="P30"><text:span text:style-name="T6">mapNode, curDomNode);</text:span></text:p><text:p text:style-name="P30"><text:span text:style-name="T6"/></text:p><text:p text:style-name="P30"><text:span text:style-name="T6">キー名でタグを作成し、その</text:span></text:p><text:p text:style-name="P30"><text:span text:style-name="T6">テキストにキー値をセットする。</text:span></text:p></draw:line><draw:frame draw:style-name="gr14" draw:text-style-name="P38" svg:width="0.99cm" svg:height="0.592cm" svg:x="12.483cm" svg:y="7.759cm"><draw:text-box><text:p><text:span text:style-name="T7">fig7</text:span></text:p></draw:text-box></draw:frame></draw:g><draw:g draw:style-name="gr7"><draw:custom-shape draw:style-name="gr82" draw:text-style-name="P36" svg:width="6.319cm" svg:height="2.488cm" svg:x="6.973cm" svg:y="20.456cm"><text:p text:style-name="P30"><text:span text:style-name="T8">this.createTag(mapNode,</text:span></text:p><text:p text:style-name="P30"><text:span text:style-name="T8"><text:s/></text:span><text:span text:style-name="T8">domNode);</text:span></text:p><text:p text:style-name="P30"><text:span text:style-name="T8"/></text:p><text:p text:style-name="P30"><text:span text:style-name="T8"/></text:p><text:p text:style-name="P30"><text:span text:style-name="T8"/></text:p><text:p text:style-name="P30"><text:span text:style-name="T8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7.702cm" svg:y1="21.601cm" svg:x2="12.533cm" svg:y2="21.601cm"><text:p/></draw:line><draw:frame draw:style-name="gr83" draw:text-style-name="P38" svg:width="0.99cm" svg:height="0.336cm" svg:x="12.349cm" svg:y="23.11cm"><draw:text-box><text:p><text:span text:style-name="T7">fig4</text:span></text:p></draw:text-box></draw:frame></draw:g><draw:custom-shape draw:style-name="gr5" draw:text-style-name="P31" svg:width="0.966cm" svg:height="1.001cm" svg:x="9.629cm" svg:y="24.448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3" svg:width="6.12cm" svg:height="2.511cm" svg:x="6.974cm" svg:y="17.198cm"><text:p text:style-name="P32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95cm" svg:y1="22.951cm" svg:x2="10.095cm" svg:y2="24.448cm"><text:p/></draw:line><draw:line draw:style-name="gr3" draw:text-style-name="P29" svg:x1="10.113cm" svg:y1="7.592cm" svg:x2="10.058cm" svg:y2="12.22cm"><text:p/></draw:line><draw:polyline draw:style-name="gr10" draw:text-style-name="P30" svg:width="4.732cm" svg:height="6.363cm" svg:x="10.112cm" svg:y="3.235cm" svg:viewBox="0 0 4733 6364" draw:points="3113,0 4733,0 4733,6364 0,6364"><text:p/></draw:polyline><draw:frame draw:style-name="gr11" svg:width="0.602cm" svg:height="0.627cm" svg:x="12.247cm" svg:y="4.235cm"><draw:text-box><text:p>Y</text:p></draw:text-box></draw:frame><draw:frame draw:style-name="gr11" svg:width="0.602cm" svg:height="0.627cm" svg:x="13.496cm" svg:y="2.237cm"><draw:text-box><text:p>N</text:p></draw:text-box></draw:frame><draw:line draw:style-name="gr3" draw:text-style-name="P29" svg:x1="10.095cm" svg:y1="19.708cm" svg:x2="10.095cm" svg:y2="20.581cm"><text:p/></draw:line><draw:frame draw:style-name="gr11" svg:width="0.602cm" svg:height="0.627cm" svg:x="12.247cm" svg:y="19.456cm"><draw:text-box><text:p>Y</text:p></draw:text-box></draw:frame><draw:frame draw:style-name="gr11" svg:width="0.602cm" svg:height="0.627cm" svg:x="13.496cm" svg:y="17.457cm"><draw:text-box><text:p>N</text:p></draw:text-box></draw:frame></draw:g></text:p>
      <text:p text:style-name="P7"><draw:g text:anchor-type="as-char" draw:z-index="8" draw:style-name="gr17"><draw:frame draw:style-name="gr28" draw:text-style-name="P43" svg:width="6.751cm" svg:height="9.349cm" svg:x="0cm" svg:y="0.24cm"><draw:text-box><text:p><text:span text:style-name="T8">Fig4 3</text:span><text:span text:style-name="T8">ページ目</text:span></text:p></draw:text-box></draw:frame><draw:line draw:style-name="gr3" draw:text-style-name="P29" svg:x1="10.104cm" svg:y1="1.106cm" svg:x2="10.104cm" svg:y2="1.986cm"><text:p/></draw:line><draw:line draw:style-name="gr4" draw:text-style-name="P30" svg:x1="6.749cm" svg:y1="0cm" svg:x2="6.749cm" svg:y2="25.656cm"><text:p/></draw:line><draw:custom-shape draw:style-name="gr5" draw:text-style-name="P31" svg:width="0.966cm" svg:height="1.001cm" svg:x="9.638cm" svg:y="0.113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4.145cm"><draw:text-box><text:p>Y</text:p></draw:text-box></draw:frame><draw:frame draw:style-name="gr11" svg:width="0.602cm" svg:height="0.627cm" svg:x="13.496cm" svg:y="2.147cm"><draw:text-box><text:p>N</text:p></draw:text-box></draw:frame><draw:polyline draw:style-name="gr10" draw:text-style-name="P30" svg:width="4.49cm" svg:height="3.368cm" svg:x="10.194cm" svg:y="3.11cm" svg:viewBox="0 0 4491 3369" draw:points="2954,0 4491,0 4491,3369 0,3369"><text:p/></draw:polyline><draw:line draw:style-name="gr3" draw:text-style-name="P29" svg:x1="10.201cm" svg:y1="9.846cm" svg:x2="10.201cm" svg:y2="12.344cm"><text:p/></draw:line><draw:custom-shape draw:style-name="gr5" draw:text-style-name="P31" svg:width="0.966cm" svg:height="1.001cm" svg:x="9.638cm" svg:y="12.34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6" svg:width="6.12cm" svg:height="2.511cm" svg:x="7.077cm" svg:y="1.847cm"><text:p text:style-name="P32"><text:span text:style-name="T8">curDomNode</text:span><text:span text:style-name="T8">の</text:span><text:span text:style-name="T8">Attribute</text:span><text:span text:style-name="T8">配列から</text:span></text:p><text:p text:style-name="P32"><text:span text:style-name="T8">mapNode</text:span><text:span text:style-name="T8">のキー値を持つノード</text:span></text:p><text:p text:style-name="P32"><text:span text:style-name="T8">を取得でき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5" svg:width="5.102cm" svg:height="1.153cm" svg:x="7.579cm" svg:y="5.004cm"><text:p text:style-name="P34"><text:span text:style-name="T8">取得したノードに</text:span><text:span text:style-name="T8">mapNode</text:span></text:p><text:p text:style-name="P34"><text:span text:style-name="T8">の値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94cm" svg:y1="4.357cm" svg:x2="10.185cm" svg:y2="5.084cm"><text:p/></draw:line></draw:g><draw:custom-shape draw:style-name="gr35" draw:text-style-name="P58" svg:width="5.991cm" svg:height="1.08cm" svg:x="7.108cm" svg:y="7.02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8" draw:text-style-name="P35" svg:width="5.102cm" svg:height="1.153cm" svg:x="7.595cm" svg:y="8.747cm"><text:p text:style-name="P34"><text:span text:style-name="T8">curDomNode</text:span><text:span text:style-name="T8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cm" svg:y1="8.1cm" svg:x2="10.201cm" svg:y2="8.827cm"><text:p/></draw:line></draw:g><draw:line draw:style-name="gr3" draw:text-style-name="P29" svg:x1="10.104cm" svg:y1="6.156cm" svg:x2="10.104cm" svg:y2="7.036cm"><text:p/></draw:line></draw:g></text:p>
      <text:p text:style-name="P2"><draw:g text:anchor-type="as-char" draw:z-index="5" draw:style-name="gr17"><draw:frame draw:style-name="gr28" draw:text-style-name="P43" svg:width="6.248cm" svg:height="9.349cm" svg:x="0cm" svg:y="0.187cm"><draw:text-box><text:p><text:span text:style-name="T8">Fig5</text:span></text:p><text:p><text:span text:style-name="T8">関数名：</text:span><text:span text:style-name="T8">getMapNode</text:span></text:p><text:p text:style-name="P39"><text:span text:style-name="T8">概要：</text:span><text:span text:style-name="T8">JSON</text:span><text:span text:style-name="T8">連想配列の最上階層からキーに対応した値を取り出す。</text:span></text:p><text:p text:style-name="P40"><text:span text:style-name="T8">引数：</text:span><text:span text:style-name="T8">String key:JSON</text:span><text:span text:style-name="T8">のキー</text:span></text:p><text:p><text:span text:style-name="T8">戻り値：</text:span><text:span text:style-name="T8">Object:</text:span><text:span text:style-name="T8">取得した連想配列</text:span></text:p><text:p><text:span text:style-name="T8"/></text:p><text:p text:style-name="P54"><text:span text:style-name="T8">変数</text:span><text:span text:style-name="T8">:this.json:createTag</text:span><text:span text:style-name="T8">クラスのメンバ。</text:span><text:span text:style-name="T8">JSON</text:span><text:span text:style-name="T8">の連想配列を格納している。</text:span></text:p></draw:text-box></draw:frame><draw:line draw:style-name="gr3" draw:text-style-name="P29" svg:x1="11.16cm" svg:y1="1.034cm" svg:x2="11.16cm" svg:y2="1.914cm"><text:p/></draw:line><draw:line draw:style-name="gr4" draw:text-style-name="P29" svg:x1="6.473cm" svg:y1="0.001cm" svg:x2="6.473cm" svg:y2="25.659cm"><text:p/></draw:line><draw:custom-shape draw:style-name="gr5" draw:text-style-name="P31" svg:width="0.966cm" svg:height="1.001cm" svg:x="10.661cm" svg:y="0.035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6" svg:width="6.1cm" svg:height="1.151cm" svg:x="8.236cm" svg:y="1.887cm"><text:p text:style-name="P55"><text:span text:style-name="T15">クラスのメンバ</text:span><text:span text:style-name="T15">json</text:span><text:span text:style-name="T15">から</text:span></text:p><text:p text:style-name="P55"><text:span text:style-name="T15">キーに応じた連想配列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31" svg:width="0.966cm" svg:height="1.001cm" svg:x="10.661cm" svg:y="3.785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1.16cm" svg:y1="3.064cm" svg:x2="11.16cm" svg:y2="3.944cm"><text:p/></draw:line></draw:g></text:p>
      <text:p text:style-name="P2"><draw:g text:anchor-type="as-char" draw:z-index="6" draw:style-name="gr17"><draw:frame draw:style-name="gr28" draw:text-style-name="P43" svg:width="6.487cm" svg:height="9.349cm" svg:x="0cm" svg:y="0.123cm"><draw:text-box><text:p><text:span text:style-name="T8">Fig6</text:span></text:p><text:p><text:span text:style-name="T8">関数名：</text:span><text:span text:style-name="T13">getDomNode</text:span></text:p><text:p text:style-name="P39"><text:span text:style-name="T8">概要：キーに対応する</text:span><text:span text:style-name="T8">HTML</text:span><text:span text:style-name="T8">のパーツを返す。</text:span></text:p><text:p text:style-name="P40"><text:span text:style-name="T8">引数：</text:span><text:span text:style-name="T8">String key:JSON</text:span><text:span text:style-name="T8">のキーの文字列。</text:span><text:span text:style-name="T8">DOM</text:span><text:span text:style-name="T8">のクラス名でもある。</text:span></text:p><text:p text:style-name="P57"><text:span text:style-name="T8">戻り値：</text:span><text:span text:style-name="T8">Element:</text:span><text:span text:style-name="T8">取得した</text:span><text:span text:style-name="T8">DOM</text:span><text:span text:style-name="T8">を返す。</text:span></text:p><text:p><text:span text:style-name="T8"/></text:p><text:p text:style-name="P49"><text:span text:style-name="T8">変数</text:span><text:span text:style-name="T8">:this.dom:createTag</text:span><text:span text:style-name="T8">クラスのメンバ。テンプレートの</text:span><text:span text:style-name="T8">HTML(DOM)</text:span><text:span text:style-name="T8">を格納している。</text:span></text:p></draw:text-box></draw:frame><draw:line draw:style-name="gr4" draw:text-style-name="P30" svg:x1="6.611cm" svg:y1="0cm" svg:x2="6.611cm" svg:y2="25.656cm"><text:p/></draw:line><draw:custom-shape draw:style-name="gr29" draw:text-style-name="P53" svg:width="6.1cm" svg:height="1.151cm" svg:x="7.874cm" svg:y="1.969cm"><text:p text:style-name="P51"><text:span text:style-name="T13">メンバの</text:span><text:span text:style-name="T13">HTML</text:span><text:span text:style-name="T13">からキーに対応</text:span></text:p><text:p text:style-name="P51"><text:span text:style-name="T13">した要素をコピーして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855cm" svg:y1="3.118cm" svg:x2="10.855cm" svg:y2="4.118cm"><text:p/></draw:line><draw:line draw:style-name="gr3" draw:text-style-name="P29" svg:x1="10.855cm" svg:y1="1cm" svg:x2="10.855cm" svg:y2="2cm"><text:p/></draw:line><draw:custom-shape draw:style-name="gr5" draw:text-style-name="P31" svg:width="0.966cm" svg:height="1.001cm" svg:x="10.389cm" svg:y="4.113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10.389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30" draw:style-name="gr17"><draw:frame draw:style-name="gr2" draw:text-style-name="P28" svg:width="6.374cm" svg:height="9.081cm" svg:x="0.102cm" svg:y="0.256cm"><draw:text-box><text:p><text:span text:style-name="T2">Fig7</text:span></text:p><text:p><text:span text:style-name="T2">関数名：</text:span><text:span text:style-name="T2">createTagArray</text:span></text:p><text:p text:style-name="P39"><text:span text:style-name="T2">概要：リストタイプのタグを配置する。</text:span></text:p><text:p text:style-name="P40"><text:span text:style-name="T2">引数：</text:span><text:span text:style-name="T2">String key:JSON</text:span><text:span text:style-name="T2">のキー</text:span></text:p><text:p text:style-name="P59"><text:span text:style-name="T2">Object mapNode:</text:span><text:span text:style-name="T2">現在さす</text:span><text:span text:style-name="T2">JSON</text:span><text:span text:style-name="T2">の連想配列</text:span></text:p><text:p text:style-name="P59"><text:span text:style-name="T2">Element domNode:</text:span><text:span text:style-name="T2">現在さす</text:span><text:span text:style-name="T2">DOM</text:span><text:span text:style-name="T2">ノード</text:span></text:p><text:p><text:span text:style-name="T2">戻り値：なし</text:span></text:p><text:p><text:span text:style-name="T2"/></text:p><text:p text:style-name="P49"><text:span text:style-name="T2">変数</text:span><text:span text:style-name="T2">:var clones:</text:span><text:span text:style-name="T2">複製する</text:span><text:span text:style-name="T2">DOM</text:span><text:span text:style-name="T2">の個数を格納する。</text:span></text:p><text:p text:style-name="P76"><text:span text:style-name="T2">var childDomNode:</text:span><text:span text:style-name="T2">現在さす</text:span><text:span text:style-name="T2">DOM</text:span><text:span text:style-name="T2">の子ノード</text:span></text:p></draw:text-box></draw:frame><draw:line draw:style-name="gr3" draw:text-style-name="P29" svg:x1="10.22cm" svg:y1="1.002cm" svg:x2="10.22cm" svg:y2="2cm"><text:p/></draw:line><draw:line draw:style-name="gr4" draw:text-style-name="P30" svg:x1="6.6cm" svg:y1="0.002cm" svg:x2="6.6cm" svg:y2="25.658cm"><text:p/></draw:line><draw:custom-shape draw:style-name="gr5" draw:text-style-name="P31" svg:width="0.966cm" svg:height="1.001cm" svg:x="9.74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9" draw:text-style-name="P53" svg:width="5.116cm" svg:height="1.151cm" svg:x="7.71cm" svg:y="2cm"><text:p text:style-name="P51"><text:span text:style-name="T13">domNode</text:span><text:span text:style-name="T13">のキーの要素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" draw:text-style-name="P33" svg:width="6.118cm" svg:height="2.511cm" svg:x="7.211cm" svg:y="4.24cm"><text:p text:style-name="P32"><text:span text:style-name="T4">引数に</text:span><text:span text:style-name="T4">null</text:span><text:span text:style-name="T4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30" svg:width="1.373cm" svg:height="1.996cm" svg:x="13.328cm" svg:y="5.49cm" svg:viewBox="0 0 1374 1997" draw:points="0,0 1374,0 1374,1997"><text:p/></draw:polyline><draw:custom-shape draw:style-name="gr100" draw:text-style-name="P53" svg:width="4.102cm" svg:height="1.151cm" svg:x="12.718cm" svg:y="7.486cm"><text:p text:style-name="P51"><text:span text:style-name="T13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5cm" svg:y1="6.759cm" svg:x2="10.183cm" svg:y2="9.486cm"><text:p/></draw:line><draw:custom-shape draw:style-name="gr100" draw:text-style-name="P53" svg:width="4.102cm" svg:height="1.151cm" svg:x="8.102cm" svg:y="9.486cm"><text:p text:style-name="P51"><text:span text:style-name="T13">不足しているタグの個数を</text:span><text:span text:style-name="T13"><text:line-break/></text:span><text:span text:style-name="T13">算出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4.711cm" svg:y1="8.636cm" svg:x2="14.711cm" svg:y2="9.957cm"><text:p/></draw:line><draw:frame draw:style-name="gr11" svg:width="0.602cm" svg:height="0.627cm" svg:x="12.049cm" svg:y="6.364cm"><draw:text-box><text:p>Y</text:p></draw:text-box></draw:frame><draw:frame draw:style-name="gr11" svg:width="0.602cm" svg:height="0.627cm" svg:x="14.919cm" svg:y="4.867cm"><draw:text-box><text:p>N</text:p></draw:text-box></draw:frame><draw:line draw:style-name="gr3" draw:text-style-name="P29" svg:x1="10.22cm" svg:y1="10.636cm" svg:x2="10.22cm" svg:y2="11.634cm"><text:p/></draw:line><draw:g draw:style-name="gr7"><draw:custom-shape draw:style-name="gr99" draw:text-style-name="P53" svg:width="5.116cm" svg:height="1.151cm" svg:x="7.71cm" svg:y="13.827cm"><text:p text:style-name="P51"><text:span text:style-name="T13">1</text:span><text:span text:style-name="T13">個目の</text:span><text:span text:style-name="T13">mapNode</text:span><text:span text:style-name="T13">の後ろに</text:span></text:p><text:p text:style-name="P51"><text:span text:style-name="T13">自身のコピー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cm" svg:y1="14.977cm" svg:x2="10.22cm" svg:y2="15.975cm"><text:p/></draw:line></draw:g><draw:g draw:style-name="gr7"><draw:g draw:style-name="gr7"><draw:custom-shape draw:style-name="gr101" svg:width="6.019cm" svg:height="1.433cm" svg:x="7.154cm" svg:y="11.48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02" draw:text-style-name="P63" svg:width="2.999cm" svg:height="2.059cm" svg:x="8.68cm" svg:y="11.483cm"><draw:text-box><text:p><text:span text:style-name="T5">domNode</text:span><text:span text:style-name="T5">を必要な分コピーするまで繰り返す。</text:span></text:p></draw:text-box></draw:frame></draw:g><draw:line draw:style-name="gr3" draw:text-style-name="P29" svg:x1="10.22cm" svg:y1="12.915cm" svg:x2="10.22cm" svg:y2="13.913cm"><text:p/></draw:line></draw:g><draw:custom-shape draw:style-name="gr103" draw:text-style-name="P58" svg:width="5.866cm" svg:height="1.08cm" svg:x="7.154cm" svg:y="15.97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22cm" svg:y1="16.974cm" svg:x2="10.22cm" svg:y2="17.972cm"><text:p/></draw:line><draw:g draw:style-name="gr7"><draw:g draw:style-name="gr7"><draw:custom-shape draw:style-name="gr104" svg:width="6.019cm" svg:height="1.74cm" svg:x="7.154cm" svg:y="17.972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05" draw:text-style-name="P63" svg:width="2.999cm" svg:height="2.684cm" svg:x="8.68cm" svg:y="17.972cm"><draw:text-box><text:p><text:span text:style-name="T5">mapNode</text:span><text:span text:style-name="T5">の配列分ループする。</text:span></text:p><text:p><text:span text:style-name="T5">var i = 0; i &lt; mapNode.length; i++</text:span></text:p></draw:text-box></draw:frame></draw:g><draw:line draw:style-name="gr3" draw:text-style-name="P29" svg:x1="10.22cm" svg:y1="19.71cm" svg:x2="10.22cm" svg:y2="20.922cm"><text:p/></draw:line></draw:g><draw:custom-shape draw:style-name="gr5" draw:text-style-name="P31" svg:width="0.966cm" svg:height="1.001cm" svg:x="9.74cm" svg:y="20.84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0cm" svg:y1="0cm" svg:x2="0cm" svg:y2="1.321cm"><text:p/></draw:line><draw:custom-shape draw:style-name="gr5" draw:text-style-name="P31" svg:width="0.966cm" svg:height="1.001cm" svg:x="14.245cm" svg:y="9.845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218cm" svg:y1="3.156cm" svg:x2="10.218cm" svg:y2="4.477cm"><text:p/></draw:line></draw:g></text:p>
      <text:p text:style-name="P2"><draw:g text:anchor-type="as-char" svg:y="-14.984cm" draw:z-index="0" draw:style-name="gr1"><draw:frame draw:style-name="gr2" draw:text-style-name="P28" svg:width="6.374cm" svg:height="9.081cm" svg:x="0cm" svg:y="0.256cm"><draw:text-box><text:p><text:span text:style-name="T2">Fig7 2</text:span><text:span text:style-name="T2">ページ目</text:span></text:p><text:p><text:span text:style-name="T2"/></text:p></draw:text-box></draw:frame><draw:line draw:style-name="gr3" draw:text-style-name="P29" svg:x1="10.118cm" svg:y1="1.002cm" svg:x2="10.118cm" svg:y2="2cm"><text:p/></draw:line><draw:line draw:style-name="gr4" draw:text-style-name="P30" svg:x1="6.498cm" svg:y1="0.001cm" svg:x2="6.498cm" svg:y2="25.657cm"><text:p/></draw:line><draw:custom-shape draw:style-name="gr5" draw:text-style-name="P31" svg:width="0.966cm" svg:height="1.001cm" svg:x="9.638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113cm" svg:y1="4.512cm" svg:x2="10.104cm" svg:y2="5.239cm"><text:p/></draw:line><draw:custom-shape draw:style-name="gr6" draw:text-style-name="P33" svg:width="6.118cm" svg:height="2.511cm" svg:x="7.108cm" svg:y="2.002cm"><text:p text:style-name="P32"><text:span text:style-name="T4">mapNode[i]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5" svg:width="5.102cm" svg:height="1.153cm" svg:x="7.498cm" svg:y="12.206cm"><text:p text:style-name="P34"><text:span text:style-name="T5">カレントの子</text:span><text:span text:style-name="T5">DOM</text:span><text:span text:style-name="T5">ノードから</text:span><text:span text:style-name="T5">key</text:span></text:p><text:p text:style-name="P34"><text:span text:style-name="T5">を持つ</text:span><text:span text:style-name="T5">DOM</text:span><text:span text:style-name="T5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13cm" svg:y1="11.558cm" svg:x2="10.104cm" svg:y2="12.285cm"><text:p/></draw:line></draw:g><draw:custom-shape draw:style-name="gr9" draw:text-style-name="P33" svg:width="6.12cm" svg:height="2.511cm" svg:x="7.108cm" svg:y="8.976cm"><text:p text:style-name="P32"><text:span text:style-name="T4">mapNode[i]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13cm" svg:y1="7.516cm" svg:x2="10.095cm" svg:y2="8.991cm"><text:p/></draw:line><draw:polyline draw:style-name="gr10" draw:text-style-name="P30" svg:width="4.732cm" svg:height="5.077cm" svg:x="10.112cm" svg:y="3.288cm" svg:viewBox="0 0 4733 5078" draw:points="3113,0 4733,0 4733,5078 0,5078"><text:p/></draw:polyline><draw:frame draw:style-name="gr11" svg:width="0.602cm" svg:height="0.627cm" svg:x="12.247cm" svg:y="4.161cm"><draw:text-box><text:p>Y</text:p></draw:text-box></draw:frame><draw:frame draw:style-name="gr11" svg:width="0.602cm" svg:height="0.627cm" svg:x="13.496cm" svg:y="2.163cm"><draw:text-box><text:p>N</text:p></draw:text-box></draw:frame><draw:polyline draw:style-name="gr10" draw:text-style-name="P30" svg:width="4.732cm" svg:height="12.852cm" svg:x="10.112cm" svg:y="10.239cm" svg:viewBox="0 0 4733 12853" draw:points="3113,0 4733,0 4733,12853 0,12853"><text:p/></draw:polyline><draw:line draw:style-name="gr3" draw:text-style-name="P29" svg:x1="10.112cm" svg:y1="16.055cm" svg:x2="10.098cm" svg:y2="17.228cm"><text:p/></draw:line><draw:g draw:style-name="gr7"><draw:custom-shape draw:style-name="gr12" draw:text-style-name="P36" svg:width="6.317cm" svg:height="2.486cm" svg:x="7.108cm" svg:y="5.122cm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7" svg:x1="7.837cm" svg:y1="6.269cm" svg:x2="12.667cm" svg:y2="6.269cm"><text:p text:style-name="P30"><text:span text:style-name="T6">this.createTagArray(key, </text:span></text:p><text:p text:style-name="P30"><text:span text:style-name="T6">mapNode, curDomNode);</text:span></text:p><text:p text:style-name="P30"><text:span text:style-name="T6"/></text:p><text:p text:style-name="P30"><text:span text:style-name="T6">キー名でタグを作成し、その</text:span></text:p><text:p text:style-name="P30"><text:span text:style-name="T6">テキストにキー値をセットする。</text:span></text:p></draw:line><draw:frame draw:style-name="gr14" draw:text-style-name="P38" svg:width="0.99cm" svg:height="0.592cm" svg:x="12.483cm" svg:y="7.775cm"><draw:text-box><text:p><text:span text:style-name="T7">fig7</text:span></text:p></draw:text-box></draw:frame></draw:g><draw:custom-shape draw:style-name="gr9" draw:text-style-name="P33" svg:width="6.12cm" svg:height="2.511cm" svg:x="7.108cm" svg:y="13.951cm"><text:p text:style-name="P32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12cm" svg:y1="13.358cm" svg:x2="10.112cm" svg:y2="14.108cm"><text:p/></draw:line><draw:polyline draw:style-name="gr10" draw:text-style-name="P30" svg:width="4.232cm" svg:height="6.113cm" svg:x="10.112cm" svg:y="15.231cm" svg:viewBox="0 0 4233 6114" draw:points="2910,0 4233,0 4233,6114 0,6114"><text:p/></draw:polyline><draw:g draw:style-name="gr7"><draw:custom-shape draw:style-name="gr15" draw:text-style-name="P36" svg:width="6.317cm" svg:height="2.486cm" svg:x="7.108cm" svg:y="17.228cm"><text:p text:style-name="P30"><text:span text:style-name="T8">this.createTag(mapNode,</text:span></text:p><text:p text:style-name="P30"><text:span text:style-name="T8"><text:s/></text:span><text:span text:style-name="T8">domNode);</text:span></text:p><text:p text:style-name="P30"><text:span text:style-name="T8"/></text:p><text:p text:style-name="P30"><text:span text:style-name="T8"/></text:p><text:p text:style-name="P30"><text:span text:style-name="T8"/></text:p><text:p text:style-name="P30"><text:span text:style-name="T8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837cm" svg:y1="18.375cm" svg:x2="12.667cm" svg:y2="18.375cm"><text:p/></draw:line><draw:frame draw:style-name="gr14" draw:text-style-name="P38" svg:width="0.99cm" svg:height="0.592cm" svg:x="12.483cm" svg:y="19.881cm"><draw:text-box><text:p><text:span text:style-name="T7">fig4</text:span></text:p></draw:text-box></draw:frame></draw:g><draw:line draw:style-name="gr3" draw:text-style-name="P29" svg:x1="10.112cm" svg:y1="19.722cm" svg:x2="10.112cm" svg:y2="23.966cm"><text:p/></draw:line><draw:custom-shape draw:style-name="gr5" draw:text-style-name="P31" svg:width="0.966cm" svg:height="1.001cm" svg:x="9.638cm" svg:y="23.962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11.109cm"><draw:text-box><text:p>Y</text:p></draw:text-box></draw:frame><draw:frame draw:style-name="gr11" svg:width="0.602cm" svg:height="0.627cm" svg:x="13.496cm" svg:y="9.11cm"><draw:text-box><text:p>N</text:p></draw:text-box></draw:frame><draw:frame draw:style-name="gr11" svg:width="0.602cm" svg:height="0.627cm" svg:x="12.247cm" svg:y="16.226cm"><draw:text-box><text:p>Y</text:p></draw:text-box></draw:frame><draw:frame draw:style-name="gr11" svg:width="0.602cm" svg:height="0.627cm" svg:x="13.496cm" svg:y="14.228cm"><draw:text-box><text:p>N</text:p></draw:text-box></draw:frame></draw:g></text:p>
      <text:p text:style-name="P2"><draw:g text:anchor-type="as-char" draw:z-index="7" draw:style-name="gr17"><draw:frame draw:style-name="gr2" draw:text-style-name="P43" svg:width="6.374cm" svg:height="9.081cm" svg:x="0cm" svg:y="0.256cm"><draw:text-box><text:p><text:span text:style-name="T8">Fig7 3</text:span><text:span text:style-name="T8">ページ目</text:span></text:p><text:p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4.366cm" svg:height="4.615cm" svg:x="10.118cm" svg:y="3.246cm" svg:viewBox="0 0 4367 4616" draw:points="2748,0 4367,0 4367,4616 0,4616"><text:p/></draw:polyline><draw:custom-shape draw:style-name="gr29" draw:text-style-name="P53" svg:width="6.1cm" svg:height="1.151cm" svg:x="7.137cm" svg:y="5.491cm"><text:p text:style-name="P51"><text:span text:style-name="T13">テキストを書き込む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3" draw:text-style-name="P58" svg:width="5.996cm" svg:height="1.084cm" svg:x="7.108cm" svg:y="12.10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106cm" svg:y1="13.187cm" svg:x2="10.106cm" svg:y2="14.188cm"><text:p/></draw:line></draw:g><draw:g draw:style-name="gr7"><draw:custom-shape draw:style-name="gr34" draw:text-style-name="P33" svg:width="5.815cm" svg:height="2.511cm" svg:x="7.174cm" svg:y="1.997cm"><text:p text:style-name="P32"><text:span text:style-name="T4">ただのテキス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18cm" svg:y1="4.507cm" svg:x2="10.118cm" svg:y2="5.505cm"><text:p/></draw:line></draw:g><draw:frame draw:style-name="gr11" svg:width="0.602cm" svg:height="0.627cm" svg:x="11.365cm" svg:y="3.993cm"><draw:text-box><text:p>Y</text:p></draw:text-box></draw:frame><draw:frame draw:style-name="gr11" svg:width="0.602cm" svg:height="0.627cm" svg:x="14.235cm" svg:y="2.496cm"><draw:text-box><text:p>N</text:p></draw:text-box></draw:frame><draw:line draw:style-name="gr3" draw:text-style-name="P29" svg:x1="10.118cm" svg:y1="6.615cm" svg:x2="10.118cm" svg:y2="9.984cm"><text:p/></draw:line><draw:custom-shape draw:style-name="gr29" draw:text-style-name="P53" svg:width="6.1cm" svg:height="1.151cm" svg:x="7.137cm" svg:y="9.984cm"><text:p text:style-name="P51"><text:span text:style-name="T13">domNode</text:span><text:span text:style-name="T13">を次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18cm" svg:y1="11.107cm" svg:x2="10.118cm" svg:y2="12.105cm"><text:p/></draw:line><draw:custom-shape draw:style-name="gr5" draw:text-style-name="P31" svg:width="0.966cm" svg:height="1.001cm" svg:x="9.638cm" svg:y="14.101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9" draw:style-name="gr17"><draw:frame draw:style-name="gr2" draw:text-style-name="P43" svg:width="6.374cm" svg:height="9.081cm" svg:x="0cm" svg:y="0.256cm"><draw:text-box><text:p><text:span text:style-name="T8">Fig8</text:span></text:p><text:p><text:span text:style-name="T8">関数名：</text:span><text:span text:style-name="T8">getDomChild</text:span></text:p><text:p text:style-name="P39"><text:span text:style-name="T8">概要：</text:span><text:span text:style-name="T8">DOM</text:span><text:span text:style-name="T8">から子要素の</text:span><text:span text:style-name="T8">DOM</text:span><text:span text:style-name="T8">を取得して返す。</text:span></text:p><text:p text:style-name="P40"><text:span text:style-name="T8">引数：</text:span><text:span text:style-name="T8">String key:JSON</text:span><text:span text:style-name="T8">のキー。子要素のクラスと合致する</text:span></text:p><text:p text:style-name="P59"><text:span text:style-name="T8">Element domNode:</text:span><text:span text:style-name="T8">子要素を取得する元の</text:span><text:span text:style-name="T8">DOM</text:span><text:span text:style-name="T8">ノード</text:span></text:p><text:p text:style-name="P54"><text:span text:style-name="T8">戻り値：</text:span><text:span text:style-name="T8">Element:</text:span><text:span text:style-name="T8">取得した</text:span><text:span text:style-name="T8">DOM</text:span><text:span text:style-name="T8">を返す。</text:span></text:p><text:p text:style-name="P60"><text:span text:style-name="T8"/></text:p><text:p text:style-name="P57"><text:span text:style-name="T8">変数</text:span><text:span text:style-name="T8">:var domNodeReturn:</text:span><text:span text:style-name="T8">取得した</text:span><text:span text:style-name="T8">DOM</text:span><text:span text:style-name="T8">を返す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4.419cm" svg:height="4.241cm" svg:x="10.176cm" svg:y="11.979cm" svg:viewBox="0 0 4420 4242" draw:points="2801,0 4420,0 4420,4242 0,4242"><text:p/></draw:polyline><draw:custom-shape draw:style-name="gr29" draw:text-style-name="P53" svg:width="6.1cm" svg:height="1.151cm" svg:x="7.137cm" svg:y="2cm"><text:p text:style-name="P51"><text:span text:style-name="T13">domNode</text:span><text:span text:style-name="T13">の返却用変数</text:span></text:p><text:p text:style-name="P51"><text:span text:style-name="T13">domNodeReturn</text:span><text:span text:style-name="T13">を容易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33" svg:width="5.815cm" svg:height="2.511cm" svg:x="7.232cm" svg:y="4.036cm"><text:p text:style-name="P32"><text:span text:style-name="T4">子要素の識別子が記述</text:span></text:p><text:p text:style-name="P32"><text:span text:style-name="T4">されてい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76cm" svg:y1="6.546cm" svg:x2="10.176cm" svg:y2="7.835cm"><text:p/></draw:line><draw:line draw:style-name="gr3" draw:text-style-name="P29" svg:x1="10.118cm" svg:y1="3.119cm" svg:x2="10.118cm" svg:y2="4.117cm"><text:p/></draw:line><draw:custom-shape draw:style-name="gr36" draw:text-style-name="P53" svg:width="4.479cm" svg:height="1.151cm" svg:x="7.982cm" svg:y="7.835cm"><text:p text:style-name="P51"><text:span text:style-name="T13">domNode</text:span><text:span text:style-name="T13">の子の階層から</text:span><text:span text:style-name="T13">key</text:span><text:span text:style-name="T13">の</text:span></text:p><text:p text:style-name="P51"><text:span text:style-name="T13">クラス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6cm" svg:y1="8.985cm" svg:x2="10.216cm" svg:y2="10.731cm"><text:p/></draw:line><draw:polyline draw:style-name="gr10" draw:text-style-name="P30" svg:width="0.8cm" svg:height="1.123cm" svg:x="13.046cm" svg:y="5.241cm" svg:viewBox="0 0 801 1124" draw:points="0,0 801,0 801,1124"><text:p/></draw:polyline><draw:custom-shape draw:style-name="gr37" draw:text-style-name="P53" svg:width="4.529cm" svg:height="1.07cm" svg:x="11.601cm" svg:y="6.364cm"><text:p text:style-name="P51"><text:span text:style-name="T13">domNode</text:span><text:span text:style-name="T13">の子の階層から指定し</text:span></text:p><text:p text:style-name="P51"><text:span text:style-name="T13">た属性を持つ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polyline draw:style-name="gr10" draw:text-style-name="P30" svg:width="2.05cm" svg:height="3.619cm" draw:transform="rotate (-1.5707963267949) translate (13.8465277777778cm 7.43420833333326cm)" svg:viewBox="0 0 2051 3620" draw:points="0,0 2051,0 2051,3620"><text:p/></draw:polyline><draw:custom-shape draw:style-name="gr34" draw:text-style-name="P33" svg:width="5.815cm" svg:height="2.511cm" svg:x="7.232cm" svg:y="10.732cm"><text:p text:style-name="P32"><text:span text:style-name="T4">DOM</text:span><text:span text:style-name="T4">の取得に失敗し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76cm" svg:y1="13.242cm" svg:x2="10.176cm" svg:y2="14.531cm"><text:p/></draw:line><draw:frame draw:style-name="gr11" svg:width="0.602cm" svg:height="0.627cm" svg:x="11.351cm" svg:y="12.853cm"><draw:text-box><text:p>Y</text:p></draw:text-box></draw:frame><draw:frame draw:style-name="gr11" svg:width="0.602cm" svg:height="0.627cm" svg:x="14.22cm" svg:y="11.356cm"><draw:text-box><text:p>N</text:p></draw:text-box></draw:frame><draw:frame draw:style-name="gr11" svg:width="0.602cm" svg:height="0.627cm" svg:x="10.5cm" svg:y="6.486cm"><draw:text-box><text:p>Y</text:p></draw:text-box></draw:frame><draw:frame draw:style-name="gr11" svg:width="0.602cm" svg:height="0.627cm" svg:x="13.245cm" svg:y="4.367cm"><draw:text-box><text:p>N</text:p></draw:text-box></draw:frame><draw:custom-shape draw:style-name="gr38" draw:text-style-name="P53" svg:width="6.114cm" svg:height="1.151cm" svg:x="7.108cm" svg:y="14.476cm"><text:p text:style-name="P51"><text:span text:style-name="T13">domNode</text:span><text:span text:style-name="T13">の子の階層から</text:span><text:span text:style-name="T13">key</text:span><text:span text:style-name="T13">の</text:span></text:p><text:p text:style-name="P51"><text:span text:style-name="T13">タグ名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76cm" svg:y1="15.625cm" svg:x2="10.176cm" svg:y2="16.914cm"><text:p/></draw:line><draw:g draw:style-name="gr7"><draw:custom-shape draw:style-name="gr39" draw:text-style-name="P53" svg:width="5.977cm" svg:height="1.151cm" svg:x="7.232cm" svg:y="16.944cm"><text:p text:style-name="P51"><text:span text:style-name="T13">domNodeReturn</text:span><text:span text:style-name="T13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3cm" svg:y1="18.094cm" svg:x2="10.213cm" svg:y2="19.092cm"><text:p/></draw:line></draw:g><draw:custom-shape draw:style-name="gr5" draw:text-style-name="P31" svg:width="0.966cm" svg:height="1.001cm" svg:x="9.638cm" svg:y="19.091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0" draw:style-name="gr17"><draw:frame draw:style-name="gr2" draw:text-style-name="P43" svg:width="6.374cm" svg:height="9.081cm" svg:x="0cm" svg:y="0.256cm"><draw:text-box><text:p><text:span text:style-name="T8">Fig9</text:span></text:p><text:p><text:span text:style-name="T8">関数名：</text:span><text:span text:style-name="T8">outputNumberingTag</text:span></text:p><text:p text:style-name="P39"><text:span text:style-name="T8">概要：ナンバリングと、それに応じた記事を作る。</text:span></text:p><text:p text:style-name="P40"><text:span text:style-name="T8">引数：</text:span><text:span text:style-name="T8">:String jsonName:</text:span><text:span text:style-name="T8">処理対象となる</text:span><text:span text:style-name="T8">JSON</text:span><text:span text:style-name="T8">のキー名。</text:span></text:p><text:p text:style-name="P61"><text:span text:style-name="T8">int startPage:</text:span><text:span text:style-name="T8">表示する</text:span><text:span text:style-name="T8">1</text:span><text:span text:style-name="T8">つ目のナンバリングの数</text:span></text:p><text:p text:style-name="P61"><text:span text:style-name="T8"><text:s/></text:span><text:span text:style-name="T8">int displayPageMax:</text:span><text:span text:style-name="T8">表示するナンバリングの最大数</text:span></text:p><text:p text:style-name="P61"><text:span text:style-name="T8"><text:s/></text:span><text:span text:style-name="T8">int displayPage:</text:span><text:span text:style-name="T8">表示する記事のページ番号</text:span></text:p><text:p text:style-name="P61"><text:span text:style-name="T8">int pageNum:1</text:span><text:span text:style-name="T8">ページに表示する記事数。</text:span></text:p><text:p text:style-name="P61"><text:span text:style-name="T8">String targetArea:</text:span><text:span text:style-name="T8">記事の追加先のセレクタ。</text:span></text:p><text:p><text:span text:style-name="T8">戻り値：なし</text:span></text:p><text:p><text:span text:style-name="T8"/></text:p><text:p text:style-name="P49"><text:span text:style-name="T8">変数</text:span><text:span text:style-name="T8">:this.numbering:createTag</text:span><text:span text:style-name="T8">クラスのメンバ。ナンバリングを作成するための連想配列が格納される。</text:span></text:p><text:p text:style-name="P49"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3" svg:width="6.1cm" svg:height="1.151cm" svg:x="7.137cm" svg:y="2cm"><text:p text:style-name="P51"><text:span text:style-name="T13">numbering</text:span><text:span text:style-name="T13">の内容をクリ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40" draw:text-style-name="P36" svg:width="6.441cm" svg:height="2.486cm" svg:x="6.983cm" svg:y="4.117cm"><text:p text:style-name="P30"><text:span text:style-name="T8">this.createNumbering()</text:span></text:p><text:p text:style-name="P30"><text:span text:style-name="T8"/></text:p><text:p text:style-name="P30"><text:span text:style-name="T8"/></text:p><text:p text:style-name="P30"><text:span text:style-name="T8"/></text:p><text:p text:style-name="P30"><text:span text:style-name="T8">ナンバリング用の</text:span><text:span text:style-name="T8">JSON</text:span><text:span text:style-name="T8">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726cm" svg:y1="5.262cm" svg:x2="12.651cm" svg:y2="5.262cm"><text:p/></draw:line><draw:frame draw:style-name="gr14" draw:text-style-name="P38" svg:width="1.01cm" svg:height="0.592cm" svg:x="12.464cm" svg:y="6.77cm"><draw:text-box><text:p><text:span text:style-name="T7">fig10</text:span></text:p></draw:text-box></draw:frame></draw:g><draw:line draw:style-name="gr3" draw:text-style-name="P29" svg:x1="10.227cm" svg:y1="6.602cm" svg:x2="10.227cm" svg:y2="7.6cm"><text:p/></draw:line></draw:g><draw:g draw:style-name="gr7"><draw:custom-shape draw:style-name="gr34" draw:text-style-name="P33" svg:width="5.815cm" svg:height="2.511cm" svg:x="7.16cm" svg:y="15.21cm"><text:p text:style-name="P32"><text:span text:style-name="T4">ナンバリングのオブジェクト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04cm" svg:y1="17.72cm" svg:x2="10.104cm" svg:y2="18.718cm"><text:p/></draw:line></draw:g><draw:line draw:style-name="gr3" draw:text-style-name="P29" svg:x1="10.118cm" svg:y1="3.149cm" svg:x2="10.118cm" svg:y2="4.147cm"><text:p/></draw:line><draw:g draw:style-name="gr7"><draw:custom-shape draw:style-name="gr39" draw:text-style-name="P53" svg:width="5.977cm" svg:height="1.151cm" svg:x="7.123cm" svg:y="7.486cm"><text:p text:style-name="P51"><text:span text:style-name="T13">記事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8.636cm" svg:x2="10.104cm" svg:y2="9.634cm"><text:p/></draw:line></draw:g><draw:g draw:style-name="gr7"><draw:g draw:style-name="gr7"><draw:custom-shape draw:style-name="gr40" draw:text-style-name="P36" svg:width="6.441cm" svg:height="2.486cm" svg:x="6.983cm" svg:y="9.618cm"><text:p text:style-name="P30"><text:span text:style-name="T8">outputKeyNumberObject()</text:span></text:p><text:p text:style-name="P30"><text:span text:style-name="T8"/></text:p><text:p text:style-name="P30"><text:span text:style-name="T8"/></text:p><text:p text:style-name="P30"><text:span text:style-name="T8"/></text:p><text:p text:style-name="P30"><text:span text:style-name="T8">記事を必要な分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726cm" svg:y1="10.766cm" svg:x2="12.651cm" svg:y2="10.766cm"><text:p/></draw:line><draw:frame draw:style-name="gr14" draw:text-style-name="P38" svg:width="1.01cm" svg:height="0.592cm" svg:x="12.464cm" svg:y="12.271cm"><draw:text-box><text:p><text:span text:style-name="T7">fig ex</text:span></text:p></draw:text-box></draw:frame></draw:g><draw:line draw:style-name="gr3" draw:text-style-name="P29" svg:x1="10.227cm" svg:y1="12.104cm" svg:x2="10.227cm" svg:y2="13.102cm"><text:p/></draw:line></draw:g><draw:g draw:style-name="gr7"><draw:custom-shape draw:style-name="gr39" draw:text-style-name="P53" svg:width="5.977cm" svg:height="1.151cm" svg:x="7.123cm" svg:y="13.076cm"><text:p text:style-name="P51"><text:span text:style-name="T13">ナンバリング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14.226cm" svg:x2="10.104cm" svg:y2="15.224cm"><text:p/></draw:line></draw:g><draw:g draw:style-name="gr7"><draw:g draw:style-name="gr7"><draw:custom-shape draw:style-name="gr41" draw:text-style-name="P36" svg:width="6.441cm" svg:height="1.773cm" svg:x="6.983cm" svg:y="18.604cm"><text:p text:style-name="P30"><text:span text:style-name="T8">this.outputTag()</text:span></text:p><text:p text:style-name="P30"><text:span text:style-name="T8"/></text:p><text:p text:style-name="P30"><text:span text:style-name="T8"/></text:p><text:p text:style-name="P30"><text:span text:style-name="T8">ナンバリング用</text:span><text:span text:style-name="T8">Tag</text:span><text:span text:style-name="T8">を表示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726cm" svg:y1="19.422cm" svg:x2="12.651cm" svg:y2="19.422cm"><text:p/></draw:line><draw:frame draw:style-name="gr42" draw:text-style-name="P38" svg:width="1.01cm" svg:height="0.422cm" svg:x="12.464cm" svg:y="20.496cm"><draw:text-box><text:p><text:span text:style-name="T7">fig3</text:span></text:p></draw:text-box></draw:frame></draw:g><draw:line draw:style-name="gr3" draw:text-style-name="P29" svg:x1="10.227cm" svg:y1="20.375cm" svg:x2="10.227cm" svg:y2="21.087cm"><text:p/></draw:line></draw:g><draw:g draw:style-name="gr7"><draw:custom-shape draw:style-name="gr43" draw:text-style-name="P36" svg:width="6.441cm" svg:height="1.946cm" svg:x="7.108cm" svg:y="21.089cm"><text:p text:style-name="P30"><text:span text:style-name="T8">this.selectPageNumber()</text:span></text:p><text:p text:style-name="P30"><text:span text:style-name="T8"/></text:p><text:p text:style-name="P30"><text:span text:style-name="T8"/></text:p><text:p text:style-name="P30"><text:span text:style-name="T8">現在表示中のページに対応</text:span></text:p><text:p text:style-name="P30"><text:span text:style-name="T8">するナンバリングの色を変え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851cm" svg:y1="21.988cm" svg:x2="12.776cm" svg:y2="21.988cm"><text:p/></draw:line><draw:frame draw:style-name="gr44" draw:text-style-name="P38" svg:width="1.01cm" svg:height="0.463cm" svg:x="12.589cm" svg:y="23.167cm"><draw:text-box><text:p><text:span text:style-name="T7">fig13</text:span></text:p></draw:text-box></draw:frame></draw:g><draw:line draw:style-name="gr3" draw:text-style-name="P29" svg:x1="10.352cm" svg:y1="23.035cm" svg:x2="10.352cm" svg:y2="24.439cm"><text:p/></draw:line><draw:custom-shape draw:style-name="gr5" draw:text-style-name="P31" svg:width="0.966cm" svg:height="1.001cm" svg:x="9.816cm" svg:y="24.44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4.742cm" svg:height="7.361cm" svg:x="10.315cm" svg:y="16.454cm" svg:viewBox="0 0 4743 7362" draw:points="2658,0 4743,0 4743,7362 0,7362"><text:p/></draw:polyline></draw:g></text:p>
      <text:p text:style-name="P2"><draw:g text:anchor-type="as-char" draw:z-index="11" draw:style-name="gr17"><draw:frame draw:style-name="gr2" draw:text-style-name="P28" svg:width="6.374cm" svg:height="9.081cm" svg:x="0cm" svg:y="0.256cm"><draw:text-box><text:p><text:span text:style-name="T8">Fig9 </text:span><text:span text:style-name="T8">続き</text:span></text:p><text:p><text:span text:style-name="T2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3" svg:width="5.815cm" svg:height="2.511cm" svg:x="7.232cm" svg:y="1.995cm"><text:p text:style-name="P32"><text:span text:style-name="T4">スクロール位置が低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76cm" svg:y1="4.505cm" svg:x2="10.176cm" svg:y2="5.503cm"><text:p/></draw:line></draw:g><draw:g draw:style-name="gr7"><draw:custom-shape draw:style-name="gr39" draw:text-style-name="P53" svg:width="5.977cm" svg:height="1.151cm" svg:x="7.246cm" svg:y="5.461cm"><text:p text:style-name="P51"><text:span text:style-name="T13">スクロール位置を上に戻す。記事が見え</text:span></text:p><text:p text:style-name="P51"><text:span text:style-name="T13">なくならないようにするため、</text:span><text:span text:style-name="T13">.main</text:span><text:span text:style-name="T13">の縦座標</text:span></text:p><text:p text:style-name="P51"><text:span text:style-name="T13">を基準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6.611cm" svg:x2="10.227cm" svg:y2="7.609cm"><text:p/></draw:line></draw:g><draw:custom-shape draw:style-name="gr5" draw:text-style-name="P31" svg:width="0.966cm" svg:height="1.001cm" svg:x="9.638cm" svg:y="7.461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4.368cm" svg:height="3.82cm" svg:x="10.227cm" svg:y="3.29cm" svg:viewBox="0 0 4369 3821" draw:points="2750,0 4369,0 4369,3821 0,3821"><text:p/></draw:polyline></draw:g></text:p>
      <text:p text:style-name="P2"><draw:g text:anchor-type="as-char" draw:z-index="12" draw:style-name="gr17"><draw:frame draw:style-name="gr2" draw:text-style-name="P43" svg:width="6.374cm" svg:height="9.081cm" svg:x="0cm" svg:y="0.256cm"><draw:text-box><text:p><text:span text:style-name="T8">Fig10</text:span></text:p><text:p><text:span text:style-name="T8">関数名：</text:span><text:span text:style-name="T8">createNumbering</text:span></text:p><text:p text:style-name="P39"><text:span text:style-name="T8">概要：ブログページのナンバリング</text:span><text:span text:style-name="T8">(</text:span><text:span text:style-name="T8">ページャ</text:span><text:span text:style-name="T8">)</text:span><text:span text:style-name="T8">を作る。</text:span></text:p><text:p text:style-name="P40"><text:span text:style-name="T8">引数：</text:span><text:span text:style-name="T8">String jsonName:JSON</text:span><text:span text:style-name="T8">名</text:span></text:p><text:p text:style-name="P40"><text:span text:style-name="T8"><text:s/></text:span><text:span text:style-name="T8">int startPage:</text:span><text:span text:style-name="T8">表示する</text:span><text:span text:style-name="T8">1</text:span><text:span text:style-name="T8">つ目のナンバリングの番号。</text:span></text:p><text:p text:style-name="P62"><text:span text:style-name="T8">int displayPageMax:</text:span><text:span text:style-name="T8">表示するナンバリングの最大個数。</text:span></text:p><text:p text:style-name="P62"><text:span text:style-name="T8">int pageNum:1</text:span><text:span text:style-name="T8">ページに表示する記事数。</text:span></text:p><text:p><text:span text:style-name="T8">戻り値：なし</text:span></text:p><text:p><text:span text:style-name="T8"/></text:p><text:p text:style-name="P49"><text:span text:style-name="T8">変数</text:span><text:span text:style-name="T8">:var pageMax:</text:span><text:span text:style-name="T8">全ページ数</text:span></text:p><text:p text:style-name="P49"><text:span text:style-name="T8">var lastPage:</text:span><text:span text:style-name="T8">最後のページ番号</text:span></text:p><text:p text:style-name="P49"><text:span text:style-name="T8">var indexText:</text:span><text:span text:style-name="T8">ナンバリングのボタンの連番</text:span></text:p><text:p text:style-name="P49"><text:span text:style-name="T8">var map:</text:span><text:span text:style-name="T8">ナンバリング</text:span><text:span text:style-name="T8">1</text:span><text:span text:style-name="T8">つ</text:span><text:span text:style-name="T8">1</text:span><text:span text:style-name="T8">つの</text:span><text:span text:style-name="T8">JSON</text:span><text:span text:style-name="T8">データ</text:span></text:p><text:p text:style-name="P49"><text:span text:style-name="T8">this.json:createTag</text:span><text:span text:style-name="T8">クラスのメンバ。取得した</text:span><text:span text:style-name="T8">JSON</text:span><text:span text:style-name="T8">データを連想配列として格納する</text:span></text:p><text:p text:style-name="P49"><text:span text:style-name="T8">this.numbering:createTag</text:span><text:span text:style-name="T8">クラスのメンバ。生成したナンバリングのデータを一時保存する。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1.674cm" svg:height="1.497cm" svg:x="12.935cm" svg:y="5.363cm" svg:viewBox="0 0 1675 1498" draw:points="0,0 1675,0 1675,1498"><text:p/></draw:polyline><draw:custom-shape draw:style-name="gr29" draw:text-style-name="P53" svg:width="6.1cm" svg:height="1.151cm" svg:x="7.137cm" svg:y="2cm"><text:p text:style-name="P51"><text:span text:style-name="T13">ページ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45" svg:width="6.019cm" svg:height="1.828cm" svg:x="7.123cm" svg:y="13.808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46" draw:text-style-name="P63" svg:width="2.999cm" svg:height="2.916cm" svg:x="8.648cm" svg:y="13.808cm"><draw:text-box><text:p><text:span text:style-name="T5">for</text:span><text:span text:style-name="T5">文でナンバリングを必要なだけ作る</text:span></text:p><text:p><text:span text:style-name="T5">var i = startPage; i &lt;= lastPage; i++</text:span></text:p></draw:text-box></draw:frame></draw:g><draw:line draw:style-name="gr3" draw:text-style-name="P29" svg:x1="10.146cm" svg:y1="15.637cm" svg:x2="10.146cm" svg:y2="16.724cm"><text:p/></draw:line><draw:g draw:style-name="gr7"><draw:custom-shape draw:style-name="gr47" draw:text-style-name="P53" svg:width="3.73cm" svg:height="1.151cm" svg:x="12.753cm" svg:y="6.708cm"><text:p text:style-name="P51"><text:span text:style-name="T13">ナンバリングの作成をせず</text:span></text:p><text:p text:style-name="P51"><text:span text:style-name="T13">に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4.613cm" svg:y1="7.858cm" svg:x2="14.613cm" svg:y2="8.856cm"><text:p/></draw:line></draw:g><draw:g draw:style-name="gr7"><draw:custom-shape draw:style-name="gr34" draw:text-style-name="P33" svg:width="5.815cm" svg:height="2.511cm" svg:x="7.174cm" svg:y="4.099cm"><text:p text:style-name="P32"><text:span text:style-name="T4">ページ数が</text:span><text:span text:style-name="T4">1</text:span><text:span text:style-name="T4">以下ではない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18cm" svg:y1="6.608cm" svg:x2="10.118cm" svg:y2="8.106cm"><text:p/></draw:line></draw:g><draw:line draw:style-name="gr3" draw:text-style-name="P29" svg:x1="10.118cm" svg:y1="3.149cm" svg:x2="10.118cm" svg:y2="4.147cm"><text:p/></draw:line><draw:frame draw:style-name="gr11" svg:width="0.602cm" svg:height="0.627cm" svg:x="11.014cm" svg:y="6.276cm"><draw:text-box><text:p>Y</text:p></draw:text-box></draw:frame><draw:frame draw:style-name="gr11" svg:width="0.602cm" svg:height="0.627cm" svg:x="13.884cm" svg:y="4.778cm"><draw:text-box><text:p>N</text:p></draw:text-box></draw:frame><draw:custom-shape draw:style-name="gr5" draw:text-style-name="P31" svg:width="0.966cm" svg:height="1.001cm" svg:x="14.111cm" svg:y="8.856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6" svg:width="6.116cm" svg:height="2.486cm" svg:x="7.073cm" svg:y="8.107cm"><text:p text:style-name="P30"><text:span text:style-name="T8">this.createNumberingAround()</text:span></text:p><text:p text:style-name="P30"><text:span text:style-name="T8"/></text:p><text:p text:style-name="P30"><text:span text:style-name="T8"/></text:p><text:p text:style-name="P30"><text:span text:style-name="T8">&lt;&lt;</text:span><text:span text:style-name="T8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779cm" svg:y1="9.252cm" svg:x2="12.456cm" svg:y2="9.252cm"><text:p/></draw:line><draw:frame draw:style-name="gr14" draw:text-style-name="P38" svg:width="0.959cm" svg:height="0.592cm" svg:x="12.278cm" svg:y="10.76cm"><draw:text-box><text:p><text:span text:style-name="T7">fig11</text:span></text:p></draw:text-box></draw:frame></draw:g><draw:line draw:style-name="gr3" draw:text-style-name="P29" svg:x1="10.154cm" svg:y1="10.592cm" svg:x2="10.154cm" svg:y2="11.59cm"><text:p/></draw:line></draw:g><draw:g draw:style-name="gr7"><draw:custom-shape draw:style-name="gr49" draw:text-style-name="P53" svg:width="5.367cm" svg:height="1.285cm" svg:x="7.622cm" svg:y="11.449cm"><text:p text:style-name="P51"><text:span text:style-name="T13">ナンバリングの中の最後の数字を</text:span></text:p><text:p text:style-name="P51"><text:span text:style-name="T13">算出して変数に格納する。最終ページ</text:span></text:p><text:p text:style-name="P51"><text:span text:style-name="T13">を超えていれば最終ページに丸め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98cm" svg:y1="12.734cm" svg:x2="10.298cm" svg:y2="13.849cm"><text:p/></draw:line></draw:g><draw:g draw:style-name="gr7"><draw:custom-shape draw:style-name="gr50" draw:text-style-name="P53" svg:width="5.37cm" svg:height="1.004cm" svg:x="7.523cm" svg:y="16.593cm"><text:p text:style-name="P51"><text:span text:style-name="T13">ナンバリングのボタンの連番の</text:span></text:p><text:p text:style-name="P51"><text:span text:style-name="T13">数値を文字列に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01cm" svg:y1="17.596cm" svg:x2="10.201cm" svg:y2="18.467cm"><text:p/></draw:line></draw:g><draw:g draw:style-name="gr7"><draw:custom-shape draw:style-name="gr50" draw:text-style-name="P53" svg:width="5.37cm" svg:height="1.004cm" svg:x="7.523cm" svg:y="18.341cm"><text:p text:style-name="P51"><text:span text:style-name="T13">ページ数をキーとした</text:span></text:p><text:p text:style-name="P51"><text:span text:style-name="T13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01cm" svg:y1="19.344cm" svg:x2="10.201cm" svg:y2="20.215cm"><text:p/></draw:line></draw:g><draw:g draw:style-name="gr7"><draw:custom-shape draw:style-name="gr50" draw:text-style-name="P53" svg:width="5.37cm" svg:height="1.004cm" svg:x="7.523cm" svg:y="20.087cm"><text:p text:style-name="P51"><text:span text:style-name="T13">map</text:span><text:span text:style-name="T13">に</text:span><text:span text:style-name="T13">indexText</text:span><text:span text:style-name="T13">の値をキー</text:span></text:p><text:p text:style-name="P51"><text:span text:style-name="T13">とした連想配列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01cm" svg:y1="21.09cm" svg:x2="10.201cm" svg:y2="21.961cm"><text:p/></draw:line></draw:g><draw:g draw:style-name="gr7"><draw:custom-shape draw:style-name="gr50" draw:text-style-name="P53" svg:width="5.37cm" svg:height="1.004cm" svg:x="7.523cm" svg:y="21.835cm"><text:p text:style-name="P51"><text:span text:style-name="T13">map</text:span><text:span text:style-name="T13">の</text:span><text:span text:style-name="T13">"text"</text:span><text:span text:style-name="T13">キーに</text:span></text:p><text:p text:style-name="P51"><text:span text:style-name="T13">ページ数を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01cm" svg:y1="22.838cm" svg:x2="10.201cm" svg:y2="23.709cm"><text:p/></draw:line></draw:g><draw:custom-shape draw:style-name="gr5" draw:text-style-name="P31" svg:width="0.966cm" svg:height="1.001cm" svg:x="9.638cm" svg:y="23.705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3" draw:style-name="gr17"><draw:frame draw:style-name="gr2" draw:text-style-name="P43" svg:width="6.374cm" svg:height="9.081cm" svg:x="0cm" svg:y="0.256cm"><draw:text-box><text:p><text:span text:style-name="T8">Fig10 2</text:span><text:span text:style-name="T8">ページ目</text:span></text:p><text:p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3" svg:width="6.1cm" svg:height="1.151cm" svg:x="7.137cm" svg:y="2cm"><text:p text:style-name="P51"><text:span text:style-name="T13">map</text:span><text:span text:style-name="T13">の関数実行の属性キーに</text:span></text:p><text:p text:style-name="P51"><text:span text:style-name="T13">outputNumberingTag</text:span><text:span text:style-name="T13">を設定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58" svg:width="5.991cm" svg:height="1.08cm" svg:x="7.108cm" svg:y="6.154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104cm" svg:y1="7.234cm" svg:x2="10.104cm" svg:y2="8.232cm"><text:p/></draw:line></draw:g><draw:g draw:style-name="gr7"><draw:custom-shape draw:style-name="gr39" draw:text-style-name="P53" svg:width="5.977cm" svg:height="1.151cm" svg:x="7.108cm" svg:y="4.087cm"><text:p text:style-name="P51"><text:span text:style-name="T13">this.numbering</text:span><text:span text:style-name="T13">に、作成した</text:span></text:p><text:p text:style-name="P51"><text:span text:style-name="T13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89cm" svg:y1="5.237cm" svg:x2="10.089cm" svg:y2="6.235cm"><text:p/></draw:line></draw:g><draw:line draw:style-name="gr3" draw:text-style-name="P29" svg:x1="10.118cm" svg:y1="3.115cm" svg:x2="10.118cm" svg:y2="4.113cm"><text:p/></draw:line><draw:g draw:style-name="gr7"><draw:custom-shape draw:style-name="gr39" draw:text-style-name="P53" svg:width="5.977cm" svg:height="1.151cm" svg:x="7.246cm" svg:y="11.601cm"><text:p text:style-name="P51"><text:span text:style-name="T13">createTag</text:span><text:span text:style-name="T13">クラスのメンバ</text:span><text:span text:style-name="T13">json</text:span><text:span text:style-name="T13">に</text:span><text:span text:style-name="T13">numbering</text:span></text:p><text:p text:style-name="P51"><text:span text:style-name="T13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2.751cm" svg:x2="10.227cm" svg:y2="13.749cm"><text:p/></draw:line></draw:g><draw:g draw:style-name="gr7"><draw:custom-shape draw:style-name="gr39" draw:text-style-name="P53" svg:width="5.977cm" svg:height="1.151cm" svg:x="7.246cm" svg:y="13.723cm"><text:p text:style-name="P51"><text:span text:style-name="T13">numbering</text:span><text:span text:style-name="T13">オブジェクト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4.873cm" svg:x2="10.227cm" svg:y2="15.871cm"><text:p/></draw:line></draw:g><draw:custom-shape draw:style-name="gr5" draw:text-style-name="P31" svg:width="0.966cm" svg:height="1.001cm" svg:x="9.775cm" svg:y="15.843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6" svg:width="6.116cm" svg:height="2.486cm" svg:x="7.108cm" svg:y="8.107cm"><text:p text:style-name="P30"><text:span text:style-name="T8">this.createNumberingAround()</text:span></text:p><text:p text:style-name="P30"><text:span text:style-name="T8"/></text:p><text:p text:style-name="P30"><text:span text:style-name="T8"/></text:p><text:p text:style-name="P30"><text:span text:style-name="T8">&gt;&gt;</text:span><text:span text:style-name="T8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30" svg:x1="7.814cm" svg:y1="9.252cm" svg:x2="12.491cm" svg:y2="9.252cm"><text:p/></draw:line><draw:frame draw:style-name="gr14" draw:text-style-name="P38" svg:width="0.959cm" svg:height="0.592cm" svg:x="12.314cm" svg:y="10.76cm"><draw:text-box><text:p><text:span text:style-name="T7">fig11</text:span></text:p></draw:text-box></draw:frame></draw:g><draw:line draw:style-name="gr3" draw:text-style-name="P29" svg:x1="10.189cm" svg:y1="10.592cm" svg:x2="10.189cm" svg:y2="11.59cm"><text:p/></draw:line></draw:g></draw:g></text:p>
      <text:p text:style-name="P2"><draw:g text:anchor-type="as-char" draw:z-index="14" draw:style-name="gr17"><draw:frame draw:style-name="gr51" draw:text-style-name="P43" svg:width="6.374cm" svg:height="8.351cm" svg:x="0cm" svg:y="0cm"><draw:text-box><text:p><text:span text:style-name="T8">Fig11</text:span></text:p><text:p><text:span text:style-name="T8">関数名：</text:span><text:span text:style-name="T8">createNumberingAround</text:span></text:p><text:p text:style-name="P39"><text:span text:style-name="T8">概要：ナンバリングの</text:span><text:span text:style-name="T8">&lt;&lt;</text:span><text:span text:style-name="T8">、</text:span><text:span text:style-name="T8">&gt;&gt;</text:span><text:span text:style-name="T8">を作る。</text:span></text:p><text:p text:style-name="P40"><text:span text:style-name="T8">引数：</text:span><text:span text:style-name="T8">object numbering:</text:span><text:span text:style-name="T8">ナンバリングが格納されている連想配列。</text:span></text:p><text:p text:style-name="P62"><text:span text:style-name="T8">string key:</text:span><text:span text:style-name="T8">キー名。</text:span><text:span text:style-name="T8">'pre'</text:span><text:span text:style-name="T8">または</text:span><text:span text:style-name="T8">'next'</text:span><text:span text:style-name="T8">が入っている。</text:span></text:p><text:p text:style-name="P62"><text:span text:style-name="T8"><text:s/></text:span><text:span text:style-name="T8">String numberingString:</text:span><text:span text:style-name="T8">該当するナンバリングの文字。</text:span></text:p><text:p text:style-name="P62"><text:span text:style-name="T8"><text:s/></text:span><text:span text:style-name="T8">int startPage:</text:span><text:span text:style-name="T8">表示する最初のナンバリングの番号。</text:span></text:p><text:p text:style-name="P62"><text:span text:style-name="T8">int displayPageMax:</text:span><text:span text:style-name="T8">表示するナンバリングの個数。</text:span></text:p><text:p text:style-name="P62"><text:span text:style-name="T8"><text:s/></text:span><text:span text:style-name="T8">int displayPage:</text:span><text:span text:style-name="T8">現在のページ番号</text:span></text:p><text:p text:style-name="P62"><text:span text:style-name="T8"><text:s/></text:span><text:span text:style-name="T8">int pageMax:</text:span><text:span text:style-name="T8">全ページ数。</text:span></text:p><text:p text:style-name="P62"><text:span text:style-name="T8">String jsonName:JSON</text:span><text:span text:style-name="T8">名。</text:span></text:p><text:p text:style-name="P62"><text:span text:style-name="T8">int pageNum:1</text:span><text:span text:style-name="T8">ページに表示する記事数。</text:span></text:p><text:p text:style-name="P62"><text:span text:style-name="T8">String targetArea:</text:span><text:span text:style-name="T8">記事の追加先。</text:span></text:p><text:p><text:span text:style-name="T8">戻り値：なし</text:span></text:p><text:p><text:span text:style-name="T8"/></text:p><text:p text:style-name="P49"><text:span text:style-name="T8">変数</text:span><text:span text:style-name="T8">:var startAroundPage:</text:span><text:span text:style-name="T8">ナンバリングの表示開始ページ数</text:span></text:p><text:p text:style-name="P64"><text:span text:style-name="T8">var keyObj:</text:span><text:span text:style-name="T8">作成する</text:span><text:span text:style-name="T8">&lt;&lt;</text:span><text:span text:style-name="T8">または</text:span><text:span text:style-name="T8">&gt;&gt;</text:span><text:span text:style-name="T8">のナンバリングのデータの連想配列</text:span></text:p></draw:text-box></draw:frame><draw:line draw:style-name="gr3" draw:text-style-name="P29" svg:x1="9.994cm" svg:y1="1.012cm" svg:x2="9.994cm" svg:y2="2.01cm"><text:p/></draw:line><draw:line draw:style-name="gr4" draw:text-style-name="P30" svg:x1="6.375cm" svg:y1="0.012cm" svg:x2="6.375cm" svg:y2="25.668cm"><text:p/></draw:line><draw:custom-shape draw:style-name="gr5" draw:text-style-name="P31" svg:width="0.966cm" svg:height="1.001cm" svg:x="9.514cm" svg:y="0.011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2.921cm" svg:height="0.998cm" svg:x="12.797cm" svg:y="5.212cm" svg:viewBox="0 0 2922 999" draw:points="0,0 2922,0 2922,999"><text:p/></draw:polyline><draw:polyline draw:style-name="gr10" draw:text-style-name="P30" svg:width="9.983cm" svg:height="5.667cm" draw:transform="rotate (-1.5707963267949) translate (15.7197777777778cm 7.58450000000001cm)" svg:viewBox="0 0 9984 5668" draw:points="0,0 9984,0 9984,5668"><text:p/></draw:polyline><draw:custom-shape draw:style-name="gr29" draw:text-style-name="P53" svg:width="6.1cm" svg:height="1.151cm" svg:x="7.013cm" svg:y="2.011cm"><text:p text:style-name="P51"><text:span text:style-name="T13">ナンバリングの表示開始ページ数を</text:span></text:p><text:p text:style-name="P51"><text:span text:style-name="T13">格納する変数</text:span><text:span text:style-name="T13">startAroundPage</text:span><text:span text:style-name="T13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9.994cm" svg:y1="3.161cm" svg:x2="9.994cm" svg:y2="3.994cm"><text:p/></draw:line><draw:custom-shape draw:style-name="gr34" draw:text-style-name="P33" svg:width="5.815cm" svg:height="2.511cm" svg:x="7.05cm" svg:y="3.965cm"><text:p text:style-name="P32"><text:span text:style-name="T4">前移動 </text:span><text:span text:style-name="T4">&lt;&lt; </text:span><text:span text:style-name="T4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9.994cm" svg:y1="6.475cm" svg:x2="9.994cm" svg:y2="9.191cm"><text:p/></draw:line><draw:custom-shape draw:style-name="gr52" draw:text-style-name="P53" svg:width="4.119cm" svg:height="1.375cm" svg:x="12.351cm" svg:y="6.211cm"><text:p text:style-name="P51"><text:span text:style-name="T13">開始ページを算出、</text:span><text:span text:style-name="T13">1</text:span><text:span text:style-name="T13">ページ</text:span></text:p><text:p text:style-name="P51"><text:span text:style-name="T13">以下の場合には</text:span><text:span text:style-name="T13">1</text:span><text:span text:style-name="T13">ページ</text:span></text:p><text:p text:style-name="P51"><text:span text:style-name="T13">に丸め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33" svg:width="5.815cm" svg:height="2.511cm" svg:x="7.108cm" svg:y="9.192cm"><text:p text:style-name="P32"><text:span text:style-name="T4">後移動 </text:span><text:span text:style-name="T4">&gt;&gt; </text:span><text:span text:style-name="T4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52cm" svg:y1="11.702cm" svg:x2="10.052cm" svg:y2="13.448cm"><text:p/></draw:line><draw:frame draw:style-name="gr11" svg:width="0.602cm" svg:height="0.627cm" svg:x="11.478cm" svg:y="6.459cm"><draw:text-box><text:p>N</text:p></draw:text-box></draw:frame><draw:frame draw:style-name="gr11" svg:width="0.602cm" svg:height="0.627cm" svg:x="13.122cm" svg:y="3.965cm"><draw:text-box><text:p>Y</text:p></draw:text-box></draw:frame><draw:polyline draw:style-name="gr10" draw:text-style-name="P29" svg:width="1.05cm" svg:height="1.001cm" svg:x="12.797cm" svg:y="10.454cm" svg:viewBox="0 0 1051 1002" draw:points="0,0 1051,0 1051,1002"><text:p/></draw:polyline><draw:custom-shape draw:style-name="gr53" draw:text-style-name="P53" svg:width="4.119cm" svg:height="1.625cm" svg:x="11.476cm" svg:y="11.451cm"><text:p text:style-name="P51"><text:span text:style-name="T13">開始ページを算出、表示ペ</text:span></text:p><text:p text:style-name="P51"><text:span text:style-name="T13">ージが最終ページを超えて</text:span></text:p><text:p text:style-name="P51"><text:span text:style-name="T13">いる場合、最終ページから</text:span></text:p><text:p text:style-name="P51"><text:span text:style-name="T13">開始ページを逆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4" draw:text-style-name="P53" svg:width="5.991cm" svg:height="1.001cm" svg:x="6.985cm" svg:y="13.448cm"><text:p text:style-name="P51"><text:span text:style-name="T13">途中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svg:width="0.602cm" svg:height="0.627cm" svg:x="13.122cm" svg:y="9.454cm"><draw:text-box><text:p>Y</text:p></draw:text-box></draw:frame><draw:frame draw:style-name="gr11" svg:width="0.602cm" svg:height="0.627cm" svg:x="10.728cm" svg:y="11.827cm"><draw:text-box><text:p>N</text:p></draw:text-box></draw:frame><draw:line draw:style-name="gr3" draw:text-style-name="P29" svg:x1="10.052cm" svg:y1="14.448cm" svg:x2="10.052cm" svg:y2="15.695cm"><text:p/></draw:line><draw:custom-shape draw:style-name="gr5" draw:text-style-name="P31" svg:width="0.966cm" svg:height="1.001cm" svg:x="9.514cm" svg:y="15.695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6.737cm" svg:height="3.867cm" draw:transform="rotate (-1.5707963267949) translate (13.8482916666667cm 13.0754861111111cm)" svg:viewBox="0 0 6738 3868" draw:points="0,0 4117,0 4117,3868 6738,3868"><text:p/></draw:polyline><draw:custom-shape draw:style-name="gr5" draw:text-style-name="P31" svg:width="0.966cm" svg:height="1.001cm" svg:x="9.514cm" svg:y="19.814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5" draw:style-name="gr17"><draw:frame draw:style-name="gr2" draw:text-style-name="P28" svg:width="6.374cm" svg:height="9.081cm" svg:x="0cm" svg:y="0.256cm"><draw:text-box><text:p><text:span text:style-name="T8">Fig11 2</text:span><text:span text:style-name="T8">ページ目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14.718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3" svg:width="6.1cm" svg:height="1.151cm" svg:x="7.137cm" svg:y="2cm"><text:p text:style-name="P51"><text:span text:style-name="T13">key</text:span><text:span text:style-name="T13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9" draw:text-style-name="P53" svg:width="5.977cm" svg:height="1.151cm" svg:x="7.123cm" svg:y="4.085cm"><text:p text:style-name="P51"><text:span text:style-name="T13">key</text:span><text:span text:style-name="T13">のキーを持った連想配列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5.235cm" svg:x2="10.104cm" svg:y2="6.233cm"><text:p/></draw:line></draw:g><draw:line draw:style-name="gr3" draw:text-style-name="P29" svg:x1="10.118cm" svg:y1="3.114cm" svg:x2="10.118cm" svg:y2="4.112cm"><text:p/></draw:line><draw:g draw:style-name="gr7"><draw:custom-shape draw:style-name="gr39" draw:text-style-name="P53" svg:width="5.977cm" svg:height="1.151cm" svg:x="7.123cm" svg:y="6.207cm"><text:p text:style-name="P51"><text:span text:style-name="T13">keyObj</text:span><text:span text:style-name="T13">の有効属性を</text:span><text:span text:style-name="T13">ON</text:span><text:span text:style-name="T13">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7.357cm" svg:x2="10.104cm" svg:y2="8.355cm"><text:p/></draw:line></draw:g><draw:g draw:style-name="gr7"><draw:custom-shape draw:style-name="gr39" draw:text-style-name="P53" svg:width="5.977cm" svg:height="1.151cm" svg:x="7.123cm" svg:y="8.329cm"><text:p text:style-name="P51"><text:span text:style-name="T13">実際に設定する文字を</text:span><text:span text:style-name="T13">keyObj</text:span><text:span text:style-name="T13">の</text:span><text:span text:style-name="T13">text</text:span></text:p><text:p text:style-name="P51"><text:span text:style-name="T13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9.479cm" svg:x2="10.104cm" svg:y2="10.477cm"><text:p/></draw:line></draw:g><draw:g draw:style-name="gr7"><draw:custom-shape draw:style-name="gr39" draw:text-style-name="P53" svg:width="5.977cm" svg:height="1.151cm" svg:x="7.123cm" svg:y="10.449cm"><text:p text:style-name="P51"><text:span text:style-name="T13">keyObj</text:span><text:span text:style-name="T13">の関数実行属性キーに</text:span></text:p><text:p text:style-name="P51"><text:span text:style-name="T13">outputNumberingTag</text:span><text:span text:style-name="T13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11.598cm" svg:x2="10.104cm" svg:y2="12.596cm"><text:p/></draw:line></draw:g><draw:g draw:style-name="gr7"><draw:custom-shape draw:style-name="gr39" draw:text-style-name="P53" svg:width="5.977cm" svg:height="1.151cm" svg:x="7.123cm" svg:y="12.571cm"><text:p text:style-name="P51"><text:span text:style-name="T13">numbering</text:span><text:span text:style-name="T13">オブジェクトの中に</text:span><text:span text:style-name="T13">keyObj</text:span><text:span text:style-name="T13">を</text:span></text:p><text:p text:style-name="P51"><text:span text:style-name="T13">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13.72cm" svg:x2="10.104cm" svg:y2="14.718cm"><text:p/></draw:line></draw:g><draw:custom-shape draw:style-name="gr5" draw:text-style-name="P31" svg:width="0.966cm" svg:height="1.001cm" svg:x="9.638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16" draw:style-name="gr17"><draw:frame draw:style-name="gr2" draw:text-style-name="P43" svg:width="6.374cm" svg:height="9.081cm" svg:x="0cm" svg:y="0.256cm"><draw:text-box><text:p><text:span text:style-name="T8">Fig12</text:span></text:p><text:p><text:span text:style-name="T8">関数名：</text:span><text:span text:style-name="T8">getJsonObjectNum</text:span></text:p><text:p text:style-name="P39"><text:span text:style-name="T8">概要：</text:span><text:span text:style-name="T8">json</text:span><text:span text:style-name="T8">の指定キー直下の数字キーの数を返す。</text:span></text:p><text:p text:style-name="P40"><text:span text:style-name="T8">引数：</text:span><text:span text:style-name="T8">String jsonName:</text:span><text:span text:style-name="T8">処理対象の</text:span><text:span text:style-name="T8">JSON</text:span><text:span text:style-name="T8">のキー名。</text:span></text:p><text:p text:style-name="P65"><text:span text:style-name="T8">戻り値：</text:span><text:span text:style-name="T8">int:</text:span><text:span text:style-name="T8">チェック対象の数を返す。</text:span></text:p><text:p><text:span text:style-name="T8"/></text:p><text:p text:style-name="P49"><text:span text:style-name="T8">変数</text:span><text:span text:style-name="T8">:var retNum:</text:span><text:span text:style-name="T8">返却する数値を格納する変数。</text:span></text:p><text:p text:style-name="P64"><text:span text:style-name="T8">this.json:createTag</text:span><text:span text:style-name="T8">クラスのメンバ。取得した</text:span><text:span text:style-name="T8">JSON</text:span><text:span text:style-name="T8">データを連想配列として格納する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3" svg:width="6.1cm" svg:height="1.151cm" svg:x="7.137cm" svg:y="2cm"><text:p text:style-name="P51"><text:span text:style-name="T13">返却する値を格納するための変数</text:span><text:span text:style-name="T13">retNm</text:span><text:span text:style-name="T13">を</text:span></text:p><text:p text:style-name="P51"><text:span text:style-name="T13">宣言、</text:span><text:span text:style-name="T13">0</text:span><text:span text:style-name="T13">で初期化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3" svg:width="5.815cm" svg:height="2.511cm" svg:x="7.246cm" svg:y="6.357cm"><text:p text:style-name="P32"><text:span text:style-name="T4">キーが数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9cm" svg:y1="8.867cm" svg:x2="10.19cm" svg:y2="9.865cm"><text:p/></draw:line></draw:g><draw:g draw:style-name="gr7"><draw:custom-shape draw:style-name="gr35" draw:text-style-name="P58" svg:width="5.991cm" svg:height="1.08cm" svg:x="7.371cm" svg:y="11.973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366cm" svg:y1="13.053cm" svg:x2="10.366cm" svg:y2="14.051cm"><text:p/></draw:line></draw:g><draw:g draw:style-name="gr7"><draw:custom-shape draw:style-name="gr55" draw:text-style-name="P53" svg:width="5.982cm" svg:height="1.156cm" svg:x="7.382cm" svg:y="9.825cm"><text:p text:style-name="P51"><text:span text:style-name="T13">retNum</text:span><text:span text:style-name="T13">に</text:span><text:span text:style-name="T13">1</text:span><text:span text:style-name="T13">を足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64cm" svg:y1="10.977cm" svg:x2="10.364cm" svg:y2="11.977cm"><text:p/></draw:line></draw:g><draw:line draw:style-name="gr3" draw:text-style-name="P29" svg:x1="10.118cm" svg:y1="3.114cm" svg:x2="10.118cm" svg:y2="4.112cm"><text:p/></draw:line><draw:g draw:style-name="gr7"><draw:g draw:style-name="gr7"><draw:custom-shape draw:style-name="gr56" svg:width="6.019cm" svg:height="1.218cm" svg:x="7.123cm" svg:y="4.142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57" draw:text-style-name="P63" svg:width="2.999cm" svg:height="1.248cm" svg:x="8.629cm" svg:y="4.112cm"><draw:text-box><text:p><text:span text:style-name="T5">this.json</text:span><text:span text:style-name="T5">のキーを走査する</text:span></text:p></draw:text-box></draw:frame></draw:g><draw:line draw:style-name="gr3" draw:text-style-name="P29" svg:x1="10.118cm" svg:y1="5.359cm" svg:x2="10.118cm" svg:y2="6.357cm"><text:p/></draw:line></draw:g><draw:g draw:style-name="gr7"><draw:custom-shape draw:style-name="gr55" draw:text-style-name="P53" svg:width="5.982cm" svg:height="1.156cm" svg:x="7.382cm" svg:y="13.97cm"><text:p text:style-name="P51"><text:span text:style-name="T13">retNum</text:span><text:span text:style-name="T13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64cm" svg:y1="15.123cm" svg:x2="10.364cm" svg:y2="16.123cm"><text:p/></draw:line></draw:g><draw:custom-shape draw:style-name="gr5" draw:text-style-name="P31" svg:width="0.966cm" svg:height="1.001cm" svg:x="9.901cm" svg:y="15.967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4.368cm" svg:height="3.867cm" svg:x="10.365cm" svg:y="7.606cm" svg:viewBox="0 0 4369 3868" draw:points="2695,0 4369,0 4369,3868 0,3868"><text:p/></draw:polyline><draw:frame draw:style-name="gr11" svg:width="0.602cm" svg:height="0.627cm" svg:x="11.513cm" svg:y="8.604cm"><draw:text-box><text:p>Y</text:p></draw:text-box></draw:frame><draw:frame draw:style-name="gr11" svg:width="0.602cm" svg:height="0.627cm" svg:x="13.384cm" svg:y="6.854cm"><draw:text-box><text:p>N</text:p></draw:text-box></draw:frame></draw:g></text:p>
      <text:p text:style-name="P2"><draw:g text:anchor-type="as-char" draw:z-index="17" draw:style-name="gr17"><draw:frame draw:style-name="gr2" draw:text-style-name="P43" svg:width="6.374cm" svg:height="9.081cm" svg:x="0cm" svg:y="0.256cm"><draw:text-box><text:p><text:span text:style-name="T8">Fig13</text:span></text:p><text:p><text:span text:style-name="T8">関数名：</text:span><text:span text:style-name="T8">selectPageNumber</text:span></text:p><text:p text:style-name="P39"><text:span text:style-name="T8">概要：選択中のページナンバーの色を変える。</text:span></text:p><text:p text:style-name="P40"><text:span text:style-name="T8">引数：</text:span><text:span text:style-name="T8">int displayPage:</text:span><text:span text:style-name="T8">表示中のページ番号。</text:span></text:p><text:p><text:span text:style-name="T8">戻り値：なし</text:span></text:p><text:p text:style-name="P49"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3" svg:width="6.1cm" svg:height="1.151cm" svg:x="7.137cm" svg:y="2cm"><text:p text:style-name="P51"><text:span text:style-name="T13">全てのページナンバーから</text:span><text:span text:style-name="T13">select</text:span><text:span text:style-name="T13">クラス</text:span></text:p><text:p text:style-name="P51"><text:span text:style-name="T13">を除去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53" svg:width="5.98cm" svg:height="1.153cm" svg:x="7.123cm" svg:y="4.083cm"><text:p text:style-name="P51"><text:span text:style-name="T13">選択中のページナンバーのタグに</text:span></text:p><text:p text:style-name="P51"><text:span text:style-name="T13">select</text:span><text:span text:style-name="T13">クラスを付与して色を変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5cm" svg:y1="5.232cm" svg:x2="10.105cm" svg:y2="6.23cm"><text:p/></draw:line></draw:g><draw:line draw:style-name="gr3" draw:text-style-name="P29" svg:x1="10.118cm" svg:y1="3.112cm" svg:x2="10.118cm" svg:y2="4.11cm"><text:p/></draw:line><draw:custom-shape draw:style-name="gr5" draw:text-style-name="P31" svg:width="0.966cm" svg:height="1.001cm" svg:x="9.638cm" svg:y="6.23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8" draw:style-name="gr17"><draw:frame draw:style-name="gr2" draw:text-style-name="P43" svg:width="6.374cm" svg:height="9.081cm" svg:x="0cm" svg:y="0.256cm"><draw:text-box><text:p><text:span text:style-name="T8">Fig14</text:span></text:p><text:p><text:span text:style-name="T8">関数名：</text:span><text:span text:style-name="T8">createElementTag</text:span></text:p><text:p text:style-name="P39"><text:span text:style-name="T8">概要：</text:span><text:span text:style-name="T8">JSON</text:span><text:span text:style-name="T8">のノードに対応したタグを作る。</text:span></text:p><text:p text:style-name="P40"><text:span text:style-name="T8">引数：</text:span><text:span text:style-name="T8">Array stackKey:</text:span><text:span text:style-name="T8">キーを格納するスタック形式の配列</text:span></text:p><text:p text:style-name="P41"><text:span text:style-name="T8">:Object curMapNode:</text:span><text:span text:style-name="T8">現在さしている</text:span><text:span text:style-name="T8">JSON</text:span><text:span text:style-name="T8">のノード</text:span></text:p><text:p text:style-name="P41"><text:span text:style-name="T8">:Element topDomNode:</text:span><text:span text:style-name="T8">現在さしている</text:span><text:span text:style-name="T8">DOM</text:span><text:span text:style-name="T8">の先頭</text:span></text:p><text:p text:style-name="P40"><text:span text:style-name="T8">返却値 <text:s/></text:span><text:span text:style-name="T8">:</text:span><text:span text:style-name="T8">なし</text:span></text:p><text:p><text:span text:style-name="T8">戻り値：なし</text:span></text:p><text:p><text:span text:style-name="T8"/></text:p><text:p text:style-name="P49"><text:span text:style-name="T8">変数</text:span><text:span text:style-name="T8">:var mapNode:</text:span><text:span text:style-name="T8">ループで走査する連想配列のキーの値を格納する変数</text:span></text:p><text:p text:style-name="P49"><text:span text:style-name="T8">var curDomNode</text:span><text:span text:style-name="T8">カレントの</text:span><text:span text:style-name="T8">DOM</text:span><text:span text:style-name="T8">ノード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3" svg:width="5.815cm" svg:height="2.511cm" svg:x="7.16cm" svg:y="1.988cm"><text:p text:style-name="P32"><text:span text:style-name="T4">curMap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04cm" svg:y1="4.498cm" svg:x2="10.104cm" svg:y2="5.496cm"><text:p/></draw:line></draw:g><draw:polyline draw:style-name="gr10" draw:text-style-name="P30" svg:width="1.923cm" svg:height="1.62cm" svg:x="12.974cm" svg:y="3.237cm" svg:viewBox="0 0 1924 1621" draw:points="0,0 1924,0 1924,1621"><text:p/></draw:polyline><draw:g draw:style-name="gr7"><draw:custom-shape draw:style-name="gr59" draw:text-style-name="P53" svg:width="2.62cm" svg:height="1.017cm" svg:x="13.598cm" svg:y="4.833cm"><text:p text:style-name="P51"><text:span text:style-name="T13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4.904cm" svg:y1="5.849cm" svg:x2="14.904cm" svg:y2="6.731cm"><text:p/></draw:line></draw:g><draw:custom-shape draw:style-name="gr5" draw:text-style-name="P31" svg:width="0.966cm" svg:height="1.001cm" svg:x="14.379cm" svg:y="6.606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60" svg:width="6.019cm" svg:height="1.297cm" svg:x="7.08cm" svg:y="5.415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63" svg:width="2.999cm" svg:height="1.329cm" svg:x="8.587cm" svg:y="5.403cm"><draw:text-box><text:p><text:span text:style-name="T5">curMapNode</text:span><text:span text:style-name="T5">にキーがある限りループする</text:span></text:p></draw:text-box></draw:frame></draw:g><draw:line draw:style-name="gr3" draw:text-style-name="P29" svg:x1="10.084cm" svg:y1="6.731cm" svg:x2="10.084cm" svg:y2="7.729cm"><text:p/></draw:line></draw:g><draw:g draw:style-name="gr7"><draw:custom-shape draw:style-name="gr39" draw:text-style-name="P53" svg:width="5.977cm" svg:height="1.151cm" svg:x="7.108cm" svg:y="7.701cm"><text:p text:style-name="P51"><text:span text:style-name="T13">現在走査しているキー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89cm" svg:y1="8.851cm" svg:x2="10.089cm" svg:y2="9.849cm"><text:p/></draw:line></draw:g><draw:g draw:style-name="gr7"><draw:custom-shape draw:style-name="gr39" draw:text-style-name="P53" svg:width="5.977cm" svg:height="1.151cm" svg:x="7.108cm" svg:y="9.726cm"><text:p text:style-name="P51"><text:span text:style-name="T13">カレントの</text:span><text:span text:style-name="T13">DOM</text:span><text:span text:style-name="T13">ノードを格納する変数</text:span></text:p><text:p text:style-name="P51"><text:span text:style-name="T13">curDomNode</text:span><text:span text:style-name="T13">を宣言、</text:span><text:span text:style-name="T13">null</text:span><text:span text:style-name="T13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89cm" svg:y1="10.876cm" svg:x2="10.089cm" svg:y2="11.874cm"><text:p/></draw:line></draw:g><draw:custom-shape draw:style-name="gr5" draw:text-style-name="P31" svg:width="0.966cm" svg:height="1.001cm" svg:x="9.638cm" svg:y="11.846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9" draw:style-name="gr17"><draw:custom-shape draw:style-name="gr5" draw:text-style-name="P31" svg:width="0.966cm" svg:height="1.001cm" svg:x="1.766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1.424cm" svg:height="0.872cm" svg:x="4.338cm" svg:y="3.369cm" svg:viewBox="0 0 1425 873" draw:points="0,0 1425,0 1425,873"><text:p/></draw:polyline><draw:polyline draw:style-name="gr10" draw:text-style-name="P30" svg:width="3.368cm" svg:height="12.479cm" svg:x="12.502cm" svg:y="9.61cm" svg:viewBox="0 0 3369 12480" draw:points="2078,0 3369,0 3369,12480 0,12480"><text:p/></draw:polyline><draw:frame draw:style-name="gr11" svg:width="0.602cm" svg:height="0.627cm" svg:x="14.646cm" svg:y="8.483cm"><draw:text-box><text:p>N</text:p></draw:text-box></draw:frame><draw:custom-shape draw:style-name="gr62" draw:text-style-name="P33" svg:width="4.368cm" svg:height="2.689cm" svg:x="0cm" svg:y="1.983cm"><text:p text:style-name="P32"><text:span text:style-name="T4">mapNode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2.212cm" svg:y1="4.671cm" svg:x2="2.212cm" svg:y2="7.086cm"><text:p/></draw:line><draw:line draw:style-name="gr3" draw:text-style-name="P29" svg:x1="2.231cm" svg:y1="1cm" svg:x2="2.231cm" svg:y2="1.998cm"><text:p/></draw:line><draw:custom-shape draw:style-name="gr62" draw:text-style-name="P33" svg:width="4.368cm" svg:height="2.689cm" svg:x="3.517cm" svg:y="4.117cm"><text:p text:style-name="P32"><text:span text:style-name="T4">オブジェク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5.729cm" svg:y1="6.805cm" svg:x2="5.78cm" svg:y2="10.234cm"><text:p/></draw:line><draw:custom-shape draw:style-name="gr62" draw:text-style-name="P33" svg:width="4.368cm" svg:height="2.689cm" svg:x="7.011cm" svg:y="6.114cm"><text:p text:style-name="P32"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9.223cm" svg:y1="8.802cm" svg:x2="9.223cm" svg:y2="16.348cm"><text:p/></draw:line><draw:custom-shape draw:style-name="gr62" draw:text-style-name="P33" svg:width="4.368cm" svg:height="2.689cm" svg:x="10.255cm" svg:y="8.236cm"><text:p text:style-name="P32"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2.467cm" svg:y1="10.924cm" svg:x2="12.467cm" svg:y2="19.343cm"><text:p/></draw:line><draw:polyline draw:style-name="gr10" draw:text-style-name="P30" svg:width="1.424cm" svg:height="0.622cm" svg:x="7.832cm" svg:y="5.491cm" svg:viewBox="0 0 1425 623" draw:points="0,0 1425,0 1425,623"><text:p/></draw:polyline><draw:polyline draw:style-name="gr10" draw:text-style-name="P30" svg:width="1.122cm" svg:height="0.747cm" svg:x="11.379cm" svg:y="7.488cm" svg:viewBox="0 0 1123 748" draw:points="0,0 1123,0 1123,748"><text:p/></draw:polyline><draw:frame draw:style-name="gr11" svg:width="0.602cm" svg:height="0.627cm" svg:x="3.018cm" svg:y="4.493cm"><draw:text-box><text:p>Y</text:p></draw:text-box></draw:frame><draw:frame draw:style-name="gr11" svg:width="0.602cm" svg:height="0.627cm" svg:x="6.16cm" svg:y="6.985cm"><draw:text-box><text:p>Y</text:p></draw:text-box></draw:frame><draw:frame draw:style-name="gr11" svg:width="0.602cm" svg:height="0.627cm" svg:x="9.881cm" svg:y="8.61cm"><draw:text-box><text:p>Y</text:p></draw:text-box></draw:frame><draw:frame draw:style-name="gr11" svg:width="0.602cm" svg:height="0.627cm" svg:x="13.25cm" svg:y="10.855cm"><draw:text-box><text:p>Y</text:p></draw:text-box></draw:frame><draw:frame draw:style-name="gr11" svg:width="0.602cm" svg:height="0.627cm" svg:x="4.764cm" svg:y="2.492cm"><draw:text-box><text:p>N</text:p></draw:text-box></draw:frame><draw:frame draw:style-name="gr11" svg:width="0.602cm" svg:height="0.627cm" svg:x="8.407cm" svg:y="4.489cm"><draw:text-box><text:p>N</text:p></draw:text-box></draw:frame><draw:frame draw:style-name="gr11" svg:width="0.602cm" svg:height="0.627cm" svg:x="11.65cm" svg:y="6.239cm"><draw:text-box><text:p>N</text:p></draw:text-box></draw:frame><draw:g draw:style-name="gr7"><draw:custom-shape draw:style-name="gr63" draw:text-style-name="P53" svg:width="4.493cm" svg:height="0.952cm" svg:x="3.517cm" svg:y="10.208cm"><text:p text:style-name="P51"><text:span text:style-name="T13">stackKey</text:span><text:span text:style-name="T13">に</text:span><text:span text:style-name="T13">key</text:span><text:span text:style-name="T13">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5.758cm" svg:y1="11.157cm" svg:x2="5.758cm" svg:y2="11.982cm"><text:p/></draw:line></draw:g><draw:g draw:style-name="gr7"><draw:custom-shape draw:style-name="gr64" draw:text-style-name="P36" svg:width="4.462cm" svg:height="2.493cm" svg:x="0.023cm" svg:y="6.989cm"><text:p text:style-name="P30"><text:span text:style-name="T8">this.createKeysTo</text:span></text:p><text:p text:style-name="P30"><text:span text:style-name="T8">TagArray()</text:span></text:p><text:p text:style-name="P30"><text:span text:style-name="T8"/></text:p><text:p text:style-name="P30"><text:span text:style-name="T8"/></text:p><text:p text:style-name="P30"><text:span text:style-name="T8">スタックした文字列と</text:span></text:p><text:p text:style-name="P30"><text:span text:style-name="T8">テキストの配列から</text:span></text:p><text:p text:style-name="P30"><text:span text:style-name="T8">タグ群を作り出す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0.536cm" svg:y1="8.139cm" svg:x2="3.946cm" svg:y2="8.139cm"><text:p/></draw:line><draw:frame draw:style-name="gr65" draw:text-style-name="P38" svg:width="0.699cm" svg:height="0.338cm" svg:x="3.817cm" svg:y="9.65cm"><draw:text-box><text:p><text:span text:style-name="T7">fig16</text:span></text:p></draw:text-box></draw:frame></draw:g><draw:line draw:style-name="gr3" draw:text-style-name="P29" svg:x1="2.268cm" svg:y1="9.481cm" svg:x2="2.268cm" svg:y2="24.585cm"><text:p/></draw:line><draw:g draw:style-name="gr7"><draw:custom-shape draw:style-name="gr66" draw:text-style-name="P36" svg:width="4.462cm" svg:height="1.694cm" svg:x="3.517cm" svg:y="11.98cm"><text:p text:style-name="P30"><text:span text:style-name="T8">this.createElementTag()</text:span></text:p><text:p text:style-name="P30"><text:span text:style-name="T8"/></text:p><text:p text:style-name="P30"><text:span text:style-name="T8"/></text:p><text:p text:style-name="P30"><text:span text:style-name="T8">再帰呼び出しを行う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4.031cm" svg:y1="12.762cm" svg:x2="7.441cm" svg:y2="12.762cm"><text:p/></draw:line><draw:frame draw:style-name="gr67" draw:text-style-name="P38" svg:width="0.699cm" svg:height="0.32cm" svg:x="7.311cm" svg:y="13.787cm"><draw:text-box><text:p><text:span text:style-name="T7">fig14</text:span></text:p></draw:text-box></draw:frame></draw:g><draw:line draw:style-name="gr3" draw:text-style-name="P29" svg:x1="5.763cm" svg:y1="13.674cm" svg:x2="5.763cm" svg:y2="14.727cm"><text:p/></draw:line><draw:custom-shape draw:style-name="gr68" draw:text-style-name="P53" svg:width="4.37cm" svg:height="0.936cm" svg:x="3.641cm" svg:y="14.727cm"><text:p text:style-name="P51"><text:span text:style-name="T13">stackKey</text:span><text:span text:style-name="T13">の末尾を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69" draw:text-style-name="P36" svg:width="4.462cm" svg:height="2.05cm" svg:x="7.011cm" svg:y="16.348cm"><text:p text:style-name="P30"><text:span text:style-name="T8">this.createKeysToTag()</text:span></text:p><text:p text:style-name="P30"><text:span text:style-name="T8"/></text:p><text:p text:style-name="P30"><text:span text:style-name="T8"/></text:p><text:p text:style-name="P30"><text:span text:style-name="T8">スタックした</text:span><text:span text:style-name="T8">key</text:span><text:span text:style-name="T8">文字列と</text:span></text:p><text:p text:style-name="P30"><text:span text:style-name="T8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7.525cm" svg:y1="17.293cm" svg:x2="10.935cm" svg:y2="17.293cm"><text:p/></draw:line><draw:frame draw:style-name="gr67" draw:text-style-name="P38" svg:width="0.699cm" svg:height="0.32cm" svg:x="10.806cm" svg:y="18.535cm"><draw:text-box><text:p><text:span text:style-name="T7">fig15</text:span></text:p></draw:text-box></draw:frame></draw:g><draw:g draw:style-name="gr7"><draw:custom-shape draw:style-name="gr69" draw:text-style-name="P36" svg:width="4.462cm" svg:height="2.05cm" svg:x="10.255cm" svg:y="19.345cm"><text:p text:style-name="P30"><text:span text:style-name="T8">this.createKeysToTag()</text:span></text:p><text:p text:style-name="P30"><text:span text:style-name="T8"/></text:p><text:p text:style-name="P30"><text:span text:style-name="T8"/></text:p><text:p text:style-name="P30"><text:span text:style-name="T8">スタックした</text:span><text:span text:style-name="T8">key</text:span><text:span text:style-name="T8">文字列と</text:span></text:p><text:p text:style-name="P30"><text:span text:style-name="T8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10.769cm" svg:y1="20.29cm" svg:x2="14.179cm" svg:y2="20.29cm"><text:p/></draw:line><draw:frame draw:style-name="gr67" draw:text-style-name="P38" svg:width="0.699cm" svg:height="0.32cm" svg:x="14.049cm" svg:y="21.532cm"><draw:text-box><text:p><text:span text:style-name="T7">fig15</text:span></text:p></draw:text-box></draw:frame></draw:g><draw:polyline draw:style-name="gr10" draw:text-style-name="P30" svg:width="7.3cm" svg:height="3.493cm" draw:transform="rotate (-1.5707963267949) translate (5.762625cm 15.6619583333333cm)" svg:viewBox="0 0 7301 3494" draw:points="0,0 7301,0 7301,3494"><text:p/></draw:polyline><draw:polyline draw:style-name="gr10" draw:text-style-name="P30" svg:width="4.305cm" svg:height="3.493cm" draw:transform="rotate (-1.5707963267949) translate (9.25688888888889cm 18.2830972222222cm)" svg:viewBox="0 0 4306 3494" draw:points="0,0 4306,0 4306,3494"><text:p/></draw:polyline><draw:polyline draw:style-name="gr10" draw:text-style-name="P30" svg:width="0.819cm" svg:height="3.245cm" draw:transform="rotate (-1.5707963267949) translate (12.5024444444444cm 21.3955972222222cm)" svg:viewBox="0 0 820 3246" draw:points="0,0 820,0 820,3246"><text:p/></draw:polyline><draw:custom-shape draw:style-name="gr5" draw:text-style-name="P31" svg:width="0.966cm" svg:height="1.001cm" svg:x="1.766cm" svg:y="24.583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43" svg:width="6.374cm" svg:height="3.216cm" svg:x="9.998cm" svg:y="0.03cm"><draw:text-box><text:p><text:span text:style-name="T8">Fig14 2</text:span><text:span text:style-name="T8">ページ目</text:span></text:p><text:p><text:span text:style-name="T8"/></text:p></draw:text-box></draw:frame></draw:g></text:p>
      <text:p text:style-name="P3"><draw:g text:anchor-type="as-char" draw:z-index="20" draw:style-name="gr17"><draw:frame draw:style-name="gr2" draw:text-style-name="P43" svg:width="6.374cm" svg:height="9.081cm" svg:x="0cm" svg:y="0.256cm"><draw:text-box><text:p><text:span text:style-name="T8">Fig14 3</text:span><text:span text:style-name="T8">ページ目</text:span></text:p><text:p><text:span text:style-name="T8">: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33" svg:width="5.815cm" svg:height="2.511cm" svg:x="7.16cm" svg:y="1.986cm"><text:p text:style-name="P32"><text:span text:style-name="T4">DOM</text:span><text:span text:style-name="T4">が生成されてい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104cm" svg:y1="4.496cm" svg:x2="10.104cm" svg:y2="5.494cm"><text:p/></draw:line></draw:g><draw:custom-shape draw:style-name="gr39" draw:text-style-name="P53" svg:width="5.977cm" svg:height="1.151cm" svg:x="7.232cm" svg:y="5.454cm"><text:p text:style-name="P51"><text:span text:style-name="T13">topDomNode</text:span><text:span text:style-name="T13">の最後尾に</text:span></text:p><text:p text:style-name="P51"><text:span text:style-name="T13">curDomNode</text:span><text:span text:style-name="T13">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3cm" svg:y1="6.604cm" svg:x2="10.213cm" svg:y2="8.475cm"><text:p/></draw:line><draw:polyline draw:style-name="gr10" draw:text-style-name="P30" svg:width="4.368cm" svg:height="4.241cm" svg:x="10.227cm" svg:y="3.235cm" svg:viewBox="0 0 4369 4242" draw:points="2695,0 4369,0 4369,4242 0,4242"><text:p/></draw:polyline><draw:frame draw:style-name="gr11" svg:width="0.602cm" svg:height="0.627cm" svg:x="11.85cm" svg:y="4.233cm"><draw:text-box><text:p>Y</text:p></draw:text-box></draw:frame><draw:frame draw:style-name="gr11" svg:width="0.602cm" svg:height="0.627cm" svg:x="13.12cm" svg:y="2.11cm"><draw:text-box><text:p>N</text:p></draw:text-box></draw:frame><draw:custom-shape draw:style-name="gr5" draw:text-style-name="P31" svg:width="0.966cm" svg:height="1.001cm" svg:x="9.638cm" svg:y="8.47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21" draw:style-name="gr17"><draw:frame draw:style-name="gr71" draw:text-style-name="P43" svg:width="6.374cm" svg:height="5.848cm" svg:x="0cm" svg:y="0.256cm"><draw:text-box><text:p><text:span text:style-name="T8">Fig15</text:span></text:p><text:p><text:span text:style-name="T8">関数名：</text:span><text:span text:style-name="T8">createKeysToTag</text:span></text:p><text:p text:style-name="P66"><text:span text:style-name="T8">概要：スタックからキーのタグ、テキストから編集用のタグを作る。</text:span></text:p><text:p text:style-name="P40"><text:span text:style-name="T8">引数：</text:span><text:span text:style-name="T8">Array curStackKey:</text:span><text:span text:style-name="T8">キー名のスタック。</text:span></text:p><text:p text:style-name="P40"><text:span text:style-name="T8">:String mapNode:JSON</text:span><text:span text:style-name="T8">のテキスト。</text:span></text:p><text:p text:style-name="P40"><text:span text:style-name="T8">:String key:</text:span><text:span text:style-name="T8">カレントのキー。</text:span></text:p><text:p text:style-name="P67"><text:span text:style-name="T8">戻り値：スタックからキーのタグ、テキストから編集用のタグを作る。</text:span></text:p><text:p><text:span text:style-name="T8"/></text:p><text:p text:style-name="P68"><text:span text:style-name="T8">変数</text:span><text:span text:style-name="T8">:var retDom:</text:span><text:span text:style-name="T8">返却する編集用のタグを格納する変数</text:span></text:p><text:p text:style-name="P69"><text:span text:style-name="T8">var keys:</text:span><text:span text:style-name="T8">生成された、クラスが</text:span><text:span text:style-name="T8">key</text:span><text:span text:style-name="T8">のタグをまとめる変数</text:span></text:p><text:p text:style-name="P69"><text:span text:style-name="T8">var connectedKey:curStackKey</text:span><text:span text:style-name="T8">に格納されたキーの文字列を</text:span><text:span text:style-name="T8">_</text:span><text:span text:style-name="T8">を区切り文字にして連結して格納する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53" svg:width="6.1cm" svg:height="0.86cm" svg:x="7.137cm" svg:y="2cm"><text:p text:style-name="P51"><text:span text:style-name="T13">retDom</text:span><text:span text:style-name="T13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6" svg:width="6.442cm" svg:height="1.779cm" svg:x="6.983cm" svg:y="3.858cm"><text:p text:style-name="P30"><text:span text:style-name="T8">this.createKeyTags()</text:span></text:p><text:p text:style-name="P30"><text:span text:style-name="T8"/></text:p><text:p text:style-name="P30"><text:span text:style-name="T8"/></text:p><text:p text:style-name="P30"><text:span text:style-name="T8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7.727cm" svg:y1="4.677cm" svg:x2="12.652cm" svg:y2="4.677cm"><text:p/></draw:line><draw:frame draw:style-name="gr67" draw:text-style-name="P38" svg:width="1.01cm" svg:height="0.32cm" svg:x="12.465cm" svg:y="5.754cm"><draw:text-box><text:p><text:span text:style-name="T7">fig17</text:span></text:p></draw:text-box></draw:frame></draw:g><draw:line draw:style-name="gr3" draw:text-style-name="P29" svg:x1="10.228cm" svg:y1="5.634cm" svg:x2="10.228cm" svg:y2="6.347cm"><text:p/></draw:line></draw:g><draw:line draw:style-name="gr3" draw:text-style-name="P29" svg:x1="10.118cm" svg:y1="2.86cm" svg:x2="10.118cm" svg:y2="3.858cm"><text:p/></draw:line><draw:g draw:style-name="gr7"><draw:custom-shape draw:style-name="gr39" draw:text-style-name="P53" svg:width="5.977cm" svg:height="1.151cm" svg:x="7.246cm" svg:y="6.327cm"><text:p text:style-name="P51"><text:span text:style-name="T13">キーのタグ群を、</text:span><text:span text:style-name="T13">retDom</text:span><text:span text:style-name="T13">のキーのタグ群</text:span></text:p><text:p text:style-name="P51"><text:span text:style-name="T13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7.477cm" svg:x2="10.227cm" svg:y2="8.475cm"><text:p/></draw:line></draw:g><draw:g draw:style-name="gr7"><draw:custom-shape draw:style-name="gr39" draw:text-style-name="P53" svg:width="5.977cm" svg:height="1.151cm" svg:x="7.246cm" svg:y="8.448cm"><text:p text:style-name="P51"><text:span text:style-name="T13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9.596cm" svg:x2="10.227cm" svg:y2="10.594cm"><text:p/></draw:line></draw:g><draw:g draw:style-name="gr7"><draw:custom-shape draw:style-name="gr39" draw:text-style-name="P53" svg:width="5.977cm" svg:height="1.151cm" svg:x="7.246cm" svg:y="10.472cm"><text:p text:style-name="P51"><text:span text:style-name="T13">スタックの文字列を</text:span><text:span text:style-name="T13">_</text:span><text:span text:style-name="T13">を区切り文字</text:span></text:p><text:p text:style-name="P51"><text:span text:style-name="T13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1.623cm" svg:x2="10.227cm" svg:y2="12.621cm"><text:p/></draw:line></draw:g><draw:g draw:style-name="gr7"><draw:custom-shape draw:style-name="gr39" draw:text-style-name="P53" svg:width="5.977cm" svg:height="1.151cm" svg:x="7.246cm" svg:y="12.592cm"><text:p text:style-name="P51"><text:span text:style-name="T13">編集用テキストエリアのラベ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3.741cm" svg:x2="10.227cm" svg:y2="14.739cm"><text:p/></draw:line></draw:g><draw:g draw:style-name="gr7"><draw:custom-shape draw:style-name="gr39" draw:text-style-name="P53" svg:width="5.977cm" svg:height="1.151cm" svg:x="7.246cm" svg:y="14.688cm"><text:p text:style-name="P51"><text:span text:style-name="T13">編集用テキストエリアを追加する。</text:span></text:p><text:p text:style-name="P51"><text:span text:style-name="T13">name</text:span><text:span text:style-name="T13">属性には</text:span><text:span text:style-name="T13">_</text:span><text:span text:style-name="T13">で区切ったスタックの</text:span></text:p><text:p text:style-name="P51"><text:span text:style-name="T13">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5.838cm" svg:x2="10.227cm" svg:y2="16.836cm"><text:p/></draw:line></draw:g><draw:g draw:style-name="gr7"><draw:custom-shape draw:style-name="gr74" draw:text-style-name="P53" svg:width="5.977cm" svg:height="0.817cm" svg:x="7.246cm" svg:y="16.81cm"><text:p text:style-name="P51"><text:span text:style-name="T13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7.626cm" svg:x2="10.227cm" svg:y2="18.334cm"><text:p/></draw:line></draw:g><draw:g draw:style-name="gr7"><draw:custom-shape draw:style-name="gr74" draw:text-style-name="P53" svg:width="5.977cm" svg:height="0.817cm" svg:x="7.246cm" svg:y="18.307cm"><text:p text:style-name="P51"><text:span text:style-name="T13">作成した</text:span><text:span text:style-name="T13">DOM</text:span><text:span text:style-name="T13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9.121cm" svg:x2="10.227cm" svg:y2="19.829cm"><text:p/></draw:line></draw:g><draw:custom-shape draw:style-name="gr5" draw:text-style-name="P31" svg:width="0.966cm" svg:height="1.001cm" svg:x="9.728cm" svg:y="19.83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5" draw:text-style-name="P43" svg:width="6.36cm" svg:height="5.615cm" svg:x="0cm" svg:y="6.479cm"><draw:text-box><text:p><text:span text:style-name="T8">retDom</text:span><text:span text:style-name="T8">に格納される、外枠となるタグの構成</text:span></text:p><text:p><text:span text:style-name="T8">サンプル</text:span></text:p><text:p><text:span text:style-name="T8"/></text:p><text:p><text:span text:style-name="T8">&lt;div class="keyAndValue"&gt;</text:span></text:p><text:p><text:span text:style-name="T8">　</text:span><text:span text:style-name="T8">&lt;span class="keys"&gt;</text:span></text:p><text:p><text:span text:style-name="T8">　　</text:span><text:span text:style-name="T8">&lt;span class="key"&gt;guides&lt;/span&gt;</text:span></text:p><text:p><text:span text:style-name="T8">　　</text:span><text:span text:style-name="T8">&lt;span class="key"&gt;guideFASchool&lt;/span&gt;</text:span></text:p><text:p><text:span text:style-name="T8">　　</text:span><text:span text:style-name="T8">&lt;span class="key"&gt;toppageLink&lt;/span&gt;</text:span></text:p><text:p><text:span text:style-name="T8">　　</text:span><text:span text:style-name="T8">&lt;span class="key currentKey"&gt;</text:span></text:p><text:p><text:span text:style-name="T8">　　　</text:span><text:span text:style-name="T8">sideText</text:span></text:p><text:p><text:span text:style-name="T8">　　</text:span><text:span text:style-name="T8">&lt;/span&gt;</text:span></text:p><text:p><text:span text:style-name="T8">　</text:span><text:span text:style-name="T8">&lt;/span&gt;</text:span></text:p><text:p><text:span text:style-name="T8">　</text:span><text:span text:style-name="T8">&lt;span class="values"&gt;&lt;/span&gt;</text:span></text:p><text:p><text:span text:style-name="T8">&lt;/div&gt;</text:span></text:p></draw:text-box></draw:frame></draw:g></text:p>
      <text:p text:style-name="P9"><draw:g text:anchor-type="as-char" draw:z-index="23" draw:style-name="gr17"><draw:frame draw:style-name="gr2" draw:text-style-name="P43" svg:width="5.977cm" svg:height="9.081cm" svg:x="0cm" svg:y="0.256cm"><draw:text-box><text:p><text:span text:style-name="T8">Fig16</text:span></text:p><text:p><text:span text:style-name="T8">関数名：</text:span><text:span text:style-name="T8">createKeysToTagArray</text:span></text:p><text:p text:style-name="P39"><text:span text:style-name="T8">概要：スタックからキーのタグ、テキストから編集用のタグを複数作る。</text:span></text:p><text:p text:style-name="P40"><text:span text:style-name="T8">引数：</text:span><text:span text:style-name="T8">curStackKey:</text:span><text:span text:style-name="T8">キー名のスタック。</text:span></text:p><text:p text:style-name="P70"><text:span text:style-name="T8">:String mapNode:JSON</text:span><text:span text:style-name="T8">の文字列配列。</text:span></text:p><text:p text:style-name="P70"><text:span text:style-name="T8">:String key:</text:span><text:span text:style-name="T8">カレントのキー。</text:span></text:p><text:p><text:span text:style-name="T8">戻り値：なし</text:span></text:p><text:p><text:span text:style-name="T8"/></text:p><text:p text:style-name="P68"><text:span text:style-name="T8">変数</text:span><text:span text:style-name="T8">:var retDom:</text:span><text:span text:style-name="T8">返却する編集用のタグを格納する変数</text:span></text:p><text:p text:style-name="P69"><text:span text:style-name="T8">var keys:</text:span><text:span text:style-name="T8">生成された、クラスが</text:span><text:span text:style-name="T8">key</text:span><text:span text:style-name="T8">のタグをまとめる変数</text:span></text:p><text:p text:style-name="P69"><text:span text:style-name="T8">var connectedKey:curStackKey</text:span><text:span text:style-name="T8">に格納されたキーの文字列を</text:span><text:span text:style-name="T8">_</text:span><text:span text:style-name="T8">を区切り文字にして連結して格納するための変数</text:span></text:p><text:p text:style-name="P69"><text:span text:style-name="T8">var $values:</text:span><text:span text:style-name="T8">クラスが</text:span><text:span text:style-name="T8">values</text:span><text:span text:style-name="T8">のタグの</text:span><text:span text:style-name="T8">jQuery</text:span><text:span text:style-name="T8">オブジェクトを格納する変数</text:span></text:p><text:p text:style-name="P69"><text:span text:style-name="T8">var mapNodeLength:mapNode</text:span><text:span text:style-name="T8">の要素数</text:span></text:p><text:p text:style-name="P69"><text:span text:style-name="T8"/></text:p></draw:text-box></draw:frame><draw:line draw:style-name="gr4" draw:text-style-name="P30" svg:x1="6.498cm" svg:y1="0.001cm" svg:x2="6.498cm" svg:y2="25.657cm"><text:p/></draw:line><draw:g draw:style-name="gr7"><draw:g draw:style-name="gr7"><draw:custom-shape draw:style-name="gr60" svg:width="6.019cm" svg:height="1.297cm" svg:x="7.232cm" svg:y="16.019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63" svg:width="2.999cm" svg:height="1.329cm" svg:x="8.738cm" svg:y="16.006cm"><draw:text-box><text:p><text:span text:style-name="T5">mapNode</text:span><text:span text:style-name="T5">を走査する</text:span></text:p><text:p><text:span text:style-name="T5">i = 0; i &lt; mapNodeLength; i++</text:span></text:p></draw:text-box></draw:frame></draw:g><draw:line draw:style-name="gr3" draw:text-style-name="P29" svg:x1="10.236cm" svg:y1="17.334cm" svg:x2="10.236cm" svg:y2="18.332cm"><text:p/></draw:line></draw:g><draw:line draw:style-name="gr3" draw:text-style-name="P29" svg:x1="10.118cm" svg:y1="1.002cm" svg:x2="10.118cm" svg:y2="2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53" svg:width="6.1cm" svg:height="0.86cm" svg:x="7.137cm" svg:y="2cm"><text:p text:style-name="P51"><text:span text:style-name="T13">retDom</text:span><text:span text:style-name="T13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6" svg:width="6.442cm" svg:height="1.779cm" svg:x="6.983cm" svg:y="5.978cm"><text:p text:style-name="P30"><text:span text:style-name="T8">this.createKeyTags()</text:span></text:p><text:p text:style-name="P30"><text:span text:style-name="T8"/></text:p><text:p text:style-name="P30"><text:span text:style-name="T8"/></text:p><text:p text:style-name="P30"><text:span text:style-name="T8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7.727cm" svg:y1="6.797cm" svg:x2="12.652cm" svg:y2="6.797cm"><text:p/></draw:line><draw:frame draw:style-name="gr67" draw:text-style-name="P38" svg:width="1.01cm" svg:height="0.32cm" svg:x="12.465cm" svg:y="7.874cm"><draw:text-box><text:p><text:span text:style-name="T7">fig17</text:span></text:p></draw:text-box></draw:frame></draw:g><draw:line draw:style-name="gr3" draw:text-style-name="P29" svg:x1="10.228cm" svg:y1="7.754cm" svg:x2="10.228cm" svg:y2="8.467cm"><text:p/></draw:line></draw:g><draw:line draw:style-name="gr3" draw:text-style-name="P29" svg:x1="10.118cm" svg:y1="2.859cm" svg:x2="10.118cm" svg:y2="3.857cm"><text:p/></draw:line><draw:g draw:style-name="gr7"><draw:custom-shape draw:style-name="gr39" draw:text-style-name="P53" svg:width="5.977cm" svg:height="1.151cm" svg:x="7.246cm" svg:y="8.447cm"><text:p text:style-name="P51"><text:span text:style-name="T13">キーのタグ群を、</text:span><text:span text:style-name="T13">retDom</text:span><text:span text:style-name="T13">のキーのタグ群</text:span></text:p><text:p text:style-name="P51"><text:span text:style-name="T13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9.597cm" svg:x2="10.227cm" svg:y2="10.595cm"><text:p/></draw:line></draw:g><draw:g draw:style-name="gr7"><draw:custom-shape draw:style-name="gr39" draw:text-style-name="P53" svg:width="5.977cm" svg:height="1.151cm" svg:x="7.123cm" svg:y="3.856cm"><text:p text:style-name="P51"><text:span text:style-name="T13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04cm" svg:y1="5.006cm" svg:x2="10.104cm" svg:y2="6.004cm"><text:p/></draw:line></draw:g><draw:g draw:style-name="gr7"><draw:custom-shape draw:style-name="gr39" draw:text-style-name="P53" svg:width="5.977cm" svg:height="1.151cm" svg:x="7.246cm" svg:y="10.472cm"><text:p text:style-name="P51"><text:span text:style-name="T13">スタックの文字列を</text:span><text:span text:style-name="T13">_</text:span><text:span text:style-name="T13">を区切り文字</text:span></text:p><text:p text:style-name="P51"><text:span text:style-name="T13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1.622cm" svg:x2="10.227cm" svg:y2="12.62cm"><text:p/></draw:line></draw:g><draw:g draw:style-name="gr7"><draw:custom-shape draw:style-name="gr39" draw:text-style-name="P53" svg:width="5.977cm" svg:height="1.151cm" svg:x="7.246cm" svg:y="12.539cm"><text:p text:style-name="P51"><text:span text:style-name="T13">テキスト編集用のタグを入れるタグの</text:span></text:p><text:p text:style-name="P51"><text:span text:style-name="T13">jQuery</text:span><text:span text:style-name="T13">オブジェクトを生成し、</text:span><text:span text:style-name="T13">$values</text:span><text:span text:style-name="T13">に</text:span></text:p><text:p text:style-name="P51"><text:span text:style-name="T13">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3.691cm" svg:x2="10.227cm" svg:y2="14.689cm"><text:p/></draw:line></draw:g><draw:g draw:style-name="gr7"><draw:custom-shape draw:style-name="gr74" draw:text-style-name="P53" svg:width="5.977cm" svg:height="0.817cm" svg:x="7.246cm" svg:y="21.703cm"><text:p text:style-name="P51"><text:span text:style-name="T13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22.521cm" svg:x2="10.227cm" svg:y2="23.229cm"><text:p/></draw:line></draw:g><draw:g draw:style-name="gr7"><draw:custom-shape draw:style-name="gr74" draw:text-style-name="P53" svg:width="5.977cm" svg:height="0.817cm" svg:x="7.246cm" svg:y="23.297cm"><text:p text:style-name="P51"><text:span text:style-name="T13">作成した</text:span><text:span text:style-name="T13">DOM</text:span><text:span text:style-name="T13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24.113cm" svg:x2="10.227cm" svg:y2="24.821cm"><text:p/></draw:line></draw:g><draw:custom-shape draw:style-name="gr5" draw:text-style-name="P31" svg:width="0.966cm" svg:height="1.001cm" svg:x="9.728cm" svg:y="24.696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76" draw:text-style-name="P53" svg:width="5.977cm" svg:height="0.765cm" svg:x="7.246cm" svg:y="14.661cm"><text:p text:style-name="P51"><text:span text:style-name="T13">mapNode</text:span><text:span text:style-name="T13">の要素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5.424cm" svg:x2="10.227cm" svg:y2="16.086cm"><text:p/></draw:line></draw:g><draw:g draw:style-name="gr7"><draw:custom-shape draw:style-name="gr77" draw:text-style-name="P53" svg:width="5.977cm" svg:height="0.937cm" svg:x="7.246cm" svg:y="18.332cm"><text:p text:style-name="P51"><text:span text:style-name="T13">編集用テキストエリアを追加する。</text:span><text:span text:style-name="T13">name</text:span><text:span text:style-name="T13">属性</text:span></text:p><text:p text:style-name="P51"><text:span text:style-name="T13">には</text:span><text:span text:style-name="T13">_</text:span><text:span text:style-name="T13">で区切った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9.268cm" svg:x2="10.227cm" svg:y2="20.08cm"><text:p/></draw:line></draw:g><draw:g draw:style-name="gr7"><draw:custom-shape draw:style-name="gr78" draw:text-style-name="P58" svg:width="5.991cm" svg:height="0.844cm" svg:x="7.246cm" svg:y="20.08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241cm" svg:y1="20.923cm" svg:x2="10.241cm" svg:y2="21.703cm"><text:p/></draw:line></draw:g></draw:g></text:p>
      <text:p text:style-name="P11"><draw:g text:anchor-type="as-char" svg:y="-12.829cm" draw:z-index="26" draw:style-name="gr1"><draw:frame draw:style-name="gr2" draw:text-style-name="P43" svg:width="6.374cm" svg:height="9.081cm" svg:x="0cm" svg:y="0.256cm"><draw:text-box><text:p><text:span text:style-name="T8">Fig17</text:span></text:p><text:p><text:span text:style-name="T8">関数名：</text:span><text:span text:style-name="T8">createKeyTags</text:span></text:p><text:p text:style-name="P71"><text:span text:style-name="T8">概要：キーのタグ群を作る。</text:span></text:p><text:p text:style-name="P72"><text:span text:style-name="T8">引数：</text:span><text:span text:style-name="T8">Array curStackKey:</text:span><text:span text:style-name="T8">キーのスタック。</text:span></text:p><text:p><text:span text:style-name="T8">戻り値：</text:span><text:span text:style-name="T8">Element:</text:span><text:span text:style-name="T8">作成した</text:span><text:span text:style-name="T8">DOM</text:span><text:span text:style-name="T8">を返す</text:span></text:p><text:p><text:span text:style-name="T8"/></text:p><text:p text:style-name="P73"><text:span text:style-name="T8">変数</text:span><text:span text:style-name="T8">:var retDom:</text:span><text:span text:style-name="T8">返却する、キーのタグ群を格納する変数</text:span></text:p><text:p text:style-name="P73"><text:span text:style-name="T8">var stackLength:</text:span><text:span text:style-name="T8">スタックの要素数</text:span></text:p><text:p text:style-name="P73"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0.997cm" svg:height="3.868cm" svg:x="13.099cm" svg:y="10.346cm" svg:viewBox="0 0 998 3869" draw:points="0,0 998,0 998,3869"><text:p/></draw:polyline><draw:polyline draw:style-name="gr10" draw:text-style-name="P30" svg:width="0.623cm" svg:height="3.993cm" draw:transform="rotate (-1.5707963267949) translate (14.2204722222222cm 15.2129583333331cm)" svg:viewBox="0 0 624 3994" draw:points="0,0 624,0 624,3994"><text:p/></draw:polyline><draw:custom-shape draw:style-name="gr29" draw:text-style-name="P53" svg:width="6.1cm" svg:height="1.151cm" svg:x="7.137cm" svg:y="2cm"><text:p text:style-name="P51"><text:span text:style-name="T13">返却用の変数</text:span><text:span text:style-name="T13">retDom</text:span><text:span text:style-name="T13">を宣言し</text:span></text:p><text:p text:style-name="P51"><text:span text:style-name="T13">仮の枠となる</text:span><text:span text:style-name="T13">div</text:span><text:span text:style-name="T13">タグを生成して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3" svg:width="5.815cm" svg:height="2.511cm" svg:x="7.285cm" svg:y="9.096cm"><text:p text:style-name="P32"><text:span text:style-name="T4">最後の要素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229cm" svg:y1="11.605cm" svg:x2="10.229cm" svg:y2="12.603cm"><text:p/></draw:line></draw:g><draw:g draw:style-name="gr7"><draw:custom-shape draw:style-name="gr35" draw:text-style-name="P58" svg:width="5.991cm" svg:height="1.08cm" svg:x="7.232cm" svg:y="16.835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10.227cm" svg:y1="17.914cm" svg:x2="10.227cm" svg:y2="18.912cm"><text:p/></draw:line></draw:g><draw:g draw:style-name="gr7"><draw:g draw:style-name="gr7"><draw:custom-shape draw:style-name="gr84" svg:width="6.019cm" svg:height="1.601cm" svg:x="7.204cm" svg:y="6.243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5" draw:text-style-name="P63" svg:width="2.999cm" svg:height="1.96cm" svg:x="8.71cm" svg:y="6.227cm"><draw:text-box><text:p><text:span text:style-name="T5">curStackKey</text:span><text:span text:style-name="T5">を走査する</text:span></text:p><text:p><text:span text:style-name="T5">i = 0; i &lt; stackLength; i++</text:span></text:p></draw:text-box></draw:frame></draw:g><draw:line draw:style-name="gr3" draw:text-style-name="P29" svg:x1="10.208cm" svg:y1="7.865cm" svg:x2="10.208cm" svg:y2="9.096cm"><text:p/></draw:line></draw:g><draw:frame draw:style-name="gr11" svg:width="0.602cm" svg:height="0.627cm" svg:x="10.624cm" svg:y="11.606cm"><draw:text-box><text:p>Y</text:p></draw:text-box></draw:frame><draw:frame draw:style-name="gr11" svg:width="0.602cm" svg:height="0.627cm" svg:x="13.744cm" svg:y="9.472cm"><draw:text-box><text:p>N</text:p></draw:text-box></draw:frame><draw:g draw:style-name="gr7"><draw:custom-shape draw:style-name="gr39" draw:text-style-name="P53" svg:width="5.977cm" svg:height="1.151cm" svg:x="7.108cm" svg:y="4.078cm"><text:p text:style-name="P51"><text:span text:style-name="T13">スタック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89cm" svg:y1="5.228cm" svg:x2="10.089cm" svg:y2="6.226cm"><text:p/></draw:line></draw:g><draw:line draw:style-name="gr3" draw:text-style-name="P29" svg:x1="10.118cm" svg:y1="3.149cm" svg:x2="10.118cm" svg:y2="4.147cm"><text:p/></draw:line><draw:custom-shape draw:style-name="gr39" draw:text-style-name="P53" svg:width="5.977cm" svg:height="1.151cm" svg:x="7.246cm" svg:y="12.591cm"><text:p text:style-name="P51"><text:span text:style-name="T13">キーのタグを</text:span><text:span text:style-name="T13">retDom</text:span><text:span text:style-name="T13">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3.741cm" svg:x2="10.227cm" svg:y2="16.835cm"><text:p/></draw:line><draw:custom-shape draw:style-name="gr86" draw:text-style-name="P53" svg:width="3.869cm" svg:height="1.026cm" svg:x="12.224cm" svg:y="14.187cm"><text:p text:style-name="P51"><text:span text:style-name="T13">カレントのキーのタグを</text:span></text:p><text:p text:style-name="P51"><text:span text:style-name="T13">retDom</text:span><text:span text:style-name="T13">に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53" svg:width="5.98cm" svg:height="1.153cm" svg:x="7.232cm" svg:y="18.937cm"><text:p text:style-name="P51"><text:span text:style-name="T13">作成した</text:span><text:span text:style-name="T13">DOM</text:span><text:span text:style-name="T13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4cm" svg:y1="20.088cm" svg:x2="10.214cm" svg:y2="21.086cm"><text:p/></draw:line></draw:g><draw:custom-shape draw:style-name="gr5" draw:text-style-name="P31" svg:width="0.966cm" svg:height="1.001cm" svg:x="9.638cm" svg:y="21.057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><draw:g text:anchor-type="as-char" draw:z-index="24" draw:style-name="gr17"><draw:g draw:style-name="gr7"><draw:frame draw:style-name="gr2" draw:text-style-name="P43" svg:width="6.374cm" svg:height="9.081cm" svg:x="0cm" svg:y="0.256cm"><draw:text-box><text:p><text:span text:style-name="T8">Fig18</text:span></text:p><text:p><text:span text:style-name="T8">関数名：</text:span><text:span text:style-name="T8">updateElementJson</text:span></text:p><text:p text:style-name="P39"><text:span text:style-name="T8">概要：タグの内容を</text:span><text:span text:style-name="T8">JSON</text:span><text:span text:style-name="T8">に反映させる。</text:span></text:p><text:p text:style-name="P48"><text:span text:style-name="T8">引数：</text:span><text:span text:style-name="T8">Object topMapNode:</text:span><text:span text:style-name="T8">更新対象の</text:span><text:span text:style-name="T8">JSON</text:span><text:span text:style-name="T8">の先頭のノード</text:span></text:p><text:p text:style-name="P70"><text:span text:style-name="T8">:Element topDomNode:</text:span><text:span text:style-name="T8">先頭の</text:span><text:span text:style-name="T8">DOM</text:span></text:p><text:p><text:span text:style-name="T8">戻り値：なし</text:span></text:p><text:p><text:span text:style-name="T8"/></text:p><text:p text:style-name="P49"><text:span text:style-name="T8">変数</text:span><text:span text:style-name="T8">:var prevName:1</text:span><text:span text:style-name="T8">回前の走査した要素の</text:span><text:span text:style-name="T8">name</text:span><text:span text:style-name="T8">属性を保存する変数</text:span></text:p><text:p text:style-name="P49"><text:span text:style-name="T8">var thisName:</text:span><text:span text:style-name="T8">現在の</text:span><text:span text:style-name="T8">DOM</text:span><text:span text:style-name="T8">の</text:span><text:span text:style-name="T8">name</text:span><text:span text:style-name="T8">属性</text:span></text:p><text:p text:style-name="P49"><text:span text:style-name="T8">var stackKey:</text:span><text:span text:style-name="T8">キーのスタック。</text:span></text:p><text:p text:style-name="P49"><text:span text:style-name="T8">var key:</text:span><text:span text:style-name="T8">カレントのキー</text:span></text:p><text:p text:style-name="P49"><text:span text:style-name="T8">var mapNode:</text:span><text:span text:style-name="T8">スタックキーに一致する</text:span><text:span text:style-name="T8">JSON</text:span><text:span text:style-name="T8">ノード</text:span></text:p><text:p text:style-name="P49"><text:span text:style-name="T8">var $targetArray:</text:span><text:span text:style-name="T8">配列に対応する</text:span><text:span text:style-name="T8">DOM</text:span><text:span text:style-name="T8">の</text:span><text:span text:style-name="T8">jQuery</text:span><text:span text:style-name="T8">オブジェクト</text:span></text:p><text:p text:style-name="P49"><text:span text:style-name="T8">var arrayLength:$targetArray</text:span><text:span text:style-name="T8">の要素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2.993cm" svg:height="8.735cm" svg:x="13.099cm" svg:y="10.096cm" svg:viewBox="0 0 2994 8736" draw:points="0,0 2994,0 2994,8736"><text:p/></draw:polyline><draw:g draw:style-name="gr7"><draw:custom-shape draw:style-name="gr34" draw:text-style-name="P33" svg:width="5.815cm" svg:height="2.511cm" svg:x="7.285cm" svg:y="8.846cm"><text:p text:style-name="P32"><text:span text:style-name="T4">今回の走査が配列ノードの</text:span><text:span text:style-name="T4">2</text:span><text:span text:style-name="T4">番目</text:span></text:p><text:p text:style-name="P32"><text:span text:style-name="T4">以降であればスキップする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229cm" svg:y1="11.356cm" svg:x2="10.229cm" svg:y2="12.354cm"><text:p/></draw:line></draw:g><draw:g draw:style-name="gr7"><draw:custom-shape draw:style-name="gr39" draw:text-style-name="P53" svg:width="5.977cm" svg:height="1.151cm" svg:x="7.232cm" svg:y="1.956cm"><text:p text:style-name="P51"><text:span text:style-name="T13">1</text:span><text:span text:style-name="T13">回前の走査した要素の</text:span><text:span text:style-name="T13">name</text:span><text:span text:style-name="T13">属性</text:span></text:p><text:p text:style-name="P51"><text:span text:style-name="T13">を保存する変数</text:span><text:span text:style-name="T13">prevName</text:span><text:span text:style-name="T13">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13cm" svg:y1="3.106cm" svg:x2="10.213cm" svg:y2="4.104cm"><text:p/></draw:line></draw:g><draw:g draw:style-name="gr7"><draw:custom-shape draw:style-name="gr39" draw:text-style-name="P53" svg:width="5.977cm" svg:height="1.151cm" svg:x="7.246cm" svg:y="6.697cm"><text:p text:style-name="P51"><text:span text:style-name="T13">現在の捜査対象の</text:span><text:span text:style-name="T13">DOM</text:span><text:span text:style-name="T13">の</text:span></text:p><text:p text:style-name="P51"><text:span text:style-name="T13">name</text:span><text:span text:style-name="T13">属性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7.848cm" svg:x2="10.227cm" svg:y2="8.846cm"><text:p/></draw:line></draw:g><draw:g draw:style-name="gr7"><draw:custom-shape draw:style-name="gr39" draw:text-style-name="P53" svg:width="5.977cm" svg:height="1.151cm" svg:x="7.246cm" svg:y="12.34cm"><text:p text:style-name="P51"><text:span text:style-name="T13">テキストエリアの</text:span><text:span text:style-name="T13">name</text:span><text:span text:style-name="T13">属性から</text:span></text:p><text:p text:style-name="P51"><text:span text:style-name="T13">スタックキー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3.49cm" svg:x2="10.227cm" svg:y2="14.488cm"><text:p/></draw:line></draw:g><draw:g draw:style-name="gr7"><draw:custom-shape draw:style-name="gr39" draw:text-style-name="P53" svg:width="5.977cm" svg:height="1.151cm" svg:x="7.246cm" svg:y="14.436cm"><text:p text:style-name="P51"><text:span text:style-name="T13">スタックキーからカレントのキーを取り出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227cm" svg:y1="15.586cm" svg:x2="10.227cm" svg:y2="16.584cm"><text:p/></draw:line></draw:g><draw:custom-shape draw:style-name="gr5" draw:text-style-name="P31" svg:width="0.966cm" svg:height="1.001cm" svg:x="9.728cm" svg:y="18.83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79" draw:text-style-name="P36" svg:width="6.444cm" svg:height="1.687cm" svg:x="6.983cm" svg:y="16.468cm"><text:p text:style-name="P30"><text:span text:style-name="T8">findMapNode()</text:span></text:p><text:p text:style-name="P30"><text:span text:style-name="T8"/></text:p><text:p text:style-name="P30"><text:span text:style-name="T8"/></text:p><text:p text:style-name="P30"><text:span text:style-name="T8">スタック</text:span><text:span text:style-name="T8">key</text:span><text:span text:style-name="T8">に一致するノードを返す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9" svg:x1="7.726cm" svg:y1="17.246cm" svg:x2="12.652cm" svg:y2="17.246cm"><text:p/></draw:line><draw:frame draw:style-name="gr67" draw:text-style-name="P38" svg:width="1.01cm" svg:height="0.32cm" svg:x="12.465cm" svg:y="18.267cm"><draw:text-box><text:p><text:span text:style-name="T7">fig19</text:span></text:p></draw:text-box></draw:frame></draw:g><draw:line draw:style-name="gr3" draw:text-style-name="P29" svg:x1="10.227cm" svg:y1="18.153cm" svg:x2="10.227cm" svg:y2="18.83cm"><text:p/></draw:line></draw:g><draw:custom-shape draw:style-name="gr5" draw:text-style-name="P31" svg:width="0.966cm" svg:height="1.001cm" svg:x="15.595cm" svg:y="18.83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frame draw:style-name="gr11" svg:width="0.602cm" svg:height="0.627cm" svg:x="11.37cm" svg:y="11.229cm"><draw:text-box><text:p>Y</text:p></draw:text-box></draw:frame><draw:frame draw:style-name="gr11" svg:width="0.602cm" svg:height="0.627cm" svg:x="13.887cm" svg:y="9.11cm"><draw:text-box><text:p>N</text:p></draw:text-box></draw:frame><draw:g draw:style-name="gr7"><draw:g draw:style-name="gr7"><draw:custom-shape draw:style-name="gr80" svg:width="6.019cm" svg:height="1.474cm" svg:x="7.5cm" svg:y="4.134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1" draw:text-style-name="P33" svg:width="2.999cm" svg:height="1.803cm" svg:x="9.006cm" svg:y="4.119cm"><draw:text-box><text:p text:style-name="P32"><text:span text:style-name="T5">編集用テキストエリア</text:span><text:span text:style-name="T4">がある限りループする</text:span></text:p></draw:text-box></draw:frame></draw:g><draw:line draw:style-name="gr3" draw:text-style-name="P29" svg:x1="10.504cm" svg:y1="5.626cm" svg:x2="10.504cm" svg:y2="6.759cm"><text:p/></draw:line></draw:g></draw:g></draw:g></text:p>
      <text:p text:style-name="P2"><draw:g text:anchor-type="as-char" draw:z-index="29" draw:style-name="gr17"><draw:custom-shape draw:style-name="gr5" draw:text-style-name="P31" svg:width="0.966cm" svg:height="1.001cm" svg:x="1.822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1.424cm" svg:height="0.872cm" svg:x="4.394cm" svg:y="3.369cm" svg:viewBox="0 0 1425 873" draw:points="0,0 1425,0 1425,873"><text:p/></draw:polyline><draw:polyline draw:style-name="gr10" draw:text-style-name="P30" svg:width="3.368cm" svg:height="14.225cm" svg:x="9.361cm" svg:y="7.458cm" svg:viewBox="0 0 3369 14226" draw:points="2078,0 3369,0 3369,14226 0,14226"><text:p/></draw:polyline><draw:custom-shape draw:style-name="gr62" draw:text-style-name="P33" svg:width="4.368cm" svg:height="2.689cm" svg:x="0.056cm" svg:y="1.983cm"><text:p text:style-name="P32"><text:span text:style-name="T4">ノードが</text:span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2.268cm" svg:y1="4.671cm" svg:x2="2.268cm" svg:y2="7.086cm"><text:p/></draw:line><draw:line draw:style-name="gr3" draw:text-style-name="P29" svg:x1="2.288cm" svg:y1="1cm" svg:x2="2.288cm" svg:y2="1.998cm"><text:p/></draw:line><draw:custom-shape draw:style-name="gr62" draw:text-style-name="P33" svg:width="4.368cm" svg:height="2.689cm" svg:x="3.574cm" svg:y="4.117cm"><text:p text:style-name="P32"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5.786cm" svg:y1="6.805cm" svg:x2="5.823cm" svg:y2="9.331cm"><text:p/></draw:line><draw:custom-shape draw:style-name="gr62" draw:text-style-name="P33" svg:width="4.368cm" svg:height="2.689cm" svg:x="7.068cm" svg:y="6.114cm"><text:p text:style-name="P32"><text:span text:style-name="T4">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9.28cm" svg:y1="8.802cm" svg:x2="9.28cm" svg:y2="10.827cm"><text:p/></draw:line><draw:polyline draw:style-name="gr10" draw:text-style-name="P30" svg:width="1.424cm" svg:height="0.622cm" svg:x="7.888cm" svg:y="5.491cm" svg:viewBox="0 0 1425 623" draw:points="0,0 1425,0 1425,623"><text:p/></draw:polyline><draw:frame draw:style-name="gr11" svg:width="0.602cm" svg:height="0.627cm" svg:x="3.074cm" svg:y="4.493cm"><draw:text-box><text:p>Y</text:p></draw:text-box></draw:frame><draw:frame draw:style-name="gr11" svg:width="0.602cm" svg:height="0.627cm" svg:x="6.216cm" svg:y="6.985cm"><draw:text-box><text:p>Y</text:p></draw:text-box></draw:frame><draw:frame draw:style-name="gr11" svg:width="0.602cm" svg:height="0.627cm" svg:x="9.938cm" svg:y="8.61cm"><draw:text-box><text:p>Y</text:p></draw:text-box></draw:frame><draw:frame draw:style-name="gr11" svg:width="0.602cm" svg:height="0.627cm" svg:x="4.821cm" svg:y="2.492cm"><draw:text-box><text:p>N</text:p></draw:text-box></draw:frame><draw:frame draw:style-name="gr11" svg:width="0.602cm" svg:height="0.627cm" svg:x="8.463cm" svg:y="4.489cm"><draw:text-box><text:p>N</text:p></draw:text-box></draw:frame><draw:frame draw:style-name="gr11" svg:width="0.602cm" svg:height="0.627cm" svg:x="11.707cm" svg:y="6.239cm"><draw:text-box><text:p>N</text:p></draw:text-box></draw:frame><draw:line draw:style-name="gr3" draw:text-style-name="P29" svg:x1="2.325cm" svg:y1="8.035cm" svg:x2="2.325cm" svg:y2="24.586cm"><text:p/></draw:line><draw:polyline draw:style-name="gr10" draw:text-style-name="P30" svg:width="12.759cm" svg:height="3.493cm" draw:transform="rotate (-1.5707963267949) translate (5.81906944444444cm 10.2014444444445cm)" svg:viewBox="0 0 12760 3494" draw:points="0,0 12760,0 12760,3494"><text:p/></draw:polyline><draw:polyline draw:style-name="gr10" draw:text-style-name="P30" svg:width="0.819cm" svg:height="3.541cm" draw:transform="rotate (-1.5707963267949) translate (9.36095833333333cm 21.3106527777777cm)" svg:viewBox="0 0 820 3542" draw:points="0,0 820,0 820,3542"><text:p/></draw:polyline><draw:custom-shape draw:style-name="gr5" draw:text-style-name="P31" svg:width="0.966cm" svg:height="1.001cm" svg:x="1.822cm" svg:y="24.583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43" svg:width="6.374cm" svg:height="3.216cm" svg:x="10.054cm" svg:y="0.03cm"><draw:text-box><text:p><text:span text:style-name="T8">Fig18 2</text:span><text:span text:style-name="T8">ページ目</text:span></text:p><text:p><text:span text:style-name="T8"/></text:p></draw:text-box></draw:frame><draw:custom-shape draw:style-name="gr63" draw:text-style-name="P53" svg:width="4.493cm" svg:height="0.952cm" svg:x="0cm" svg:y="7.084cm"><text:p text:style-name="P51"><text:span text:style-name="T13">タグの文字列を</text:span><text:span text:style-name="T13">JSON</text:span><text:span text:style-name="T13">ノードに</text:span></text:p><text:p text:style-name="P51"><text:span text:style-name="T13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3" svg:width="4.493cm" svg:height="0.952cm" svg:x="3.494cm" svg:y="9.252cm"><text:p text:style-name="P51"><text:span text:style-name="T13">タグの文字列を</text:span><text:span text:style-name="T13">JSON</text:span><text:span text:style-name="T13">ノードに</text:span></text:p><text:p text:style-name="P51"><text:span text:style-name="T13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3" svg:width="4.493cm" svg:height="0.952cm" svg:x="7.114cm" svg:y="10.827cm"><text:p text:style-name="P51"><text:span text:style-name="T13">処理対象となる</text:span><text:span text:style-name="T13">DOM</text:span><text:span text:style-name="T13">を</text:span></text:p><text:p text:style-name="P51"><text:span text:style-name="T13">全て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53" svg:width="4.493cm" svg:height="0.952cm" svg:x="7.114cm" svg:y="12.573cm"><text:p text:style-name="P51"><text:span text:style-name="T13">DOM</text:span><text:span text:style-name="T13">の配列の要素数を</text:span></text:p><text:p text:style-name="P51"><text:span text:style-name="T13">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9.28cm" svg:y1="11.781cm" svg:x2="9.28cm" svg:y2="12.573cm"><text:p/></draw:line><draw:custom-shape draw:style-name="gr95" draw:text-style-name="P53" svg:width="4.493cm" svg:height="1.451cm" svg:x="7.114cm" svg:y="14.321cm"><text:p text:style-name="P51"><text:span text:style-name="T13">JSON</text:span><text:span text:style-name="T13">の配列にリサイズが必要</text:span></text:p><text:p text:style-name="P51"><text:span text:style-name="T13">であれば、</text:span><text:span text:style-name="T13">DOM</text:span><text:span text:style-name="T13">配列の要素数</text:span></text:p><text:p text:style-name="P51"><text:span text:style-name="T13">と一致させる</text:span><text:span text:style-name="T13">(</text:span><text:span text:style-name="T13">リサイズする</text:span><text:span text:style-name="T13">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9.28cm" svg:y1="13.524cm" svg:x2="9.28cm" svg:y2="14.316cm"><text:p/></draw:line><draw:custom-shape draw:style-name="gr63" draw:text-style-name="P53" svg:width="4.493cm" svg:height="0.952cm" svg:x="6.974cm" svg:y="18.44cm"><text:p text:style-name="P51"><text:span text:style-name="T13">JSON</text:span><text:span text:style-name="T13">側の文字列配列に</text:span><text:span text:style-name="T13">DOM</text:span></text:p><text:p text:style-name="P51"><text:span text:style-name="T13">配列の文字列をコピー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31" svg:width="0.966cm" svg:height="1.001cm" svg:x="14.228cm" svg:y="0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22.711cm" svg:height="12.369cm" draw:transform="rotate (-1.5707963267949) translate (14.7108333333333cm 0.967486111111146cm)" svg:viewBox="0 0 22712 12370" draw:points="0,0 22712,0 22712,12370"><text:p/></draw:polyline><draw:g draw:style-name="gr7"><draw:custom-shape draw:style-name="gr96" draw:text-style-name="P75" svg:width="5.118cm" svg:height="1.255cm" svg:x="6.724cm" svg:y="16.452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7" draw:text-style-name="P63" svg:width="2.551cm" svg:height="0.955cm" svg:x="8.005cm" svg:y="16.443cm"><draw:text-box><text:p><text:span text:style-name="T5">配列の要素数分ループする</text:span></text:p></draw:text-box></draw:frame></draw:g><draw:line draw:style-name="gr3" draw:text-style-name="P29" svg:x1="9.361cm" svg:y1="17.724cm" svg:x2="9.361cm" svg:y2="18.438cm"><text:p/></draw:line><draw:custom-shape draw:style-name="gr98" draw:text-style-name="P58" svg:width="5.118cm" svg:height="1.08cm" svg:x="6.724cm" svg:y="20.23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9" svg:x1="9.28cm" svg:y1="15.771cm" svg:x2="9.28cm" svg:y2="16.443cm"><text:p/></draw:line><draw:line draw:style-name="gr3" draw:text-style-name="P29" svg:x1="9.361cm" svg:y1="19.345cm" svg:x2="9.361cm" svg:y2="20.229cm"><text:p/></draw:line></draw:g></text:p>
      <text:p text:style-name="P4"><draw:g text:anchor-type="as-char" draw:z-index="22" draw:style-name="gr17"><draw:frame draw:style-name="gr2" draw:text-style-name="P43" svg:width="6.374cm" svg:height="9.081cm" svg:x="0cm" svg:y="0.256cm"><draw:text-box><text:p><text:span text:style-name="T8">Fig18 3</text:span><text:span text:style-name="T8">枚目</text:span></text:p><text:p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58" draw:text-style-name="P53" svg:width="5.98cm" svg:height="1.153cm" svg:x="7.077cm" svg:y="1.981cm"><text:p text:style-name="P51"><text:span text:style-name="T13">前回の</text:span><text:span text:style-name="T13">name</text:span><text:span text:style-name="T13">属性を更新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59cm" svg:y1="3.132cm" svg:x2="10.059cm" svg:y2="4.13cm"><text:p/></draw:line></draw:g><draw:custom-shape draw:style-name="gr5" draw:text-style-name="P31" svg:width="0.966cm" svg:height="1.001cm" svg:x="9.638cm" svg:y="4.103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0"><draw:g text:anchor-type="as-char" draw:z-index="28" draw:style-name="gr17"><draw:frame draw:style-name="gr90" draw:text-style-name="P43" svg:width="6.374cm" svg:height="7.217cm" svg:x="0cm" svg:y="0.256cm"><draw:text-box><text:p><text:span text:style-name="T8">Fig19</text:span></text:p><text:p><text:span text:style-name="T8">関数名：</text:span><text:span text:style-name="T8">findMapNode</text:span></text:p><text:p text:style-name="P74"><text:span text:style-name="T8">概要：トークン文字列に該当する</text:span><text:span text:style-name="T8">JSON</text:span><text:span text:style-name="T8">ノードを探し返す</text:span></text:p><text:p text:style-name="P67"><text:span text:style-name="T8">引数：</text:span><text:span text:style-name="T8">Array curStackKey:</text:span><text:span text:style-name="T8">スタックされたキーの配列</text:span></text:p><text:p text:style-name="P70"><text:span text:style-name="T8">Object curMapNode:</text:span><text:span text:style-name="T8">カレントの連想配列のノード</text:span></text:p><text:p text:style-name="P67"><text:span text:style-name="T8">戻り値：</text:span><text:span text:style-name="T8">Object:</text:span><text:span text:style-name="T8">連想配列を返す。</text:span></text:p><text:p><text:span text:style-name="T8"/></text:p><text:p text:style-name="P48"><text:span text:style-name="T8">変数</text:span><text:span text:style-name="T8">:var returnMapNode:</text:span><text:span text:style-name="T8">連想配列を返すための変数</text:span></text:p><text:p text:style-name="P41"><text:span text:style-name="T8">var key:</text:span><text:span text:style-name="T8">スタックの先頭のキーを格納する</text:span></text:p></draw:text-box></draw:frame><draw:line draw:style-name="gr3" draw:text-style-name="P29" svg:x1="10.072cm" svg:y1="1cm" svg:x2="10.072cm" svg:y2="1.644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0.872cm" svg:height="2.119cm" svg:x="13.21cm" svg:y="17.454cm" svg:viewBox="0 0 873 2120" draw:points="0,0 873,0 873,2120"><text:p/></draw:polyline><draw:polyline draw:style-name="gr10" draw:text-style-name="P30" svg:width="0.549cm" svg:height="3.686cm" draw:transform="rotate (-1.5707963267949) translate (14.06525cm 20.6051666666664cm)" svg:viewBox="0 0 550 3687" draw:points="0,0 550,0 550,3687"><text:p/></draw:polyline><draw:g draw:style-name="gr7"><draw:custom-shape draw:style-name="gr39" draw:text-style-name="P53" svg:width="5.977cm" svg:height="1.151cm" svg:x="7.2cm" svg:y="1.579cm"><text:p text:style-name="P51"><text:span text:style-name="T13">連想配列のノードを返却するための変数</text:span></text:p><text:p text:style-name="P51"><text:span text:style-name="T13">retMapNode</text:span><text:span text:style-name="T13">を宣言、</text:span><text:span text:style-name="T13">null</text:span><text:span text:style-name="T13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181cm" svg:y1="2.729cm" svg:x2="10.181cm" svg:y2="3.727cm"><text:p/></draw:line></draw:g><draw:custom-shape draw:style-name="gr34" draw:text-style-name="P33" svg:width="5.815cm" svg:height="2.511cm" svg:x="7.325cm" svg:y="3.602cm"><text:p text:style-name="P32"><text:span text:style-name="T4">引数に</text:span><text:span text:style-name="T4">null</text:span><text:span text:style-name="T4">が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269cm" svg:y1="6.112cm" svg:x2="10.269cm" svg:y2="6.848cm"><text:p/></draw:line><draw:polyline draw:style-name="gr10" draw:text-style-name="P30" svg:width="1.923cm" svg:height="1.996cm" svg:x="13.014cm" svg:y="4.851cm" svg:viewBox="0 0 1924 1997" draw:points="0,0 1924,0 1924,1997"><text:p/></draw:polyline><draw:g draw:style-name="gr7"><draw:custom-shape draw:style-name="gr91" draw:text-style-name="P53" svg:width="2.747cm" svg:height="1.151cm" svg:x="13.564cm" svg:y="6.821cm"><text:p text:style-name="P51"><text:span text:style-name="T13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4.934cm" svg:y1="7.971cm" svg:x2="14.934cm" svg:y2="8.969cm"><text:p/></draw:line></draw:g><draw:custom-shape draw:style-name="gr5" draw:text-style-name="P31" svg:width="0.966cm" svg:height="1.001cm" svg:x="14.439cm" svg:y="8.968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92" draw:text-style-name="P53" svg:width="5.615cm" svg:height="1.153cm" svg:x="7.576cm" svg:y="6.847cm"><text:p text:style-name="P51"><text:span text:style-name="T13">先頭のトークン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76cm" svg:y1="7.996cm" svg:x2="10.376cm" svg:y2="8.994cm"><text:p/></draw:line></draw:g><draw:custom-shape draw:style-name="gr93" draw:text-style-name="P33" svg:width="5.818cm" svg:height="2.514cm" svg:x="7.373cm" svg:y="8.952cm"><text:p text:style-name="P32"><text:span text:style-name="T4">key</text:span><text:span text:style-name="T4">に一致した</text:span><text:span text:style-name="T4">Node</text:span><text:span text:style-name="T4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269cm" svg:y1="11.467cm" svg:x2="10.269cm" svg:y2="12.09cm"><text:p/></draw:line><draw:g draw:style-name="gr7"><draw:custom-shape draw:style-name="gr92" draw:text-style-name="P53" svg:width="5.615cm" svg:height="1.153cm" svg:x="7.576cm" svg:y="12.088cm"><text:p text:style-name="P51"><text:span text:style-name="T13">curStackKey</text:span><text:span text:style-name="T13">から先頭トークンを取り除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76cm" svg:y1="13.239cm" svg:x2="10.376cm" svg:y2="14.237cm"><text:p/></draw:line></draw:g><draw:g draw:style-name="gr7"><draw:custom-shape draw:style-name="gr92" draw:text-style-name="P53" svg:width="5.615cm" svg:height="1.153cm" svg:x="7.576cm" svg:y="14.21cm"><text:p text:style-name="P51"><text:span text:style-name="T13">key</text:span><text:span text:style-name="T13">に該当する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76cm" svg:y1="15.361cm" svg:x2="10.376cm" svg:y2="16.359cm"><text:p/></draw:line></draw:g><draw:custom-shape draw:style-name="gr34" draw:text-style-name="P33" svg:width="5.815cm" svg:height="2.511cm" svg:x="7.521cm" svg:y="16.207cm"><text:p text:style-name="P32"><text:span text:style-name="T4">curStackKey</text:span><text:span text:style-name="T4">のキーが残り</text:span></text:p><text:p text:style-name="P32"><text:span text:style-name="T4">ひとつ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465cm" svg:y1="18.717cm" svg:x2="10.465cm" svg:y2="19.453cm"><text:p/></draw:line><draw:custom-shape draw:style-name="gr94" draw:text-style-name="P53" svg:width="3.121cm" svg:height="1.153cm" svg:x="8.842cm" svg:y="19.452cm"><text:p text:style-name="P51"><text:span text:style-name="T13">現在のノードを返却用</text:span></text:p><text:p text:style-name="P51"><text:span text:style-name="T13">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379cm" svg:y1="20.604cm" svg:x2="10.379cm" svg:y2="22.197cm"><text:p/></draw:line><draw:custom-shape draw:style-name="gr94" draw:text-style-name="P53" svg:width="3.121cm" svg:height="1.153cm" svg:x="12.442cm" svg:y="19.452cm"><text:p text:style-name="P51"><text:span text:style-name="T13">再帰して階層を潜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4" draw:text-style-name="P53" svg:width="3.121cm" svg:height="1.153cm" svg:x="8.823cm" svg:y="22.197cm"><text:p text:style-name="P51"><text:span text:style-name="T13">ノード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446cm" svg:y1="23.319cm" svg:x2="10.446cm" svg:y2="24.319cm"><text:p/></draw:line><draw:custom-shape draw:style-name="gr5" draw:text-style-name="P31" svg:width="0.966cm" svg:height="1.001cm" svg:x="9.947cm" svg:y="24.194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><draw:g text:anchor-type="as-char" draw:z-index="27" draw:style-name="gr17"><draw:frame draw:style-name="gr87" draw:text-style-name="P43" svg:width="6.374cm" svg:height="6.467cm" svg:x="0cm" svg:y="0.256cm"><draw:text-box><text:p><text:span text:style-name="T8">Fig20</text:span></text:p><text:p><text:span text:style-name="T8">関数名：</text:span><text:span text:style-name="T8">getJsonForCustomize</text:span></text:p><text:p text:style-name="P71"><text:span text:style-name="T8">概要：編集用に</text:span><text:span text:style-name="T8">JSON</text:span><text:span text:style-name="T8">を取得する</text:span></text:p><text:p text:style-name="P72"><text:span text:style-name="T8">引数：</text:span><text:span text:style-name="T8">String rootName:JSON</text:span><text:span text:style-name="T8">を格納するキー</text:span></text:p><text:p text:style-name="P70"><text:span text:style-name="T8">:String jsonPath:JSON</text:span><text:span text:style-name="T8">ファイルの</text:span><text:span text:style-name="T8">URL</text:span></text:p><text:p><text:span text:style-name="T8">戻り値：なし</text:span></text:p><text:p><text:span text:style-name="T8"/></text:p><text:p text:style-name="P73"><text:span text:style-name="T8">変数</text:span><text:span text:style-name="T8">:var tmp:</text:span><text:span text:style-name="T8">取得した</text:span><text:span text:style-name="T8">JSON</text:span><text:span text:style-name="T8">の連想配列を一時格納しておく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30" svg:width="0.549cm" svg:height="4.522cm" draw:transform="rotate (-1.5707963267949) translate (14.5873611111112cm 10.7891249999998cm)" svg:viewBox="0 0 550 4523" draw:points="0,0 550,0 550,4523"><text:p/></draw:polyline><draw:g draw:style-name="gr7"><draw:custom-shape draw:style-name="gr39" draw:text-style-name="P53" svg:width="5.977cm" svg:height="1.151cm" svg:x="7.094cm" svg:y="1.953cm"><text:p text:style-name="P51"><text:span text:style-name="T13">一時的に値を保存する変数</text:span><text:span text:style-name="T13">tmp</text:span><text:span text:style-name="T13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76cm" svg:y1="3.103cm" svg:x2="10.076cm" svg:y2="4.101cm"><text:p/></draw:line></draw:g><draw:g draw:style-name="gr7"><draw:custom-shape draw:style-name="gr39" draw:text-style-name="P53" svg:width="5.977cm" svg:height="1.151cm" svg:x="7.094cm" svg:y="4.075cm"><text:p text:style-name="P51"><text:span text:style-name="T13">Ajax</text:span><text:span text:style-name="T13">通信で</text:span><text:span text:style-name="T13">json</text:span><text:span text:style-name="T13">ファイル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76cm" svg:y1="5.225cm" svg:x2="10.076cm" svg:y2="6.223cm"><text:p/></draw:line></draw:g><draw:g draw:style-name="gr7"><draw:custom-shape draw:style-name="gr34" draw:text-style-name="P33" svg:width="5.815cm" svg:height="2.511cm" svg:x="7.094cm" svg:y="6.098cm"><text:p text:style-name="P32"><text:span text:style-name="T4">通信に成功した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39cm" svg:y1="8.608cm" svg:x2="10.039cm" svg:y2="9.606cm"><text:p/></draw:line></draw:g><draw:polyline draw:style-name="gr10" draw:text-style-name="P30" svg:width="1.673cm" svg:height="2.37cm" svg:x="12.783cm" svg:y="7.345cm" svg:viewBox="0 0 1674 2371" draw:points="0,0 1674,0 1674,2371"><text:p/></draw:polyline><draw:custom-shape draw:style-name="gr88" draw:text-style-name="P53" svg:width="3.624cm" svg:height="1.156cm" svg:x="8.259cm" svg:y="9.566cm"><text:p text:style-name="P51"><text:span text:style-name="T13">tmp</text:span><text:span text:style-name="T13">に取得した</text:span><text:span text:style-name="T13">JSON</text:span><text:span text:style-name="T13">の</text:span></text:p><text:p text:style-name="P51"><text:span text:style-name="T13">データを一時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10.065cm" svg:y1="10.716cm" svg:x2="10.065cm" svg:y2="13.087cm"><text:p/></draw:line><draw:custom-shape draw:style-name="gr89" draw:text-style-name="P53" svg:width="3.62cm" svg:height="1.151cm" svg:x="12.585cm" svg:y="9.566cm"><text:p text:style-name="P51"><text:span text:style-name="T13">エラーのダイアログを</text:span></text:p><text:p text:style-name="P51"><text:span text:style-name="T13">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33" svg:width="5.815cm" svg:height="2.511cm" svg:x="7.094cm" svg:y="12.961cm"><text:p text:style-name="P32"><text:span text:style-name="T4">JSON</text:span><text:span text:style-name="T4">が取得できてい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39cm" svg:y1="15.471cm" svg:x2="10.039cm" svg:y2="16.469cm"><text:p/></draw:line></draw:g><draw:custom-shape draw:style-name="gr39" draw:text-style-name="P53" svg:width="5.977cm" svg:height="1.151cm" svg:x="6.989cm" svg:y="16.429cm"><text:p text:style-name="P51"><text:span text:style-name="T13">クラスのメンバ</text:span><text:span text:style-name="T13">json</text:span><text:span text:style-name="T13">に</text:span><text:span text:style-name="T13">tmp</text:span><text:span text:style-name="T13">の</text:span></text:p><text:p text:style-name="P51"><text:span text:style-name="T13">連想配列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9" svg:x1="9.97cm" svg:y1="17.579cm" svg:x2="9.97cm" svg:y2="19.95cm"><text:p/></draw:line><draw:custom-shape draw:style-name="gr5" draw:text-style-name="P31" svg:width="0.966cm" svg:height="1.001cm" svg:x="9.504cm" svg:y="19.82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/>
      <text:p text:style-name="P12"><draw:custom-shape text:anchor-type="paragraph" draw:z-index="47" draw:style-name="gr117" draw:text-style-name="P33" svg:width="5.815cm" svg:height="2.511cm" svg:x="7.163cm" svg:y="8.364cm"><text:p text:style-name="P32"><text:span text:style-name="T4">テーブルの作成に成功した</text:span></text:p><text:list text:style-name=""><text:list-item><text:p text:style-name="P32">tag != null</text:p></text:list-item></text:list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text:anchor-type="paragraph" draw:z-index="48" draw:style-name="gr118" draw:text-style-name="P30" svg:width="5.026cm" svg:height="1.227cm" svg:x="12.977cm" svg:y="9.599cm" svg:viewBox="0 0 5027 1228" draw:points="0,0 5027,0 5027,1228"><text:p/></draw:polyline><draw:polyline text:anchor-type="paragraph" draw:z-index="49" draw:style-name="gr118" draw:text-style-name="P30" svg:width="6.989cm" svg:height="7.95cm" draw:transform="rotate (-1.5707963267949) translate (18.0269444444446cm 12.3715693901833cm)" svg:viewBox="0 0 6990 7951" draw:points="0,0 6990,0 6990,7951"><text:p/></draw:polyline><draw:line text:anchor-type="paragraph" draw:z-index="52" draw:style-name="gr125" draw:text-style-name="P29" svg:x1="10.079cm" svg:y1="10.874cm" svg:x2="10.079cm" svg:y2="11.837cm"><text:p/></draw:line><draw:custom-shape text:anchor-type="paragraph" draw:z-index="53" draw:style-name="gr117" draw:text-style-name="P33" svg:width="5.815cm" svg:height="2.511cm" svg:x="7.163cm" svg:y="11.758cm"><text:p text:style-name="P32"><text:span text:style-name="T4">appendTo</text:span><text:span text:style-name="T4">が入力されて</text:span></text:p><text:p text:style-name="P32"><text:span text:style-name="T4">いれば</text:span></text:p><text:p text:style-name="P32"><text:span text:style-name="T4">appendTo !== void(0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54" draw:style-name="gr125" draw:text-style-name="P29" svg:x1="10.077cm" svg:y1="14.268cm" svg:x2="10.077cm" svg:y2="15.231cm"><text:p/></draw:line><draw:polyline text:anchor-type="paragraph" draw:z-index="55" draw:style-name="gr118" draw:text-style-name="P30" svg:width="2.045cm" svg:height="2.239cm" svg:x="12.977cm" svg:y="13.041cm" svg:viewBox="0 0 2046 2240" draw:points="0,0 2046,0 2046,2240"><text:p/></draw:polyline><draw:line text:anchor-type="paragraph" draw:z-index="58" draw:style-name="gr125" draw:text-style-name="P29" svg:x1="10.077cm" svg:y1="17.304cm" svg:x2="10.077cm" svg:y2="21.352cm"><text:p/></draw:line><draw:polyline text:anchor-type="paragraph" draw:z-index="59" draw:style-name="gr118" draw:text-style-name="P30" svg:width="2.16cm" svg:height="4.979cm" draw:transform="rotate (-1.5707963267949) translate (15.0565555555556cm 16.7885870980672cm)" svg:viewBox="0 0 2161 4980" draw:points="0,0 2161,0 2161,4980"><text:p/></draw:polyline></text:p>
      <text:p text:style-name="P13"><draw:g text:anchor-type="as-char" draw:z-index="60" draw:style-name="gr17"><draw:frame draw:style-name="gr128" draw:text-style-name="P43" svg:width="6.374cm" svg:height="9.21cm" svg:x="0cm" svg:y="0.256cm"><draw:text-box><text:p><text:span text:style-name="T8">Fig23</text:span></text:p><text:p><text:span text:style-name="T8">関数名：</text:span><text:span text:style-name="T8">createTagTable</text:span></text:p><text:p text:style-name="P77"><text:span text:style-name="T8">概要：配列と、その配列に格納された行に相当するオブジェクト群からレコード数可変のテーブルを作る</text:span></text:p><text:p text:style-name="P40"><text:span text:style-name="T8">引数 <text:s/></text:span><text:span text:style-name="T8">:Object mapNode:</text:span><text:span text:style-name="T8">テーブルのデータの配列を格納したオブジェクト</text:span></text:p><text:p text:style-name="P40"><text:span text:style-name="T8">　　　　</text:span><text:span text:style-name="T8">:Element domNode:</text:span><text:span text:style-name="T8">テーブルの</text:span><text:span text:style-name="T8">HTML</text:span></text:p><text:p text:style-name="P40"><text:span text:style-name="T8">戻り値：</text:span><text:span text:style-name="T8">Element:</text:span><text:span text:style-name="T8">作成したテーブルの</text:span><text:span text:style-name="T8">DOM</text:span><text:span text:style-name="T8">を返す</text:span></text:p><text:p text:style-name="P84"><text:span text:style-name="T8">変数　</text:span><text:span text:style-name="T8">:Array mapNodeArray:mapNode</text:span><text:span text:style-name="T8">に格納されたテーブル用の配列を格納する変数</text:span></text:p><text:p text:style-name="P41"><text:span text:style-name="T8">Element colNameNode:</text:span><text:span text:style-name="T8">見出し行の</text:span><text:span text:style-name="T8">DOM</text:span><text:span text:style-name="T8">を格納する変数</text:span></text:p><text:p text:style-name="P41"><text:span text:style-name="T8">Element $table:</text:span><text:span text:style-name="T8">作成するテーブルの元となるテーブルの</text:span><text:span text:style-name="T8">DOM</text:span><text:span text:style-name="T8">を格納する変数</text:span></text:p><text:p text:style-name="P41"><text:span text:style-name="T8">int mapNodeArrayLength:mapNodeArray</text:span><text:span text:style-name="T8">の要素数を格納する変数</text:span></text:p><text:p text:style-name="P41"><text:span text:style-name="T8">int mapObjectLength:</text:span><text:span text:style-name="T8">テーブルの列数を格納する変数</text:span></text:p><text:p text:style-name="P41"><text:span text:style-name="T8">Object config:</text:span><text:span text:style-name="T8">設定データのオブジェクトを格納するための変数</text:span></text:p><text:p text:style-name="P41"><text:span text:style-name="T8">Element firstRow:</text:span><text:span text:style-name="T8">テーブルの</text:span><text:span text:style-name="T8">1</text:span><text:span text:style-name="T8">行目の</text:span><text:span text:style-name="T8">DOM</text:span><text:span text:style-name="T8">を格納する変数</text:span></text:p><text:p text:style-name="P41"><text:span text:style-name="T8">int objectCounter:</text:span><text:span text:style-name="T8">行のオブジェクトを走査するためのカウンター変数</text:span></text:p><text:p text:style-name="P41"><text:span text:style-name="T8"/></text:p><text:p text:style-name="P41"><text:span text:style-name="T8"/></text:p><text:p text:style-name="P41"><text:span text:style-name="T8">　　　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23.227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33" svg:width="5.815cm" svg:height="2.511cm" svg:x="7.213cm" svg:y="16.958cm"><text:p text:style-name="P32"><text:span text:style-name="T4">設定データが存在すれば</text:span></text:p><text:p text:style-name="P32"><text:span text:style-name="T4">maNode.config !== void(0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9" svg:x1="10.079cm" svg:y1="3.454cm" svg:x2="10.079cm" svg:y2="4.417cm"><text:p/></draw:line><draw:g draw:style-name="gr7"><draw:custom-shape draw:style-name="gr129" draw:text-style-name="P78" svg:width="3.839cm" svg:height="0.683cm" svg:x="8.132cm" svg:y="20.519cm"><text:p text:style-name="P30"><text:span text:style-name="T13">config = mapNode.config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0" draw:text-style-name="P79" svg:width="3.839cm" svg:height="0.68cm" svg:x="8.132cm" svg:y="21.2cm"><text:p text:style-name="P30"><text:span text:style-name="T13">列設定データ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23" draw:text-style-name="P78" svg:width="4.562cm" svg:height="0.773cm" svg:x="7.749cm" svg:y="1.916cm"><text:p text:style-name="P30"><text:span text:style-name="T13">var mapNodeArray</text:span></text:p><text:p text:style-name="P30"><text:span text:style-name="T13"><text:s/></text:span><text:span text:style-name="T13">= mapNode.table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2.686cm"><text:p text:style-name="P30"><text:span text:style-name="T13">mapNode</text:span><text:span text:style-name="T13">からテーブル用の</text:span></text:p><text:p text:style-name="P30"><text:span text:style-name="T13">データを取り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23" draw:text-style-name="P78" svg:width="4.562cm" svg:height="0.773cm" svg:x="7.749cm" svg:y="4.382cm"><text:p text:style-name="P30"><text:span text:style-name="T13">var colNameNode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152cm"><text:p text:style-name="P30"><text:span text:style-name="T13">見出し行用の</text:span><text:span text:style-name="T13">DOM</text:span><text:span text:style-name="T13">を格納する</text:span></text:p><text:p text:style-name="P30"><text:span text:style-name="T13">変数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31" draw:text-style-name="P78" svg:width="4.562cm" svg:height="0.706cm" svg:x="7.749cm" svg:y="6.824cm"><text:p text:style-name="P30"><text:span text:style-name="T13">var table = $(domNod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2" draw:text-style-name="P79" svg:width="4.562cm" svg:height="0.934cm" svg:x="7.749cm" svg:y="7.53cm"><text:p text:style-name="P30"><text:span text:style-name="T13">何度も使うため、テーブルの</text:span></text:p><text:p text:style-name="P30"><text:span text:style-name="T13">jQuery</text:span><text:span text:style-name="T13">オブジェクトを生成して</text:span></text:p><text:p text:style-name="P30"><text:span text:style-name="T13">変数に格納してお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45cm" svg:y1="19.468cm" svg:x2="10.045cm" svg:y2="20.503cm"><text:p/></draw:line><draw:line draw:style-name="gr3" draw:text-style-name="P29" svg:x1="10.079cm" svg:y1="5.92cm" svg:x2="10.079cm" svg:y2="6.883cm"><text:p/></draw:line><draw:g draw:style-name="gr7"><draw:custom-shape draw:style-name="gr123" draw:text-style-name="P78" svg:width="4.562cm" svg:height="0.773cm" svg:x="7.749cm" svg:y="9.49cm"><text:p text:style-name="P30"><text:span text:style-name="T13">var mapNodeArrayLength = </text:span></text:p><text:p text:style-name="P30"><text:span text:style-name="T13">mapNodeArray.length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0.261cm"><text:p text:style-name="P30"><text:span text:style-name="T13">mapNode</text:span><text:span text:style-name="T13">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8.527cm" svg:x2="10.079cm" svg:y2="9.49cm"><text:p/></draw:line><draw:g draw:style-name="gr7"><draw:custom-shape draw:style-name="gr133" draw:text-style-name="P78" svg:width="4.562cm" svg:height="1.084cm" svg:x="7.749cm" svg:y="11.993cm"><text:p text:style-name="P30"><text:span text:style-name="T13">var mapObjectLength = </text:span></text:p><text:p text:style-name="P30"><text:span text:style-name="T13">Object.keys</text:span></text:p><text:p text:style-name="P30"><text:span text:style-name="T13">(mapNodeArray[0]).length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4" draw:text-style-name="P79" svg:width="4.562cm" svg:height="0.458cm" svg:x="7.749cm" svg:y="13.076cm"><text:p text:style-name="P30"><text:span text:style-name="T13">レコードの列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1.03cm" svg:x2="10.079cm" svg:y2="11.993cm"><text:p/></draw:line><draw:g draw:style-name="gr7"><draw:custom-shape draw:style-name="gr123" draw:text-style-name="P78" svg:width="4.562cm" svg:height="0.773cm" svg:x="7.749cm" svg:y="14.496cm"><text:p text:style-name="P30"><text:span text:style-name="T13">var config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5.266cm"><text:p text:style-name="P30"><text:span text:style-name="T13">設定データを格納するための</text:span></text:p><text:p text:style-name="P30"><text:span text:style-name="T13">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3.533cm" svg:x2="10.079cm" svg:y2="14.496cm"><text:p/></draw:line><draw:line draw:style-name="gr3" draw:text-style-name="P29" svg:x1="10.079cm" svg:y1="16.036cm" svg:x2="10.079cm" svg:y2="16.999cm"><text:p/></draw:line><draw:line draw:style-name="gr3" draw:text-style-name="P29" svg:x1="10.045cm" svg:y1="21.878cm" svg:x2="10.045cm" svg:y2="23.312cm"><text:p/></draw:line><draw:polyline draw:style-name="gr135" draw:text-style-name="P30" svg:width="5.181cm" svg:height="4.146cm" svg:x="10.045cm" svg:y="18.207cm" svg:viewBox="0 0 5182 4147" draw:points="2981,0 5182,0 5182,4147 0,4147"><text:p/></draw:polyline><draw:frame draw:style-name="gr11" svg:width="0.602cm" svg:height="0.627cm" svg:x="11.762cm" svg:y="18.969cm"><draw:text-box><text:p>Y</text:p></draw:text-box></draw:frame><draw:frame draw:style-name="gr11" svg:width="0.602cm" svg:height="0.627cm" svg:x="13.409cm" svg:y="17.334cm"><draw:text-box><text:p>N</text:p></draw:text-box></draw:frame></draw:g></text:p>
      <text:p text:style-name="P13"><draw:g text:anchor-type="as-char" draw:z-index="61" draw:style-name="gr17"><draw:line draw:style-name="gr4" draw:text-style-name="P30" svg:x1="6.498cm" svg:y1="0cm" svg:x2="6.498cm" svg:y2="25.656cm"><text:p/></draw:line><draw:frame draw:style-name="gr2" draw:text-style-name="P43" svg:width="6.374cm" svg:height="9.081cm" svg:x="0cm" svg:y="0.143cm"><draw:text-box><text:p><text:span text:style-name="T8">Fig23 </text:span><text:span text:style-name="T8">続き</text:span></text:p><text:p text:style-name="P41"><text:span text:style-name="T8">　　　</text:span></text:p></draw:text-box></draw:frame><draw:line draw:style-name="gr3" draw:text-style-name="P29" svg:x1="10.118cm" svg:y1="1.034cm" svg:x2="10.118cm" svg:y2="2.032cm"><text:p/></draw:line><draw:custom-shape draw:style-name="gr5" draw:text-style-name="P31" svg:width="0.966cm" svg:height="1.001cm" svg:x="9.638cm" svg:y="0.034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22.481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89cm" svg:x2="10.079cm" svg:y2="4.452cm"><text:p/></draw:line><draw:g draw:style-name="gr7"><draw:custom-shape draw:style-name="gr136" draw:text-style-name="P78" svg:width="4.562cm" svg:height="0.807cm" svg:x="7.749cm" svg:y="1.949cm"><text:p text:style-name="P30"><text:span text:style-name="T13">var $firstRow = $table.children()</text:span></text:p><text:p text:style-name="P30"><text:span text:style-name="T13">.eq(0).children().eq(0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7" draw:text-style-name="P79" svg:width="4.562cm" svg:height="1.003cm" svg:x="7.749cm" svg:y="2.755cm"><text:p text:style-name="P30"><text:span text:style-name="T13">テーブルの</text:span><text:span text:style-name="T13">1</text:span><text:span text:style-name="T13">行目の</text:span><text:span text:style-name="T13">jQuery</text:span></text:p><text:p text:style-name="P30"><text:span text:style-name="T13">オブジェクトを生成し、</text:span></text:p><text:p text:style-name="P30"><text:span text:style-name="T13">変数に保存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45cm" svg:y1="19.502cm" svg:x2="10.045cm" svg:y2="20.537cm"><text:p/></draw:line><draw:g draw:style-name="gr7"><draw:custom-shape draw:style-name="gr138" draw:text-style-name="P78" svg:width="4.562cm" svg:height="1.022cm" svg:x="7.749cm" svg:y="7.329cm"><text:p text:style-name="P30"><text:span text:style-name="T13">$firstRow.append</text:span></text:p><text:p text:style-name="P30"><text:span text:style-name="T13">($firstRow.children().eq(0)</text:span></text:p><text:p text:style-name="P30"><text:span text:style-name="T13">.clone(false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9" draw:text-style-name="P79" svg:width="4.562cm" svg:height="0.812cm" svg:x="7.749cm" svg:y="8.35cm"><text:p text:style-name="P30"><text:span text:style-name="T13">1</text:span><text:span text:style-name="T13">行目の行の最初の子供</text:span><text:span text:style-name="T13">(td</text:span><text:span text:style-name="T13">タグ</text:span><text:span text:style-name="T13">)</text:span></text:p><text:p text:style-name="P30"><text:span text:style-name="T13">を必要なだけ増や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9.162cm" svg:x2="10.079cm" svg:y2="10.002cm"><text:p/></draw:line><draw:line draw:style-name="gr3" draw:text-style-name="P29" svg:x1="10.079cm" svg:y1="11.063cm" svg:x2="10.079cm" svg:y2="12.026cm"><text:p/></draw:line><draw:g draw:style-name="gr7"><draw:custom-shape draw:style-name="gr123" draw:text-style-name="P78" svg:width="4.562cm" svg:height="0.773cm" svg:x="7.749cm" svg:y="12.039cm"><text:p text:style-name="P30"><text:span text:style-name="T13">var objectCounter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2.809cm"><text:p text:style-name="P30"><text:span text:style-name="T13">行のオブジェクトを操作するため</text:span></text:p><text:p text:style-name="P30"><text:span text:style-name="T13">のカウンター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3.566cm" svg:x2="10.079cm" svg:y2="14.529cm"><text:p/></draw:line><draw:line draw:style-name="gr3" draw:text-style-name="P29" svg:x1="10.045cm" svg:y1="21.624cm" svg:x2="10.045cm" svg:y2="22.509cm"><text:p/></draw:line><draw:g draw:style-name="gr7"><draw:g draw:style-name="gr7"><draw:custom-shape draw:style-name="gr140" svg:width="6.019cm" svg:height="2.23cm" svg:x="7.123cm" svg:y="4.403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1" draw:text-style-name="P63" svg:width="2.999cm" svg:height="2.066cm" svg:x="8.629cm" svg:y="4.374cm"><draw:text-box><text:p><text:span text:style-name="T5">配列のオブジェクト数分の</text:span><text:span text:style-name="T5">domNode</text:span><text:span text:style-name="T5">を作成する</text:span></text:p><text:p><text:span text:style-name="T5"><text:s/></text:span><text:span text:style-name="T5">j = 1; j &lt; mapObjectLength; j++</text:span></text:p></draw:text-box></draw:frame></draw:g><draw:line draw:style-name="gr3" draw:text-style-name="P29" svg:x1="10.126cm" svg:y1="6.632cm" svg:x2="10.126cm" svg:y2="7.463cm"><text:p/></draw:line></draw:g><draw:custom-shape draw:style-name="gr142" draw:text-style-name="P58" svg:width="5.873cm" svg:height="1.08cm" svg:x="7.204cm" svg:y="9.987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g draw:style-name="gr7"><draw:custom-shape draw:style-name="gr140" svg:width="6.019cm" svg:height="2.23cm" svg:x="7.123cm" svg:y="14.467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1" draw:text-style-name="P63" svg:width="2.999cm" svg:height="2.066cm" svg:x="8.629cm" svg:y="14.439cm"><draw:text-box><text:p><text:span text:style-name="T5">複製した</text:span><text:span text:style-name="T5">domNode</text:span><text:span text:style-name="T5">に属性の値を指定していくループ</text:span></text:p><text:p><text:span text:style-name="T5">column in mapNodeArray[0]</text:span></text:p></draw:text-box></draw:frame></draw:g><draw:line draw:style-name="gr3" draw:text-style-name="P29" svg:x1="10.126cm" svg:y1="16.697cm" svg:x2="10.126cm" svg:y2="17.528cm"><text:p/></draw:line></draw:g><draw:g draw:style-name="gr7"><draw:custom-shape draw:style-name="gr143" draw:text-style-name="P78" svg:width="4.899cm" svg:height="1.604cm" svg:x="7.636cm" svg:y="17.445cm"><text:p text:style-name="P30"><text:span text:style-name="T13">$firstRow.children().</text:span></text:p><text:p text:style-name="P30"><text:span text:style-name="T13">eq(objectCounter++).addClass</text:span></text:p><text:p text:style-name="P30"><text:span text:style-name="T13">(this.getClassName(config, column))</text:span></text:p><text:p text:style-name="P30"><text:span text:style-name="T13">.attr(STR_STYLE, this.getStyle</text:span></text:p><text:p text:style-name="P30"><text:span text:style-name="T13">(config, column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44" draw:text-style-name="P79" svg:width="4.899cm" svg:height="0.81cm" svg:x="7.636cm" svg:y="19.048cm"><text:p text:style-name="P30"><text:span text:style-name="T13">各</text:span><text:span text:style-name="T13">domNode</text:span><text:span text:style-name="T13">に属性の</text:span></text:p><text:p text:style-name="P30"><text:span text:style-name="T13">値を指定してい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ustom-shape draw:style-name="gr142" draw:text-style-name="P58" svg:width="5.873cm" svg:height="1.08cm" svg:x="7.204cm" svg:y="20.544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text:p>
      <text:p text:style-name="P13"><draw:g text:anchor-type="as-char" draw:z-index="66" draw:style-name="gr17"><draw:line draw:style-name="gr4" draw:text-style-name="P30" svg:x1="6.498cm" svg:y1="0cm" svg:x2="6.498cm" svg:y2="25.656cm"><text:p/></draw:line><draw:frame draw:style-name="gr2" draw:text-style-name="P43" svg:width="6.374cm" svg:height="9.081cm" svg:x="0cm" svg:y="0.143cm"><draw:text-box><text:p><text:span text:style-name="T8">Fig23 </text:span><text:span text:style-name="T8">続き</text:span></text:p><text:p text:style-name="P41"><text:span text:style-name="T8">　　　</text:span></text:p></draw:text-box></draw:frame><draw:line draw:style-name="gr3" draw:text-style-name="P29" svg:x1="10.118cm" svg:y1="1.034cm" svg:x2="10.118cm" svg:y2="2.032cm"><text:p/></draw:line><draw:custom-shape draw:style-name="gr5" draw:text-style-name="P31" svg:width="0.966cm" svg:height="1.001cm" svg:x="9.638cm" svg:y="0.034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71cm" svg:y="23.818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89cm" svg:x2="10.079cm" svg:y2="4.452cm"><text:p/></draw:line><draw:g draw:style-name="gr7"><draw:custom-shape draw:style-name="gr136" draw:text-style-name="P78" svg:width="4.562cm" svg:height="0.807cm" svg:x="7.749cm" svg:y="1.949cm"><text:p text:style-name="P30"><text:span text:style-name="T13">var $firstRow = $table.children()</text:span></text:p><text:p text:style-name="P30"><text:span text:style-name="T13">.eq(0).children().eq(0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7" draw:text-style-name="P79" svg:width="4.562cm" svg:height="1.003cm" svg:x="7.749cm" svg:y="2.755cm"><text:p text:style-name="P30"><text:span text:style-name="T13">テーブルの</text:span><text:span text:style-name="T13">1</text:span><text:span text:style-name="T13">行目の</text:span><text:span text:style-name="T13">jQuery</text:span></text:p><text:p text:style-name="P30"><text:span text:style-name="T13">オブジェクトを生成し、</text:span></text:p><text:p text:style-name="P30"><text:span text:style-name="T13">変数に保存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45cm" svg:y1="18.5cm" svg:x2="10.045cm" svg:y2="19.225cm"><text:p/></draw:line><draw:line draw:style-name="gr3" draw:text-style-name="P29" svg:x1="10.079cm" svg:y1="9.269cm" svg:x2="10.079cm" svg:y2="10.109cm"><text:p/></draw:line><draw:line draw:style-name="gr3" draw:text-style-name="P29" svg:x1="10.079cm" svg:y1="11.063cm" svg:x2="10.079cm" svg:y2="12.026cm"><text:p/></draw:line><draw:g draw:style-name="gr7"><draw:custom-shape draw:style-name="gr123" draw:text-style-name="P78" svg:width="4.562cm" svg:height="0.773cm" svg:x="7.749cm" svg:y="7.777cm"><text:p text:style-name="P30"><text:span text:style-name="T13">$table.append</text:span></text:p><text:p text:style-name="P30"><text:span text:style-name="T13">($firstRow.clone(false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8.548cm"><text:p text:style-name="P30"><text:span text:style-name="T13">テーブルに必要なだけの</text:span></text:p><text:p text:style-name="P30"><text:span text:style-name="T13">行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3.566cm" svg:x2="10.079cm" svg:y2="14.529cm"><text:p/></draw:line><draw:line draw:style-name="gr3" draw:text-style-name="P29" svg:x1="10.045cm" svg:y1="20.539cm" svg:x2="10.045cm" svg:y2="21.424cm"><text:p/></draw:line><draw:g draw:style-name="gr7"><draw:g draw:style-name="gr7"><draw:custom-shape draw:style-name="gr146" svg:width="6.019cm" svg:height="2.56cm" svg:x="7.123cm" svg:y="4.391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7" draw:text-style-name="P63" svg:width="3.955cm" svg:height="2.543cm" svg:x="8.25cm" svg:y="4.568cm"><draw:text-box><text:p><text:span text:style-name="T8">配列のオブジェクト数分の</text:span><text:span text:style-name="T8">domNode</text:span><text:span text:style-name="T8">を作成する。最初から</text:span><text:span text:style-name="T8">1</text:span><text:span text:style-name="T8">行分の</text:span><text:span text:style-name="T8">DOM</text:span><text:span text:style-name="T8">が用意されているので、カウンターを</text:span><text:span text:style-name="T8">1</text:span><text:span text:style-name="T8">から開始する</text:span></text:p><text:p><text:span text:style-name="T5"><text:s/></text:span><text:span text:style-name="T5">var i = 1; i &lt; mapNodeArrayLength; i++</text:span></text:p></draw:text-box></draw:frame></draw:g><draw:line draw:style-name="gr3" draw:text-style-name="P29" svg:x1="10.126cm" svg:y1="6.962cm" svg:x2="10.126cm" svg:y2="7.793cm"><text:p/></draw:line></draw:g><draw:custom-shape draw:style-name="gr142" draw:text-style-name="P58" svg:width="5.873cm" svg:height="1.08cm" svg:x="7.204cm" svg:y="10.095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g draw:style-name="gr7"><draw:custom-shape draw:style-name="gr148" svg:width="6.019cm" svg:height="1.631cm" svg:x="7.123cm" svg:y="14.46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49" draw:text-style-name="P43" svg:width="2.999cm" svg:height="1.59cm" svg:x="8.629cm" svg:y="14.439cm"><draw:text-box><text:p><text:span text:style-name="T8">mapNode</text:span><text:span text:style-name="T8">の要素数分ループする</text:span></text:p><text:p><text:span text:style-name="T8">var i = 0; i &lt; mapNodeArrayLength; i+</text:span></text:p></draw:text-box></draw:frame></draw:g><draw:line draw:style-name="gr3" draw:text-style-name="P29" svg:x1="10.126cm" svg:y1="16.09cm" svg:x2="10.126cm" svg:y2="16.697cm"><text:p/></draw:line></draw:g><draw:g draw:style-name="gr7"><draw:custom-shape draw:style-name="gr123" draw:text-style-name="P78" svg:width="4.562cm" svg:height="0.773cm" svg:x="7.749cm" svg:y="11.982cm"><text:p text:style-name="P30"><text:span text:style-name="T13">colNameNode </text:span></text:p><text:p text:style-name="P30"><text:span text:style-name="T13">= $firstRow.clone(fals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2.753cm"><text:p text:style-name="P30"><text:span text:style-name="T13">見出し行にセ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0" draw:text-style-name="P78" svg:width="4.562cm" svg:height="0.826cm" svg:x="7.872cm" svg:y="16.625cm"><text:p text:style-name="P30"><text:span text:style-name="T13">var $row = $table.children().</text:span></text:p><text:p text:style-name="P30"><text:span text:style-name="T13">eq(0).children().eq(i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1" draw:text-style-name="P79" svg:width="4.562cm" svg:height="1.052cm" svg:x="7.872cm" svg:y="17.45cm"><text:p text:style-name="P30"><text:span text:style-name="T13">i</text:span><text:span text:style-name="T13">番目の行を取得して</text:span><text:span text:style-name="T13">jQuery</text:span></text:p><text:p text:style-name="P30"><text:span text:style-name="T13">オブジェクトに変換し、</text:span></text:p><text:p text:style-name="P30"><text:span text:style-name="T13">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2" draw:text-style-name="P78" svg:width="4.562cm" svg:height="0.537cm" svg:x="7.749cm" svg:y="19.235cm"><text:p text:style-name="P30"><text:span text:style-name="T13">var j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9.771cm"><text:p text:style-name="P30"><text:span text:style-name="T13">オブジェクト用ループ内</text:span></text:p><text:p text:style-name="P30"><text:span text:style-name="T13">でのカウンター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3" draw:text-style-name="P78" svg:width="4.853cm" svg:height="0.537cm" svg:x="7.599cm" svg:y="21.364cm"><text:p text:style-name="P30"><text:span text:style-name="T13">var mapObject = mapNodeArray[i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4" draw:text-style-name="P79" svg:width="4.853cm" svg:height="1.144cm" svg:x="7.599cm" svg:y="21.9cm"><text:p text:style-name="P30"><text:span text:style-name="T13">テーブルの行に相当する</text:span></text:p><text:p text:style-name="P30"><text:span text:style-name="T13">オブジェクトを、テーブルに相当</text:span></text:p><text:p text:style-name="P30"><text:span text:style-name="T13">する配列から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45cm" svg:y1="23.042cm" svg:x2="10.045cm" svg:y2="23.927cm"><text:p/></draw:line></draw:g></text:p>
      <text:p text:style-name="P2"><draw:g text:anchor-type="as-char" svg:y="-12.829cm" draw:z-index="67" draw:style-name="gr1"><draw:line draw:style-name="gr4" draw:text-style-name="P30" svg:x1="6.498cm" svg:y1="0cm" svg:x2="6.498cm" svg:y2="25.656cm"><text:p/></draw:line><draw:frame draw:style-name="gr2" draw:text-style-name="P43" svg:width="6.374cm" svg:height="9.081cm" svg:x="0cm" svg:y="0.143cm"><draw:text-box><text:p><text:span text:style-name="T8">Fig23 </text:span><text:span text:style-name="T8">続き</text:span></text:p><text:p text:style-name="P41"><text:span text:style-name="T8">　　　</text:span></text:p></draw:text-box></draw:frame><draw:line draw:style-name="gr3" draw:text-style-name="P29" svg:x1="10.118cm" svg:y1="1.034cm" svg:x2="10.118cm" svg:y2="2.032cm"><text:p/></draw:line><draw:custom-shape draw:style-name="gr5" draw:text-style-name="P31" svg:width="0.966cm" svg:height="1.001cm" svg:x="9.638cm" svg:y="0.034cm"><text:p text:style-name="P30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71cm" svg:y="22.32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125cm" svg:y1="17.145cm" svg:x2="10.125cm" svg:y2="17.87cm"><text:p/></draw:line><draw:line draw:style-name="gr3" draw:text-style-name="P29" svg:x1="10.079cm" svg:y1="7.262cm" svg:x2="10.079cm" svg:y2="8.102cm"><text:p/></draw:line><draw:line draw:style-name="gr3" draw:text-style-name="P29" svg:x1="10.079cm" svg:y1="13.109cm" svg:x2="10.079cm" svg:y2="14.072cm"><text:p/></draw:line><draw:line draw:style-name="gr3" draw:text-style-name="P29" svg:x1="10.045cm" svg:y1="19.359cm" svg:x2="10.045cm" svg:y2="20.244cm"><text:p/></draw:line><draw:g draw:style-name="gr7"><draw:g draw:style-name="gr7"><draw:custom-shape draw:style-name="gr155" svg:width="6.019cm" svg:height="2.005cm" svg:x="7.123cm" svg:y="2.02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56" draw:text-style-name="P63" svg:width="3.955cm" svg:height="1.273cm" svg:x="8.25cm" svg:y="2.431cm"><draw:text-box><text:p><text:span text:style-name="T8">テーブルの行に相当するオ</text:span></text:p><text:p><text:span text:style-name="T8">ブジェクトの要素分ループする</text:span></text:p><text:p><text:span text:style-name="T5">key in mapObject</text:span></text:p></draw:text-box></draw:frame></draw:g><draw:line draw:style-name="gr3" draw:text-style-name="P29" svg:x1="10.126cm" svg:y1="4.022cm" svg:x2="10.126cm" svg:y2="4.853cm"><text:p/></draw:line></draw:g><draw:custom-shape draw:style-name="gr142" draw:text-style-name="P58" svg:width="5.873cm" svg:height="1.08cm" svg:x="7.195cm" svg:y="14.058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142" draw:text-style-name="P58" svg:width="5.873cm" svg:height="1.08cm" svg:x="7.262cm" svg:y="16.06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123" draw:text-style-name="P78" svg:width="4.562cm" svg:height="0.773cm" svg:x="7.749cm" svg:y="11.569cm"><text:p text:style-name="P30"><text:span text:style-name="T13">$row.children().eq(j++)</text:span></text:p><text:p text:style-name="P30"><text:span text:style-name="T13">.text(mapObject[key]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2.34cm"><text:p text:style-name="P30"><text:span text:style-name="T13">セルにクラスとテキスト</text:span></text:p><text:p text:style-name="P30"><text:span text:style-name="T13">を追加してい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2" draw:text-style-name="P78" svg:width="4.562cm" svg:height="0.537cm" svg:x="7.645cm" svg:y="20.138cm"><text:p text:style-name="P30"><text:span text:style-name="T13">return $table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645cm" svg:y="20.675cm"><text:p text:style-name="P30"><text:span text:style-name="T13">作成したテーブル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57" draw:text-style-name="P78" svg:width="4.853cm" svg:height="0.722cm" svg:x="7.599cm" svg:y="17.826cm"><text:p text:style-name="P30"><text:span text:style-name="T13">$table.prepend(colNameNode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58" draw:text-style-name="P79" svg:width="4.853cm" svg:height="0.814cm" svg:x="7.599cm" svg:y="18.547cm"><text:p text:style-name="P30"><text:span text:style-name="T13">olNameNode</text:span><text:span text:style-name="T13">を行の</text:span></text:p><text:p text:style-name="P30"><text:span text:style-name="T13">先頭に配置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45cm" svg:y1="21.444cm" svg:x2="10.045cm" svg:y2="22.329cm"><text:p/></draw:line><draw:custom-shape draw:style-name="gr34" draw:text-style-name="P33" svg:width="5.815cm" svg:height="2.511cm" svg:x="7.213cm" svg:y="4.752cm"><text:p text:style-name="P32"><text:span text:style-name="T4">1</text:span><text:span text:style-name="T4">行目</text:span><text:span text:style-name="T4">(</text:span><text:span text:style-name="T4">見出し行</text:span><text:span text:style-name="T4">)</text:span><text:span text:style-name="T4">の</text:span></text:p><text:p text:style-name="P32"><text:span text:style-name="T4">走査であれば</text:span></text:p><text:p text:style-name="P32"><text:span text:style-name="T4">i =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1" svg:width="0.602cm" svg:height="0.627cm" svg:x="11.97cm" svg:y="7.029cm"><draw:text-box><text:p>Y</text:p></draw:text-box></draw:frame><draw:frame draw:style-name="gr11" svg:width="0.602cm" svg:height="0.627cm" svg:x="13.765cm" svg:y="5.156cm"><draw:text-box><text:p>N</text:p></draw:text-box></draw:frame><draw:polyline draw:style-name="gr135" draw:text-style-name="P30" svg:width="4.924cm" svg:height="4.684cm" svg:x="10.128cm" svg:y="5.948cm" svg:viewBox="0 0 4925 4685" draw:points="2833,0 4925,0 4925,4685 0,4685"><text:p/></draw:polyline><draw:g draw:style-name="gr7"><draw:custom-shape draw:style-name="gr159" draw:text-style-name="P78" svg:width="4.562cm" svg:height="1.246cm" svg:x="7.749cm" svg:y="8.08cm"><text:p text:style-name="P30"><text:span text:style-name="T13">$(colNameNode).children()</text:span></text:p><text:p text:style-name="P30"><text:span text:style-name="T13">.eq(j).text</text:span></text:p><text:p text:style-name="P30"><text:span text:style-name="T13">(this.getColumnName(config, key)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9.326cm"><text:p text:style-name="P30"><text:span text:style-name="T13">見出し行のセルに値を入れ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0.1cm" svg:x2="10.079cm" svg:y2="11.583cm"><text:p/></draw:line><draw:line draw:style-name="gr3" draw:text-style-name="P29" svg:x1="10.079cm" svg:y1="15.138cm" svg:x2="10.079cm" svg:y2="16.101cm"><text:p/></draw:line></draw:g></text:p>
      <text:p text:style-name="P2"><draw:g text:anchor-type="as-char" draw:z-index="77" draw:style-name="gr17"><draw:g draw:style-name="gr7"><draw:frame draw:style-name="gr2" draw:text-style-name="P43" svg:width="6.374cm" svg:height="9.081cm" svg:x="0cm" svg:y="0.256cm"><draw:text-box><text:p><text:span text:style-name="T8">Fig24</text:span></text:p><text:p><text:span text:style-name="T8">関数名：</text:span><text:span text:style-name="T8">getColumnName</text:span></text:p><text:p text:style-name="P77"><text:span text:style-name="T8">概要：列設定の</text:span><text:span text:style-name="T8">JSON</text:span><text:span text:style-name="T8">から列のカラム名を取得する。見出し行に日本語の列名を設定するために使う</text:span></text:p><text:p text:style-name="P85"><text:span text:style-name="T8">引数 <text:s/></text:span><text:span text:style-name="T8">:Object configNode:</text:span><text:span text:style-name="T8">設定データを定義したオブジェクト</text:span></text:p><text:p text:style-name="P64"><text:span text:style-name="T8">String key:</text:span><text:span text:style-name="T8">列名</text:span></text:p><text:p text:style-name="P40"><text:span text:style-name="T8">戻り値：</text:span><text:span text:style-name="T8">String:</text:span><text:span text:style-name="T8">取得した列名を返す。取得できなければ</text:span><text:span text:style-name="T8">key</text:span><text:span text:style-name="T8">を返す</text:span></text:p><text:p text:style-name="P84"><text:span text:style-name="T8">変数　</text:span><text:span text:style-name="T8">String ret:</text:span><text:span text:style-name="T8">取得した列名を格納する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7.18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49cm" svg:y="1.916cm"><text:p text:style-name="P30"><text:span text:style-name="T13">var ret = this.getConfigColumn</text:span></text:p><text:p text:style-name="P30"><text:span text:style-name="T13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2.686cm"><text:p text:style-name="P30"><text:span text:style-name="T13">key</text:span><text:span text:style-name="T13">で指定された</text:span></text:p><text:p text:style-name="P30"><text:span text:style-name="T13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6" draw:text-style-name="P78" svg:width="4.562cm" svg:height="1.105cm" svg:x="7.749cm" svg:y="4.382cm"><text:p text:style-name="P30"><text:span text:style-name="T13">return ret['columnName'] </text:span></text:p><text:p text:style-name="P30"><text:span text:style-name="T13">!== void(0)? </text:span></text:p><text:p text:style-name="P30"><text:span text:style-name="T13">ret['columnName']: key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486cm"><text:p text:style-name="P30"><text:span text:style-name="T13">列名を取得して返す。</text:span></text:p><text:p text:style-name="P30"><text:span text:style-name="T13">取得できなければ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6.255cm" svg:x2="10.079cm" svg:y2="7.218cm"><text:p/></draw:line></draw:g><draw:frame draw:style-name="gr188" draw:text-style-name="P87" svg:width="1.128cm" svg:height="0.708cm" svg:x="12.037cm" svg:y="3.674cm"><draw:text-box><text:p><text:span text:style-name="T16">Fig.27</text:span></text:p></draw:text-box></draw:frame></draw:g></text:p>
      <text:p text:style-name="P2"><draw:g text:anchor-type="as-char" draw:z-index="76" draw:style-name="gr17"><draw:g draw:style-name="gr7"><draw:frame draw:style-name="gr2" draw:text-style-name="P43" svg:width="6.374cm" svg:height="9.081cm" svg:x="0cm" svg:y="0.256cm"><draw:text-box><text:p><text:span text:style-name="T8">Fig25</text:span></text:p><text:p><text:span text:style-name="T8">関数名：</text:span><text:span text:style-name="T8">getClassName</text:span></text:p><text:p text:style-name="P77"><text:span text:style-name="T8">概要：列設定の</text:span><text:span text:style-name="T8">JSON</text:span><text:span text:style-name="T8">からセルに設定するクラス名を取得する</text:span></text:p><text:p text:style-name="P85"><text:span text:style-name="T8">引数 <text:s/></text:span><text:span text:style-name="T8">:Object configNode:</text:span><text:span text:style-name="T8">設定データを定義したオブジェクト</text:span></text:p><text:p text:style-name="P64"><text:span text:style-name="T8">String key:</text:span><text:span text:style-name="T8">列名</text:span></text:p><text:p text:style-name="P40"><text:span text:style-name="T8">戻り値：</text:span><text:span text:style-name="T8">String:</text:span><text:span text:style-name="T8">取得したクラス名を返す。取得できなけれ空文字を出す</text:span></text:p><text:p text:style-name="P84"><text:span text:style-name="T8">変数　</text:span><text:span text:style-name="T8">String ret:</text:span><text:span text:style-name="T8">取得した列名を格納する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7.18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49cm" svg:y="1.916cm"><text:p text:style-name="P30"><text:span text:style-name="T13">var ret = this.getConfigColumn</text:span></text:p><text:p text:style-name="P30"><text:span text:style-name="T13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2.686cm"><text:p text:style-name="P30"><text:span text:style-name="T13">key</text:span><text:span text:style-name="T13">で指定された</text:span></text:p><text:p text:style-name="P30"><text:span text:style-name="T13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6" draw:text-style-name="P78" svg:width="4.562cm" svg:height="1.105cm" svg:x="7.749cm" svg:y="4.382cm"><text:p text:style-name="P30"><text:span text:style-name="T13">return ret['className'] </text:span></text:p><text:p text:style-name="P30"><text:span text:style-name="T13">!== void(0)? </text:span></text:p><text:p text:style-name="P30"><text:span text:style-name="T13">ret['className']: ''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486cm"><text:p text:style-name="P30"><text:span text:style-name="T13">クラス名を取得して返す。</text:span></text:p><text:p text:style-name="P30"><text:span text:style-name="T13">取得できなければ空文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6.255cm" svg:x2="10.079cm" svg:y2="7.218cm"><text:p/></draw:line></draw:g><draw:frame draw:style-name="gr187" draw:text-style-name="P87" svg:width="1.128cm" svg:height="0.368cm" svg:x="12.143cm" svg:y="3.648cm"><draw:text-box><text:p><text:span text:style-name="T16">Fig.27</text:span></text:p></draw:text-box></draw:frame></draw:g></text:p>
      <text:p text:style-name="P2"><draw:g text:anchor-type="as-char" draw:z-index="75" draw:style-name="gr17"><draw:g draw:style-name="gr7"><draw:frame draw:style-name="gr2" draw:text-style-name="P43" svg:width="6.374cm" svg:height="9.081cm" svg:x="0cm" svg:y="0.256cm"><draw:text-box><text:p><text:span text:style-name="T8">Fig26</text:span></text:p><text:p><text:span text:style-name="T8">関数名：</text:span><text:span text:style-name="T8">getStyle</text:span></text:p><text:p text:style-name="P77"><text:span text:style-name="T8">概要：列設定の</text:span><text:span text:style-name="T8">JSON</text:span><text:span text:style-name="T8">からセルに設定するスタイルの文字列を取得する</text:span></text:p><text:p text:style-name="P85"><text:span text:style-name="T8">引数 <text:s/></text:span><text:span text:style-name="T8">:Object configNode:</text:span><text:span text:style-name="T8">設定データを定義したオブジェクト</text:span></text:p><text:p text:style-name="P64"><text:span text:style-name="T8">String key:</text:span><text:span text:style-name="T8">列名</text:span></text:p><text:p text:style-name="P40"><text:span text:style-name="T8">戻り値：</text:span><text:span text:style-name="T8">String:</text:span><text:span text:style-name="T8">取得したスタイルの文字列を返す。取得できなけれ空文字を出す</text:span></text:p><text:p text:style-name="P84"><text:span text:style-name="T8">変数　</text:span><text:span text:style-name="T8">String ret:</text:span><text:span text:style-name="T8">取得したスタイルを格納するための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7.18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49cm" svg:y="1.916cm"><text:p text:style-name="P30"><text:span text:style-name="T13">var ret = this.getConfigColumn</text:span></text:p><text:p text:style-name="P30"><text:span text:style-name="T13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2.686cm"><text:p text:style-name="P30"><text:span text:style-name="T13">key</text:span><text:span text:style-name="T13">で指定された</text:span></text:p><text:p text:style-name="P30"><text:span text:style-name="T13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6" draw:text-style-name="P78" svg:width="4.562cm" svg:height="1.105cm" svg:x="7.749cm" svg:y="4.382cm"><text:p text:style-name="P30"><text:span text:style-name="T13">return ret['style'] </text:span></text:p><text:p text:style-name="P30"><text:span text:style-name="T13">!== void(0)? </text:span></text:p><text:p text:style-name="P30"><text:span text:style-name="T13">ret['style']: ''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486cm"><text:p text:style-name="P30"><text:span text:style-name="T13">スタイルの文字列を取得して返す。</text:span></text:p><text:p text:style-name="P30"><text:span text:style-name="T13">取得できなければ空文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6.255cm" svg:x2="10.079cm" svg:y2="7.218cm"><text:p/></draw:line></draw:g><draw:frame draw:style-name="gr187" draw:text-style-name="P87" svg:width="1.128cm" svg:height="0.368cm" svg:x="11.968cm" svg:y="3.648cm"><draw:text-box><text:p><text:span text:style-name="T16">Fig.27</text:span></text:p></draw:text-box></draw:frame></draw:g></text:p>
      <text:p text:style-name="P2"><draw:frame text:anchor-type="paragraph" draw:z-index="69" draw:style-name="gr165" svg:width="0.817cm" svg:height="0.706cm" svg:x="11.416cm" svg:y="8.782cm"><draw:text-box><text:p>Y</text:p></draw:text-box></draw:frame><draw:frame text:anchor-type="paragraph" draw:z-index="70" draw:style-name="gr166" svg:width="0.669cm" svg:height="0.489cm" svg:x="12.455cm" svg:y="6.555cm"><draw:text-box><text:p>N</text:p></draw:text-box></draw:frame><draw:g text:anchor-type="as-char" draw:z-index="68" draw:style-name="gr17"><draw:frame draw:style-name="gr2" draw:text-style-name="P43" svg:width="6.365cm" svg:height="9.081cm" svg:x="0cm" svg:y="0.256cm"><draw:text-box><text:p><text:span text:style-name="T8">Fig27</text:span></text:p><text:p><text:span text:style-name="T8">関数名：</text:span><text:span text:style-name="T8">getConfigColumn</text:span></text:p><text:p text:style-name="P77"><text:span text:style-name="T8">概要：設定の</text:span><text:span text:style-name="T8">JSON</text:span><text:span text:style-name="T8">から行のオブジェクトを取得して返す</text:span></text:p><text:p text:style-name="P85"><text:span text:style-name="T8">引数 <text:s/></text:span><text:span text:style-name="T8">:Object configNode:</text:span><text:span text:style-name="T8">設定データを定義したオブジェクト</text:span></text:p><text:p text:style-name="P64"><text:span text:style-name="T8">String key:</text:span><text:span text:style-name="T8">列名</text:span></text:p><text:p text:style-name="P40"><text:span text:style-name="T8">戻り値：</text:span><text:span text:style-name="T8">Object:</text:span><text:span text:style-name="T8">取得した列のオブジェクトを返す。取得できなければ空オブジェクトを返す</text:span></text:p><text:p text:style-name="P84"><text:span text:style-name="T8">変数　</text:span><text:span text:style-name="T8">Object ret:</text:span><text:span text:style-name="T8">取得したスタイルを格納するための変数</text:span></text:p><text:p text:style-name="P41"><text:span text:style-name="T8">Object oneColumn:configNode</text:span><text:span text:style-name="T8">から取り出した要素を一時格納する変数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606cm" svg:y="15.849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24cm" svg:y="2.014cm"><text:p text:style-name="P30"><text:span text:style-name="T13">var ret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24cm" svg:y="2.785cm"><text:p text:style-name="P30"><text:span text:style-name="T13">返却する値を持つオブジェクトを</text:span></text:p><text:p text:style-name="P30"><text:span text:style-name="T13">格納する変数を準備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60" draw:text-style-name="P78" svg:width="4.562cm" svg:height="0.713cm" svg:x="7.749cm" svg:y="4.382cm"><text:p text:style-name="P30"><text:span text:style-name="T13">var oneColumn </text:span></text:p><text:p text:style-name="P30"><text:span text:style-name="T13">= configNode.columns[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094cm"><text:p text:style-name="P30"><text:span text:style-name="T13">key</text:span><text:span text:style-name="T13">に該当する列のオブジェクトを</text:span></text:p><text:p text:style-name="P30"><text:span text:style-name="T13">引数のオブジェクトから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5.863cm" svg:x2="10.079cm" svg:y2="6.826cm"><text:p/></draw:line><draw:g draw:style-name="gr7"><draw:custom-shape draw:style-name="gr161" svg:width="5.511cm" svg:height="2.276cm" svg:x="7.28cm" svg:y="6.765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62" draw:text-style-name="P86" svg:width="2.816cm" svg:height="1.079cm" svg:x="8.685cm" svg:y="7.398cm"><draw:text-box><text:p><text:span text:style-name="T14">値の取得に成功した</text:span></text:p><text:p><text:span text:style-name="T8">oneColumn !== void(0)</text:span></text:p></draw:text-box></draw:frame></draw:g><draw:line draw:style-name="gr3" draw:text-style-name="P29" svg:x1="10.079cm" svg:y1="9.04cm" svg:x2="10.079cm" svg:y2="10.003cm"><text:p/></draw:line><draw:g draw:style-name="gr7"><draw:custom-shape draw:style-name="gr163" draw:text-style-name="P78" svg:width="4.562cm" svg:height="0.512cm" svg:x="7.749cm" svg:y="9.973cm"><text:p text:style-name="P30"><text:span text:style-name="T13">ret = one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0.485cm"><text:p text:style-name="P30"><text:span text:style-name="T13">列のオブジェクトを</text:span></text:p><text:p text:style-name="P30"><text:span text:style-name="T13">返却用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1.254cm" svg:x2="10.079cm" svg:y2="13.702cm"><text:p/></draw:line><draw:polyline draw:style-name="gr164" draw:text-style-name="P30" svg:width="4.262cm" svg:height="4.663cm" svg:x="10.079cm" svg:y="7.897cm" svg:viewBox="0 0 4263 4664" draw:points="2711,0 4263,0 4263,4664 0,4664"><text:p/></draw:polyline><draw:g draw:style-name="gr7"><draw:custom-shape draw:style-name="gr163" draw:text-style-name="P78" svg:width="4.562cm" svg:height="0.512cm" svg:x="7.749cm" svg:y="13.624cm"><text:p text:style-name="P30"><text:span text:style-name="T13">ret = one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14.136cm"><text:p text:style-name="P30"><text:span text:style-name="T13">列のオブジェクトを</text:span></text:p><text:p text:style-name="P30"><text:span text:style-name="T13">返却用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4.905cm" svg:x2="10.079cm" svg:y2="15.868cm"><text:p/></draw:line></draw:g></text:p>
      <text:p text:style-name="P2"><draw:g text:anchor-type="as-char" draw:z-index="71" draw:style-name="gr17"><draw:frame draw:style-name="gr2" draw:text-style-name="P43" svg:width="6.365cm" svg:height="9.081cm" svg:x="0cm" svg:y="0.256cm"><draw:text-box><text:p><text:span text:style-name="T8">Fig28</text:span></text:p><text:p><text:span text:style-name="T8">関数名：</text:span><text:span text:style-name="T8">replaceData</text:span></text:p><text:p text:style-name="P77"><text:span text:style-name="T8">概要：オブジェクトからオブジェクトへデータを追加、または置き換える</text:span></text:p><text:p text:style-name="P85"><text:span text:style-name="T8">引数 <text:s/></text:span><text:span text:style-name="T8">:int process:</text:span><text:span text:style-name="T8">オブジェクトへデータを追加するか、置き換えを行うかを判断する</text:span></text:p><text:p text:style-name="P64"><text:span text:style-name="T8">Object baseObject:</text:span><text:span text:style-name="T8">追加先となるオブジェクト</text:span></text:p><text:p text:style-name="P64"><text:span text:style-name="T8">Object appendObject:</text:span><text:span text:style-name="T8">追加元となるオブジェクト</text:span></text:p><text:p text:style-name="P64"><text:span text:style-name="T8">key:</text:span><text:span text:style-name="T8">追加指定するオブジェクトのキー</text:span></text:p><text:p text:style-name="P40"><text:span text:style-name="T8">戻り値：</text:span><text:span text:style-name="T8">Object:</text:span><text:span text:style-name="T8">データの追加・置き換えを行ったオブジェクトを返す</text:span></text:p><text:p text:style-name="P84"><text:span text:style-name="T8">変数　</text:span><text:span text:style-name="T8">Object retObject:</text:span><text:span text:style-name="T8">作成したオブジェクトを一時保存する変数</text:span></text:p><text:p text:style-name="P41"><text:span text:style-name="T8">Object append:</text:span><text:span text:style-name="T8">追加するオブジェクトを格納しておく変数。</text:span><text:span text:style-name="T8">$.extend</text:span><text:span text:style-name="T8">関数は引数のオブジェクトを書き換える場合があるため、コピーしたオブジェクトを利用する</text:span></text:p><text:p text:style-name="P41"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636cm" svg:y="23.393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24cm" svg:y="2.014cm"><text:p text:style-name="P30"><text:span text:style-name="T13">var retObject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24cm" svg:y="2.785cm"><text:p text:style-name="P30"><text:span text:style-name="T13">返すオブジェクトを入れる</text:span></text:p><text:p text:style-name="P30"><text:span text:style-name="T13">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67" draw:text-style-name="P78" svg:width="4.562cm" svg:height="0.484cm" svg:x="7.749cm" svg:y="4.374cm"><text:p text:style-name="P30"><text:span text:style-name="T13">var append = {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68" draw:text-style-name="P79" svg:width="4.562cm" svg:height="1.123cm" svg:x="7.749cm" svg:y="4.858cm"><text:p text:style-name="P30"><text:span text:style-name="T13">追加するオブジェクトを格納する</text:span></text:p><text:p text:style-name="P30"><text:span text:style-name="T13">変数を用意する。まずは空の</text:span></text:p><text:p text:style-name="P30"><text:span text:style-name="T13">オブジェクト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5.98cm" svg:x2="10.079cm" svg:y2="6.827cm"><text:p/></draw:line><draw:g draw:style-name="gr7"><draw:custom-shape draw:style-name="gr169" svg:width="5.511cm" svg:height="2.752cm" svg:x="7.28cm" svg:y="6.765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70" draw:text-style-name="P86" svg:width="2.816cm" svg:height="1.98cm" svg:x="8.685cm" svg:y="7.53cm"><draw:text-box><text:p><text:span text:style-name="T14">key</text:span><text:span text:style-name="T14">が入力されていれば</text:span></text:p><text:p><text:span text:style-name="T8">key !== void(0) &amp;&amp; key != null &amp;&amp; key != ''</text:span></text:p></draw:text-box></draw:frame></draw:g><draw:line draw:style-name="gr3" draw:text-style-name="P29" svg:x1="10.079cm" svg:y1="9.509cm" svg:x2="10.079cm" svg:y2="10.472cm"><text:p/></draw:line><draw:g draw:style-name="gr7"><draw:custom-shape draw:style-name="gr163" draw:text-style-name="P78" svg:width="4.562cm" svg:height="0.512cm" svg:x="7.784cm" svg:y="10.453cm"><text:p text:style-name="P30"><text:span text:style-name="T13">append[key] = appendObject[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84cm" svg:y="10.964cm"><text:p text:style-name="P30"><text:span text:style-name="T13">key</text:span><text:span text:style-name="T13">に該当する要素だけを</text:span></text:p><text:p text:style-name="P30"><text:span text:style-name="T13">追加するよう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11.732cm" svg:x2="10.079cm" svg:y2="12.924cm"><text:p/></draw:line><draw:frame draw:style-name="gr171" svg:width="0.817cm" svg:height="0.706cm" svg:x="9.211cm" svg:y="7.488cm"><draw:text-box><text:p>Y</text:p></draw:text-box></draw:frame><draw:frame draw:style-name="gr172" svg:width="0.669cm" svg:height="0.489cm" svg:x="10.463cm" svg:y="5.122cm"><draw:text-box><text:p>N</text:p></draw:text-box></draw:frame><draw:g draw:style-name="gr7"><draw:custom-shape draw:style-name="gr163" draw:text-style-name="P78" svg:width="4.562cm" svg:height="0.512cm" svg:x="13.301cm" svg:y="10.453cm"><text:p text:style-name="P30"><text:span text:style-name="T13">append = appendObjec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13.301cm" svg:y="10.964cm"><text:p text:style-name="P30"><text:span text:style-name="T13">引数の追加元オブジェクトを</text:span></text:p><text:p text:style-name="P30"><text:span text:style-name="T13">丸まる追加するよう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173" draw:text-style-name="P30" svg:width="2.733cm" svg:height="2.34cm" svg:x="12.79cm" svg:y="8.112cm" svg:viewBox="0 0 2734 2341" draw:points="0,0 2734,0 2734,2341 2708,2341"><text:p/></draw:polyline><draw:g draw:style-name="gr7"><draw:custom-shape draw:style-name="gr174" svg:width="5.511cm" svg:height="2.326cm" svg:x="7.28cm" svg:y="12.84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75" draw:text-style-name="P86" svg:width="2.816cm" svg:height="1.673cm" svg:x="8.685cm" svg:y="13.494cm"><draw:text-box><text:p><text:span text:style-name="T14">新規作成するなら</text:span></text:p><text:p><text:span text:style-name="T8">process == 1</text:span></text:p></draw:text-box></draw:frame></draw:g><draw:polyline draw:style-name="gr173" draw:text-style-name="P30" svg:width="0.521cm" svg:height="5.471cm" draw:transform="rotate (-1.5707963267949) translate (15.5504444444444cm 11.7323333333332cm)" svg:viewBox="0 0 522 5472" draw:points="0,0 522,0 522,5472"><text:p/></draw:polyline><draw:line draw:style-name="gr3" draw:text-style-name="P29" svg:x1="10.079cm" svg:y1="15.171cm" svg:x2="10.079cm" svg:y2="16.363cm"><text:p/></draw:line><draw:g draw:style-name="gr7"><draw:g draw:style-name="gr7"><draw:custom-shape draw:style-name="gr176" svg:width="6.019cm" svg:height="1.629cm" svg:x="7.151cm" svg:y="16.276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7" draw:text-style-name="P63" svg:width="3.955cm" svg:height="0.955cm" svg:x="8.278cm" svg:y="16.621cm"><draw:text-box><text:p><text:span text:style-name="T8">追加先のオブジェクトを走査する</text:span></text:p><text:p><text:span text:style-name="T5">objKey in baseObject</text:span></text:p></draw:text-box></draw:frame></draw:g><draw:line draw:style-name="gr3" draw:text-style-name="P29" svg:x1="10.155cm" svg:y1="17.915cm" svg:x2="10.155cm" svg:y2="18.59cm"><text:p/></draw:line></draw:g><draw:g draw:style-name="gr7"><draw:custom-shape draw:style-name="gr177" draw:text-style-name="P78" svg:width="4.562cm" svg:height="0.611cm" svg:x="7.955cm" svg:y="21.202cm"><text:p text:style-name="P30"><text:span text:style-name="T13">delete baseObject[obj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78" draw:text-style-name="P79" svg:width="4.562cm" svg:height="0.609cm" svg:x="7.955cm" svg:y="21.81cm"><text:p text:style-name="P30"><text:span text:style-name="T13">該当する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ustom-shape draw:style-name="gr179" draw:text-style-name="P33" svg:width="5.815cm" svg:height="2.008cm" svg:x="7.241cm" svg:y="18.544cm"><text:p text:style-name="P32"><text:span text:style-name="T4">キーに被りがあったら</text:span></text:p><text:p text:style-name="P32"><text:span text:style-name="T4">objKey in append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35" draw:text-style-name="P30" svg:width="4.924cm" svg:height="3.423cm" svg:x="10.156cm" svg:y="19.532cm" svg:viewBox="0 0 4925 3424" draw:points="2833,0 4925,0 4925,3424 0,3424"><text:p/></draw:polyline><draw:line draw:style-name="gr3" draw:text-style-name="P29" svg:x1="10.156cm" svg:y1="20.551cm" svg:x2="10.156cm" svg:y2="21.264cm"><text:p/></draw:line><draw:line draw:style-name="gr3" draw:text-style-name="P29" svg:x1="10.156cm" svg:y1="22.419cm" svg:x2="10.156cm" svg:y2="23.394cm"><text:p/></draw:line><draw:custom-shape draw:style-name="gr5" draw:text-style-name="P31" svg:width="0.966cm" svg:height="1.001cm" svg:x="15.639cm" svg:y="23.393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73" draw:text-style-name="P30" svg:width="3.426cm" svg:height="9.349cm" svg:x="12.79cm" svg:y="14.041cm" svg:viewBox="0 0 3427 9350" draw:points="0,0 3427,0 3427,9350"><text:p/></draw:polyline></draw:g></text:p>
      <text:p text:style-name="P2"><draw:g text:anchor-type="as-char" svg:y="-12.829cm" draw:z-index="72" draw:style-name="gr1"><draw:custom-shape draw:style-name="gr142" draw:text-style-name="P58" svg:width="5.873cm" svg:height="1.08cm" svg:x="7.43cm" svg:y="1.95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2" draw:text-style-name="P43" svg:width="6.365cm" svg:height="9.081cm" svg:x="0cm" svg:y="0.256cm"><draw:text-box><text:p><text:span text:style-name="T8">Fig28 </text:span><text:span text:style-name="T8">続き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036cm" svg:x2="10.079cm" svg:y2="5.045cm"><text:p/></draw:line><draw:g draw:style-name="gr7"><draw:custom-shape draw:style-name="gr180" draw:text-style-name="P78" svg:width="4.562cm" svg:height="0.839cm" svg:x="7.865cm" svg:y="5.045cm"><text:p text:style-name="P30"><text:span text:style-name="T13">return $.extend</text:span></text:p><text:p text:style-name="P30"><text:span text:style-name="T13">(true, baseObject, append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865cm" svg:y="5.883cm"><text:p text:style-name="P30"><text:span text:style-name="T13">2</text:span><text:span text:style-name="T13">つのオブジェクトを統合した</text:span></text:p><text:p text:style-name="P30"><text:span text:style-name="T13">オブジェクトを作って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6.611cm" svg:x2="10.079cm" svg:y2="7.458cm"><text:p/></draw:line><draw:custom-shape draw:style-name="gr5" draw:text-style-name="P31" svg:width="0.966cm" svg:height="1.001cm" svg:x="9.638cm" svg:y="7.458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15.536cm" svg:y="0cm"><text:p text:style-name="P30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73" draw:text-style-name="P30" svg:width="2.738cm" svg:height="5.961cm" draw:transform="rotate (-1.5707963267949) translate (16.0408055555556cm 1.00106944444427cm)" svg:viewBox="0 0 2739 5962" draw:points="0,0 2739,0 2739,5962"><text:p/></draw:polyline></draw:g></text:p>
      <text:p text:style-name="P14"><draw:g text:anchor-type="as-char" draw:z-index="73" draw:style-name="gr17"><draw:frame draw:style-name="gr2" draw:text-style-name="P43" svg:width="6.365cm" svg:height="9.081cm" svg:x="0cm" svg:y="0.256cm"><draw:text-box><text:p><text:span text:style-name="T8">Fig29</text:span></text:p><text:p><text:span text:style-name="T8">関数名：</text:span><text:span text:style-name="T8">removeDomNode</text:span></text:p><text:p text:style-name="P77"><text:span text:style-name="T8">概要：引数で指定された要素を削除する</text:span></text:p><text:p text:style-name="P85"><text:span text:style-name="T8">引数 <text:s/></text:span><text:span text:style-name="T8">:iElement element:</text:span><text:span text:style-name="T8">削除する要素</text:span></text:p><text:p text:style-name="P40"><text:span text:style-name="T8">戻り値：</text:span><text:span text:style-name="T8">boolean:</text:span><text:span text:style-name="T8">削除できたかどうかを返す</text:span></text:p><text:p text:style-name="P84"><text:span text:style-name="T8"/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636cm" svg:y="4.41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24cm" svg:y="2.014cm"><text:p text:style-name="P30"><text:span text:style-name="T13">element !== void(0)? </text:span></text:p><text:p text:style-name="P30"><text:span text:style-name="T13">$(element).remove():console.log(""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24cm" svg:y="2.785cm"><text:p text:style-name="P30"><text:span text:style-name="T13">指定された要素が存在</text:span></text:p><text:p text:style-name="P30"><text:span text:style-name="T13">していたら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draw:g></text:p>
      <text:p text:style-name="P15"><draw:g text:anchor-type="as-char" draw:z-index="74" draw:style-name="gr17"><draw:frame draw:style-name="gr2" draw:text-style-name="P43" svg:width="6.365cm" svg:height="9.081cm" svg:x="0cm" svg:y="0.256cm"><draw:text-box><text:p><text:span text:style-name="T8">Fig30</text:span></text:p><text:p><text:span text:style-name="T8">関数名：</text:span><text:span text:style-name="T8">replaceValueNode</text:span></text:p><text:p text:style-name="P77"><text:span text:style-name="T8">概要：引数で指定されたオブジェクトのルートのキーの値を、新たなオブジェクトの</text:span><text:span text:style-name="T8">value</text:span><text:span text:style-name="T8">キーの</text:span><text:span text:style-name="T8">value</text:span><text:span text:style-name="T8">にセットして元のキーにセットする</text:span></text:p><text:p text:style-name="P85"><text:span text:style-name="T8">引数 <text:s/></text:span><text:span text:style-name="T8">:Object object:</text:span><text:span text:style-name="T8">処理対象のオブジェクト</text:span></text:p><text:p text:style-name="P84"><text:span text:style-name="T8">戻り値：</text:span><text:span text:style-name="T8">Object:</text:span><text:span text:style-name="T8">処理を終えたオブジェクトを返す</text:span></text:p></draw:text-box></draw:fram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636cm" svg:y="10.539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1cm" svg:x2="10.079cm" svg:y2="2.192cm"><text:p/></draw:line><draw:g draw:style-name="gr7"><draw:g draw:style-name="gr7"><draw:custom-shape draw:style-name="gr181" svg:width="6.019cm" svg:height="1.285cm" svg:x="7.151cm" svg:y="2.099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82" draw:text-style-name="P63" svg:width="3.955cm" svg:height="0.952cm" svg:x="8.278cm" svg:y="2.432cm"><draw:text-box><text:p><text:span text:style-name="T8">オブジェクトを走査する</text:span></text:p><text:p><text:span text:style-name="T5">key in object</text:span></text:p></draw:text-box></draw:frame></draw:g><draw:line draw:style-name="gr3" draw:text-style-name="P29" svg:x1="10.155cm" svg:y1="3.383cm" svg:x2="10.155cm" svg:y2="4.058cm"><text:p/></draw:line></draw:g><draw:g draw:style-name="gr7"><draw:custom-shape draw:style-name="gr183" draw:text-style-name="P78" svg:width="4.562cm" svg:height="0.533cm" svg:x="7.955cm" svg:y="4.03cm"><text:p text:style-name="P30"><text:span text:style-name="T13">object[key] = {value:object[key]}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4" draw:text-style-name="P79" svg:width="4.562cm" svg:height="1.098cm" svg:x="7.955cm" svg:y="4.563cm"><text:p text:style-name="P30"><text:span text:style-name="T13">key</text:span><text:span text:style-name="T13">の</text:span><text:span text:style-name="T13">value</text:span><text:span text:style-name="T13">を、新たに生成した</text:span></text:p><text:p text:style-name="P30"><text:span text:style-name="T13">オブジェクトの</text:span><text:span text:style-name="T13">value</text:span><text:span text:style-name="T13">の</text:span><text:span text:style-name="T13">key</text:span><text:span text:style-name="T13">に</text:span></text:p><text:p text:style-name="P30"><text:span text:style-name="T13">セットし、元の</text:span><text:span text:style-name="T13">key</text:span><text:span text:style-name="T13">に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156cm" svg:y1="5.659cm" svg:x2="10.156cm" svg:y2="6.372cm"><text:p/></draw:line><draw:line draw:style-name="gr3" draw:text-style-name="P29" svg:x1="10.156cm" svg:y1="7.449cm" svg:x2="10.156cm" svg:y2="8.424cm"><text:p/></draw:line><draw:custom-shape draw:style-name="gr142" draw:text-style-name="P58" svg:width="5.873cm" svg:height="1.08cm" svg:x="7.198cm" svg:y="6.369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183" draw:text-style-name="P78" svg:width="4.562cm" svg:height="0.533cm" svg:x="7.955cm" svg:y="8.419cm"><text:p text:style-name="P30"><text:span text:style-name="T13">return objec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5" draw:text-style-name="P79" svg:width="4.562cm" svg:height="0.719cm" svg:x="7.955cm" svg:y="8.952cm"><text:p text:style-name="P30"><text:span text:style-name="T13">処理を終えた</text:span><text:span text:style-name="T13">object</text:span><text:span text:style-name="T13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156cm" svg:y1="9.67cm" svg:x2="10.156cm" svg:y2="10.54cm"><text:p/></draw:line></draw:g></text:p>
      <text:p text:style-name="P16"><draw:g text:anchor-type="as-char" svg:y="-10.788cm" draw:z-index="78" draw:style-name="gr1"><draw:g draw:style-name="gr7"><draw:frame draw:style-name="gr2" draw:text-style-name="P43" svg:width="6.374cm" svg:height="9.081cm" svg:x="0cm" svg:y="0.256cm"><draw:text-box><text:p><text:span text:style-name="T8">Fig31</text:span></text:p><text:p><text:span text:style-name="T8">関数名：</text:span><text:span text:style-name="T8">getColspan</text:span></text:p><text:p text:style-name="P77"><text:span text:style-name="T8">概要：列設定の</text:span><text:span text:style-name="T8">JSON</text:span><text:span text:style-name="T8">からセルに設定する</text:span><text:span text:style-name="T8">colspan</text:span><text:span text:style-name="T8">属性の値を取得する</text:span></text:p><text:p text:style-name="P85"><text:span text:style-name="T8">引数 <text:s/></text:span><text:span text:style-name="T8">:Object configNode:</text:span><text:span text:style-name="T8">設定データを定義したオブジェクト</text:span></text:p><text:p text:style-name="P64"><text:span text:style-name="T8">String key:</text:span><text:span text:style-name="T8">列名</text:span></text:p><text:p text:style-name="P40"><text:span text:style-name="T8">戻り値：</text:span><text:span text:style-name="T8">String:</text:span><text:span text:style-name="T8">取得したスタイルの文字列を返す。取得できなけれ空文字を出す</text:span></text:p><text:p text:style-name="P84"><text:span text:style-name="T8">変数　</text:span><text:span text:style-name="T8">String ret:colspan</text:span><text:span text:style-name="T8">の値を返す。取得できなけれ空文字を返す</text:span></text:p></draw:text-box></draw:frame><draw:line draw:style-name="gr3" draw:text-style-name="P29" svg:x1="10.118cm" svg:y1="1.002cm" svg:x2="10.118cm" svg:y2="2cm"><text:p/></draw:line><draw:line draw:style-name="gr4" draw:text-style-name="P30" svg:x1="6.498cm" svg:y1="0.002cm" svg:x2="6.498cm" svg:y2="25.658cm"><text:p/></draw:line><draw:custom-shape draw:style-name="gr5" draw:text-style-name="P31" svg:width="0.966cm" svg:height="1.001cm" svg:x="9.638cm" svg:y="0cm"><text:p text:style-name="P30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1" svg:width="0.966cm" svg:height="1.001cm" svg:x="9.596cm" svg:y="7.184cm"><text:p text:style-name="P30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9" svg:x1="10.079cm" svg:y1="3.454cm" svg:x2="10.079cm" svg:y2="4.417cm"><text:p/></draw:line><draw:g draw:style-name="gr7"><draw:custom-shape draw:style-name="gr123" draw:text-style-name="P78" svg:width="4.562cm" svg:height="0.773cm" svg:x="7.749cm" svg:y="1.916cm"><text:p text:style-name="P30"><text:span text:style-name="T13">var ret = this.getConfigColumn</text:span></text:p><text:p text:style-name="P30"><text:span text:style-name="T13">(configNode, ke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2.686cm"><text:p text:style-name="P30"><text:span text:style-name="T13">key</text:span><text:span text:style-name="T13">で指定された</text:span></text:p><text:p text:style-name="P30"><text:span text:style-name="T13">列のオブジェクト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7"><draw:custom-shape draw:style-name="gr186" draw:text-style-name="P78" svg:width="4.562cm" svg:height="1.105cm" svg:x="7.749cm" svg:y="4.382cm"><text:p text:style-name="P30"><text:span text:style-name="T13">return ret['colspan'] </text:span></text:p><text:p text:style-name="P30"><text:span text:style-name="T13">!== void(0)? </text:span></text:p><text:p text:style-name="P30"><text:span text:style-name="T13">ret['colspan']: ''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4" draw:text-style-name="P79" svg:width="4.562cm" svg:height="0.77cm" svg:x="7.749cm" svg:y="5.486cm"><text:p text:style-name="P30"><text:span text:style-name="T13">colspan</text:span><text:span text:style-name="T13">の文字列を取得して返す。</text:span></text:p><text:p text:style-name="P30"><text:span text:style-name="T13">取得できなければ空文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9" svg:x1="10.079cm" svg:y1="6.255cm" svg:x2="10.079cm" svg:y2="7.218cm"><text:p/></draw:line></draw:g><draw:frame draw:style-name="gr187" draw:text-style-name="P87" svg:width="1.128cm" svg:height="0.368cm" svg:x="11.968cm" svg:y="3.648cm"><draw:text-box><text:p><text:span text:style-name="T16">Fig.27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Liberation Serif2" svg:font-family="'Liberation Serif'" style:font-pitch="variable"/>
    <style:font-face style:name="Mangal2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3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Foot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8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3.2.2$MacOSX_X86_64 LibreOffice_project/edfb5295ba211bd31ad47d0bad0118690f76407d</meta:generator>
    <dc:date>2015-07-14T02:43:36.796361000</dc:date>
    <meta:editing-duration>P1DT11M58S</meta:editing-duration>
    <meta:editing-cycles>348</meta:editing-cycles>
    <meta:print-date>2015-07-14T02:43:22.513375000</meta:print-date>
    <meta:document-statistic meta:table-count="0" meta:image-count="0" meta:object-count="0" meta:page-count="49" meta:paragraph-count="48" meta:word-count="36" meta:character-count="45" meta:non-whitespace-character-count="44"/>
  </office:meta>
</office:document-meta>
</file>